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alert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office:value-type="string" calcext:value-type="string">
            <text:p>estimativaRG-0.51-100x1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3"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3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3"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3"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number-columns-repeated="3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3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3"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3"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3"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3"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3"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3"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3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3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3"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3"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3"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3"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3"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3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3"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3"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3"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3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3"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3"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3"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3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3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3"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3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3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3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3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3" office:value-type="float" office:value="538" calcext:value-type="float">
            <text:p>53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3"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3"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3"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3"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3"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3"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3"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3"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 office:value-type="float" office:value="149" calcext:value-type="float">
            <text:p>149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number-columns-repeated="3" office:value-type="float" office:value="847" calcext:value-type="float">
            <text:p>847</text:p>
          </table:table-cell>
          <table:table-cell/>
          <table:table-cell office:value-type="float" office:value="0.59" calcext:value-type="float">
            <text:p>0.59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3" office:value-type="float" office:value="275" calcext:value-type="float">
            <text:p>275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 office:value-type="float" office:value="91" calcext:value-type="float">
            <text:p>91</text:p>
          </table:table-cell>
          <table:table-cell/>
          <table:table-cell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152" calcext:value-type="float">
            <text:p>152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3" office:value-type="float" office:value="140" calcext:value-type="float">
            <text:p>140</text:p>
          </table:table-cell>
          <table:table-cell/>
          <table:table-cell office:value-type="float" office:value="0.67" calcext:value-type="float">
            <text:p>0.67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3" office:value-type="float" office:value="306" calcext:value-type="float">
            <text:p>306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3" calcext:value-type="float">
            <text:p>0.73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.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3" office:value-type="float" office:value="168" calcext:value-type="float">
            <text:p>168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6" calcext:value-type="float">
            <text:p>0.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3" office:value-type="float" office:value="134" calcext:value-type="float">
            <text:p>134</text:p>
          </table:table-cell>
          <table:table-cell/>
          <table:table-cell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9" calcext:value-type="float">
            <text:p>0.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3" office:value-type="float" office:value="363" calcext:value-type="float">
            <text:p>363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3" office:value-type="float" office:value="87" calcext:value-type="float">
            <text:p>87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3" office:value-type="float" office:value="151" calcext:value-type="float">
            <text:p>151</text:p>
          </table:table-cell>
          <table:table-cell/>
          <table:table-cell office:value-type="float" office:value="0.83" calcext:value-type="float">
            <text:p>0.83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3" office:value-type="float" office:value="141" calcext:value-type="float">
            <text:p>141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3" office:value-type="float" office:value="155" calcext:value-type="float">
            <text:p>155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3" office:value-type="float" office:value="508" calcext:value-type="float">
            <text:p>508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93" calcext:value-type="float">
            <text:p>93</text:p>
          </table:table-cell>
          <table:table-cell/>
          <table:table-cell office:value-type="float" office:value="0.88" calcext:value-type="float">
            <text:p>0.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46" calcext:value-type="float">
            <text:p>4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139" calcext:value-type="float">
            <text:p>139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2" calcext:value-type="float">
            <text:p>0.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3"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42603" calcext:value-type="float">
            <text:p>42603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3991" calcext:value-type="float">
            <text:p>3991</text:p>
          </table:table-cell>
          <table:table-cell table:style-name="ce3" table:number-matrix-columns-spanned="1" table:number-matrix-rows-spanned="1" table:formula="of:=SUM(ABS([.D2:.D501] - [.B2:.B501]))" office:value-type="float" office:value="3991" calcext:value-type="float">
            <text:p>3991</text:p>
          </table:table-cell>
          <table:table-cell table:style-name="ce3" table:number-matrix-columns-spanned="1" table:number-matrix-rows-spanned="1" table:formula="of:=SUM(ABS([.E2:.E501] - [.B2:.B501]))" office:value-type="float" office:value="3991" calcext:value-type="float">
            <text:p>3991</text:p>
          </table:table-cell>
          <table:table-cell table:style-name="ce1" table:number-matrix-columns-spanned="1" table:number-matrix-rows-spanned="1" table:formula="of:=SUM(ABS([.F2:.F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G2:.G501] - [.B2:.B501]))" office:value-type="float" office:value="42595.43" calcext:value-type="float">
            <text:p>42595.43</text:p>
          </table:table-cell>
          <table:table-cell table:style-name="ce1" table:number-matrix-columns-spanned="1" table:number-matrix-rows-spanned="1" table:formula="of:=SUM(ABS([.H2:.H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I2:.I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J2:.J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K2:.K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L2:.L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M2:.M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N2:.N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O2:.O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P2:.P501] - [.B2:.B501]))" office:value-type="float" office:value="42603" calcext:value-type="float">
            <text:p>42603</text:p>
          </table:table-cell>
          <table:table-cell table:style-name="ce1" table:number-matrix-columns-spanned="1" table:number-matrix-rows-spanned="1" table:formula="of:=SUM(ABS([.Q2:.Q501] - [.B2:.B501]))" office:value-type="float" office:value="42603" calcext:value-type="float">
            <text:p>42603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936788489073539" calcext:value-type="float">
            <text:p>0.093679</text:p>
          </table:table-cell>
          <table:table-cell table:style-name="ce4" table:formula="of:=[.D503] / [.B502]" office:value-type="float" office:value="0.0936788489073539" calcext:value-type="float">
            <text:p>0.093679</text:p>
          </table:table-cell>
          <table:table-cell table:style-name="ce4" table:formula="of:=[.E503] / [.B502]" office:value-type="float" office:value="0.0936788489073539" calcext:value-type="float">
            <text:p>0.093679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0.999822312982654" calcext:value-type="float">
            <text:p>0.999822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3.5723865255893" calcext:value-type="float">
            <text:p>13.572387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3.5723865255893" calcext:value-type="float">
            <text:p>13.572387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3.5723865255893" calcext:value-type="float">
            <text:p>13.572387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27.466025549793" calcext:value-type="float">
            <text:p>127.466026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27.500131623462" calcext:value-type="float">
            <text:p>127.500132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27.500131623462" calcext:value-type="float">
            <text:p>127.500132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93679" calcext:value-type="float">
            <text:p>0.093679</text:p>
          </table:table-cell>
          <table:table-cell office:value-type="float" office:value="13.572387" calcext:value-type="float">
            <text:p>13.572387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alertas.shp</text:p>
          </table:table-cell>
          <table:table-cell office:value-type="float" office:value="7.982" calcext:value-type="float">
            <text:p>7.982</text:p>
          </table:table-cell>
          <table:table-cell table:number-columns-repeated="1017"/>
        </table:table-row>
      </table:table>
      <table:table table:name="charmin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64" calcext:value-type="float">
            <text:p>3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2" office:value-type="float" office:value="376" calcext:value-type="float">
            <text:p>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2" office:value-type="float" office:value="373" calcext:value-type="float">
            <text:p>3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2" office:value-type="float" office:value="269" calcext:value-type="float">
            <text:p>2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2" office:value-type="float" office:value="302" calcext:value-type="float">
            <text:p>3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2" office:value-type="float" office:value="337" calcext:value-type="float">
            <text:p>3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2" office:value-type="float" office:value="359" calcext:value-type="float">
            <text:p>3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2" office:value-type="float" office:value="399" calcext:value-type="float">
            <text:p>39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2" office:value-type="float" office:value="401" calcext:value-type="float">
            <text:p>40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2" office:value-type="float" office:value="386" calcext:value-type="float">
            <text:p>3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43054" calcext:value-type="float">
            <text:p>4305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219" calcext:value-type="float">
            <text:p>1219</text:p>
          </table:table-cell>
          <table:table-cell table:style-name="ce3" table:number-matrix-columns-spanned="1" table:number-matrix-rows-spanned="1" table:formula="of:=SUM(ABS([.D2:.D501] - [.B2:.B501]))" office:value-type="float" office:value="1220" calcext:value-type="float">
            <text:p>1220</text:p>
          </table:table-cell>
          <table:table-cell table:style-name="ce3" table:number-matrix-columns-spanned="1" table:number-matrix-rows-spanned="1" table:formula="of:=SUM(ABS([.E2:.E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F2:.F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G2:.G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H2:.H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I2:.I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J2:.J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K2:.K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L2:.L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M2:.M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N2:.N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O2:.O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P2:.P501] - [.B2:.B501]))" office:value-type="float" office:value="43054" calcext:value-type="float">
            <text:p>43054</text:p>
          </table:table-cell>
          <table:table-cell table:style-name="ce1" table:number-matrix-columns-spanned="1" table:number-matrix-rows-spanned="1" table:formula="of:=SUM(ABS([.Q2:.Q501] - [.B2:.B501]))" office:value-type="float" office:value="43054" calcext:value-type="float">
            <text:p>43054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283132809959586" calcext:value-type="float">
            <text:p>0.028313</text:p>
          </table:table-cell>
          <table:table-cell table:style-name="ce4" table:formula="of:=[.D503] / [.B502]" office:value-type="float" office:value="0.0283365076415664" calcext:value-type="float">
            <text:p>0.028337</text:p>
          </table:table-cell>
          <table:table-cell table:style-name="ce4" table:formula="of:=[.E503] / [.B502]" office:value-type="float" office:value="1" calcext:value-type="float">
            <text:p>1.000000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2.694096509036" calcext:value-type="float">
            <text:p>2.694097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2.69265668067803" calcext:value-type="float">
            <text:p>2.692657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90.6973888047501" calcext:value-type="float">
            <text:p>90.697389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90.6973888047501" calcext:value-type="float">
            <text:p>90.697389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28313" calcext:value-type="float">
            <text:p>0.028313</text:p>
          </table:table-cell>
          <table:table-cell office:value-type="float" office:value="2.694097" calcext:value-type="float">
            <text:p>2.694097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charminar.shp</text:p>
          </table:table-cell>
          <table:table-cell office:value-type="float" office:value="2.438" calcext:value-type="float">
            <text:p>2.438</text:p>
          </table:table-cell>
          <table:table-cell table:number-columns-repeated="1017"/>
        </table:table-row>
      </table:table>
      <table:table table:name="Crop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2" office:value-type="float" office:value="597" calcext:value-type="float">
            <text:p>5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table:number-columns-repeated="2" office:value-type="float" office:value="2348" calcext:value-type="float">
            <text:p>23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2" office:value-type="float" office:value="1088" calcext:value-type="float">
            <text:p>108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number-columns-repeated="2" office:value-type="float" office:value="1270" calcext:value-type="float">
            <text:p>12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2" office:value-type="float" office:value="2213" calcext:value-type="float">
            <text:p>22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57" calcext:value-type="float">
            <text:p>25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 office:value-type="float" office:value="566" calcext:value-type="float">
            <text:p>5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56" calcext:value-type="float">
            <text:p>2956</text:p>
          </table:table-cell>
          <table:table-cell table:number-columns-repeated="2" office:value-type="float" office:value="3203" calcext:value-type="float">
            <text:p>32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table:number-columns-repeated="2" office:value-type="float" office:value="3504" calcext:value-type="float">
            <text:p>35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number-columns-repeated="2" office:value-type="float" office:value="845" calcext:value-type="float">
            <text:p>84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2"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2" office:value-type="float" office:value="857" calcext:value-type="float">
            <text:p>85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number-columns-repeated="2" office:value-type="float" office:value="1291" calcext:value-type="float">
            <text:p>12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34" calcext:value-type="float">
            <text:p>2534</text:p>
          </table:table-cell>
          <table:table-cell table:number-columns-repeated="2" office:value-type="float" office:value="2712" calcext:value-type="float">
            <text:p>2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table:number-columns-repeated="2" office:value-type="float" office:value="2564" calcext:value-type="float">
            <text:p>25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number-columns-repeated="2" office:value-type="float" office:value="1337" calcext:value-type="float">
            <text:p>13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table:number-columns-repeated="2" office:value-type="float" office:value="2086" calcext:value-type="float">
            <text:p>20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770" calcext:value-type="float">
            <text:p>7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table:number-columns-repeated="2" office:value-type="float" office:value="2551" calcext:value-type="float">
            <text:p>25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table:number-columns-repeated="2" office:value-type="float" office:value="1719" calcext:value-type="float">
            <text:p>17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62" calcext:value-type="float">
            <text:p>3762</text:p>
          </table:table-cell>
          <table:table-cell table:number-columns-repeated="2" office:value-type="float" office:value="4023" calcext:value-type="float">
            <text:p>40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table:number-columns-repeated="2" office:value-type="float" office:value="2926" calcext:value-type="float">
            <text:p>29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number-columns-repeated="2"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2" office:value-type="float" office:value="638" calcext:value-type="float">
            <text:p>6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601" calcext:value-type="float">
            <text:p>6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number-columns-repeated="2" office:value-type="float" office:value="866" calcext:value-type="float">
            <text:p>8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2"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table:number-columns-repeated="2" office:value-type="float" office:value="3103" calcext:value-type="float">
            <text:p>310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2" office:value-type="float" office:value="504" calcext:value-type="float">
            <text:p>5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table:number-columns-repeated="2" office:value-type="float" office:value="2521" calcext:value-type="float">
            <text:p>25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2" office:value-type="float" office:value="906" calcext:value-type="float">
            <text:p>9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number-columns-repeated="2" office:value-type="float" office:value="815" calcext:value-type="float">
            <text:p>8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table:number-columns-repeated="2" office:value-type="float" office:value="2340" calcext:value-type="float">
            <text:p>23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number-columns-repeated="2" office:value-type="float" office:value="631" calcext:value-type="float">
            <text:p>6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 office:value-type="float" office:value="598" calcext:value-type="float">
            <text:p>5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2" office:value-type="float" office:value="619" calcext:value-type="float">
            <text:p>6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number-columns-repeated="2" office:value-type="float" office:value="732" calcext:value-type="float">
            <text:p>7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number-columns-repeated="2" office:value-type="float" office:value="1267" calcext:value-type="float">
            <text:p>12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table:number-columns-repeated="2" office:value-type="float" office:value="2132" calcext:value-type="float">
            <text:p>21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2" office:value-type="float" office:value="457" calcext:value-type="float">
            <text:p>45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07" calcext:value-type="float">
            <text:p>3707</text:p>
          </table:table-cell>
          <table:table-cell table:number-columns-repeated="2" office:value-type="float" office:value="3917" calcext:value-type="float">
            <text:p>39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table:number-columns-repeated="2" office:value-type="float" office:value="1647" calcext:value-type="float">
            <text:p>164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number-columns-repeated="2" office:value-type="float" office:value="823" calcext:value-type="float">
            <text:p>8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1342" calcext:value-type="float">
            <text:p>13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2" office:value-type="float" office:value="405" calcext:value-type="float">
            <text:p>40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 office:value-type="float" office:value="1072" calcext:value-type="float">
            <text:p>107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table:number-columns-repeated="2" office:value-type="float" office:value="1425" calcext:value-type="float">
            <text:p>142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number-columns-repeated="2" office:value-type="float" office:value="934" calcext:value-type="float">
            <text:p>9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2" office:value-type="float" office:value="677" calcext:value-type="float">
            <text:p>6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2" office:value-type="float" office:value="544" calcext:value-type="float">
            <text:p>5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number-columns-repeated="2" office:value-type="float" office:value="1196" calcext:value-type="float">
            <text:p>119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2" office:value-type="float" office:value="555" calcext:value-type="float">
            <text:p>5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2" office:value-type="float" office:value="1007" calcext:value-type="float">
            <text:p>10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number-columns-repeated="2" office:value-type="float" office:value="974" calcext:value-type="float">
            <text:p>9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2" office:value-type="float" office:value="544" calcext:value-type="float">
            <text:p>5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number-columns-repeated="2" office:value-type="float" office:value="1182" calcext:value-type="float">
            <text:p>11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 table:number-columns-repeated="2" office:value-type="float" office:value="2690" calcext:value-type="float">
            <text:p>269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number-columns-repeated="2" office:value-type="float" office:value="1337" calcext:value-type="float">
            <text:p>13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2" office:value-type="float" office:value="659" calcext:value-type="float">
            <text:p>65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table:number-columns-repeated="2" office:value-type="float" office:value="1654" calcext:value-type="float">
            <text:p>165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number-columns-repeated="2" office:value-type="float" office:value="1156" calcext:value-type="float">
            <text:p>11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number-columns-repeated="2" office:value-type="float" office:value="2233" calcext:value-type="float">
            <text:p>22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number-columns-repeated="2" office:value-type="float" office:value="925" calcext:value-type="float">
            <text:p>92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number-columns-repeated="2" office:value-type="float" office:value="1006" calcext:value-type="float">
            <text:p>10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2" office:value-type="float" office:value="269" calcext:value-type="float">
            <text:p>2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322" calcext:value-type="float">
            <text:p>3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2" office:value-type="float" office:value="1043" calcext:value-type="float">
            <text:p>10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2" office:value-type="float" office:value="1023" calcext:value-type="float">
            <text:p>10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table:number-columns-repeated="2" office:value-type="float" office:value="1512" calcext:value-type="float">
            <text:p>151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number-columns-repeated="2" office:value-type="float" office:value="964" calcext:value-type="float">
            <text:p>9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2" office:value-type="float" office:value="649" calcext:value-type="float">
            <text:p>64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table:number-columns-repeated="2" office:value-type="float" office:value="2054" calcext:value-type="float">
            <text:p>205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number-columns-repeated="2" office:value-type="float" office:value="594" calcext:value-type="float">
            <text:p>59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number-columns-repeated="2"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table:number-columns-repeated="2"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number-columns-repeated="2" office:value-type="float" office:value="690" calcext:value-type="float">
            <text:p>69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table:number-columns-repeated="2" office:value-type="float" office:value="1561" calcext:value-type="float">
            <text:p>15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table:number-columns-repeated="2" office:value-type="float" office:value="1443" calcext:value-type="float">
            <text:p>14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2" office:value-type="float" office:value="461" calcext:value-type="float">
            <text:p>4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 office:value-type="float" office:value="821" calcext:value-type="float">
            <text:p>8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number-columns-repeated="2" office:value-type="float" office:value="1311" calcext:value-type="float">
            <text:p>13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table:number-columns-repeated="2" office:value-type="float" office:value="1526" calcext:value-type="float">
            <text:p>15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table:number-columns-repeated="2" office:value-type="float" office:value="1659" calcext:value-type="float">
            <text:p>16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table:number-columns-repeated="2" office:value-type="float" office:value="1509" calcext:value-type="float">
            <text:p>15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number-columns-repeated="2" office:value-type="float" office:value="723" calcext:value-type="float">
            <text:p>7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1138" calcext:value-type="float">
            <text:p>113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number-columns-repeated="2" office:value-type="float" office:value="917" calcext:value-type="float">
            <text:p>9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table:number-columns-repeated="2" office:value-type="float" office:value="2428" calcext:value-type="float">
            <text:p>24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number-columns-repeated="2" office:value-type="float" office:value="1080" calcext:value-type="float">
            <text:p>10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2" office:value-type="float" office:value="496" calcext:value-type="float">
            <text:p>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 office:value-type="float" office:value="1037" calcext:value-type="float">
            <text:p>10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number-columns-repeated="2" office:value-type="float" office:value="1294" calcext:value-type="float">
            <text:p>129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06" calcext:value-type="float">
            <text:p>2706</text:p>
          </table:table-cell>
          <table:table-cell table:number-columns-repeated="2" office:value-type="float" office:value="2944" calcext:value-type="float">
            <text:p>29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number-columns-repeated="2" office:value-type="float" office:value="853" calcext:value-type="float">
            <text:p>8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table:number-columns-repeated="2" office:value-type="float" office:value="1816" calcext:value-type="float">
            <text:p>18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2" office:value-type="float" office:value="574" calcext:value-type="float">
            <text:p>57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2" office:value-type="float" office:value="456" calcext:value-type="float">
            <text:p>45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table:number-columns-repeated="2" office:value-type="float" office:value="1782" calcext:value-type="float">
            <text:p>178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number-columns-repeated="2" office:value-type="float" office:value="1142" calcext:value-type="float">
            <text:p>11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2" office:value-type="float" office:value="914" calcext:value-type="float">
            <text:p>9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number-columns-repeated="2" office:value-type="float" office:value="2620" calcext:value-type="float">
            <text:p>26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table:number-columns-repeated="2" office:value-type="float" office:value="2829" calcext:value-type="float">
            <text:p>28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2" office:value-type="float" office:value="833" calcext:value-type="float">
            <text:p>8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number-columns-repeated="2" office:value-type="float" office:value="755" calcext:value-type="float">
            <text:p>7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2" office:value-type="float" office:value="496" calcext:value-type="float">
            <text:p>49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number-columns-repeated="2" office:value-type="float" office:value="916" calcext:value-type="float">
            <text:p>9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56374" calcext:value-type="float">
            <text:p>15637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3542" calcext:value-type="float">
            <text:p>13542</text:p>
          </table:table-cell>
          <table:table-cell table:style-name="ce3" table:number-matrix-columns-spanned="1" table:number-matrix-rows-spanned="1" table:formula="of:=SUM(ABS([.D2:.D501] - [.B2:.B501]))" office:value-type="float" office:value="13542" calcext:value-type="float">
            <text:p>13542</text:p>
          </table:table-cell>
          <table:table-cell table:style-name="ce3" table:number-matrix-columns-spanned="1" table:number-matrix-rows-spanned="1" table:formula="of:=SUM(ABS([.E2:.E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F2:.F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G2:.G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H2:.H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I2:.I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J2:.J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K2:.K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L2:.L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M2:.M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N2:.N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O2:.O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P2:.P501] - [.B2:.B501]))" office:value-type="float" office:value="156374" calcext:value-type="float">
            <text:p>156374</text:p>
          </table:table-cell>
          <table:table-cell table:style-name="ce1" table:number-matrix-columns-spanned="1" table:number-matrix-rows-spanned="1" table:formula="of:=SUM(ABS([.Q2:.Q501] - [.B2:.B501]))" office:value-type="float" office:value="156374" calcext:value-type="float">
            <text:p>156374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866000741811299" calcext:value-type="float">
            <text:p>0.086600</text:p>
          </table:table-cell>
          <table:table-cell table:style-name="ce4" table:formula="of:=[.D503] / [.B502]" office:value-type="float" office:value="0.0866000741811299" calcext:value-type="float">
            <text:p>0.086600</text:p>
          </table:table-cell>
          <table:table-cell table:style-name="ce4" table:formula="of:=[.E503] / [.B502]" office:value-type="float" office:value="1" calcext:value-type="float">
            <text:p>1.000000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53.7253473139077" calcext:value-type="float">
            <text:p>53.725347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53.7253473139077" calcext:value-type="float">
            <text:p>53.725347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622.073259750009" calcext:value-type="float">
            <text:p>622.07326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622.073259750009" calcext:value-type="float">
            <text:p>622.07326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866" calcext:value-type="float">
            <text:p>0.0866</text:p>
          </table:table-cell>
          <table:table-cell office:value-type="float" office:value="53.725347" calcext:value-type="float">
            <text:p>53.725347</text:p>
          </table:table-cell>
          <table:table-cell office:value-type="float" office:value="13542" calcext:value-type="float">
            <text:p>1354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Crops.shp</text:p>
          </table:table-cell>
          <table:table-cell office:value-type="float" office:value="27.084" calcext:value-type="float">
            <text:p>27.084</text:p>
          </table:table-cell>
          <table:table-cell table:number-columns-repeated="1017"/>
        </table:table-row>
      </table:table>
      <table:table table:name="elevcontou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99</text:p>
          </table:table-cell>
          <table:table-cell office:value-type="string" calcext:value-type="string">
            <text:p>estimativaRG-0.51-100x1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25" calcext:value-type="float">
            <text:p>8225</text:p>
          </table:table-cell>
          <table:table-cell table:number-columns-repeated="3" office:value-type="float" office:value="8284" calcext:value-type="float">
            <text:p>82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3"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table:number-columns-repeated="3" office:value-type="float" office:value="3991" calcext:value-type="float">
            <text:p>3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3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41" calcext:value-type="float">
            <text:p>10041</text:p>
          </table:table-cell>
          <table:table-cell table:number-columns-repeated="3" office:value-type="float" office:value="10462" calcext:value-type="float">
            <text:p>104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05" calcext:value-type="float">
            <text:p>9705</text:p>
          </table:table-cell>
          <table:table-cell table:number-columns-repeated="3" office:value-type="float" office:value="9579" calcext:value-type="float">
            <text:p>95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22" calcext:value-type="float">
            <text:p>6822</text:p>
          </table:table-cell>
          <table:table-cell table:number-columns-repeated="3" office:value-type="float" office:value="6991" calcext:value-type="float">
            <text:p>6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table:number-columns-repeated="3" office:value-type="float" office:value="3452" calcext:value-type="float">
            <text:p>34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table:number-columns-repeated="3" office:value-type="float" office:value="8191" calcext:value-type="float">
            <text:p>81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table:number-columns-repeated="3"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97" calcext:value-type="float">
            <text:p>5097</text:p>
          </table:table-cell>
          <table:table-cell table:number-columns-repeated="3" office:value-type="float" office:value="5810" calcext:value-type="float">
            <text:p>58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3"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table:number-columns-repeated="3" office:value-type="float" office:value="8803" calcext:value-type="float">
            <text:p>88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14" calcext:value-type="float">
            <text:p>3514</text:p>
          </table:table-cell>
          <table:table-cell table:number-columns-repeated="3" office:value-type="float" office:value="3833" calcext:value-type="float">
            <text:p>38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table:number-columns-repeated="3" office:value-type="float" office:value="1786" calcext:value-type="float">
            <text:p>17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3" office:value-type="float" office:value="1873" calcext:value-type="float">
            <text:p>187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65" calcext:value-type="float">
            <text:p>13965</text:p>
          </table:table-cell>
          <table:table-cell table:number-columns-repeated="3" office:value-type="float" office:value="14588" calcext:value-type="float">
            <text:p>1458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21" calcext:value-type="float">
            <text:p>5021</text:p>
          </table:table-cell>
          <table:table-cell table:number-columns-repeated="3" office:value-type="float" office:value="5388" calcext:value-type="float">
            <text:p>53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72" calcext:value-type="float">
            <text:p>7272</text:p>
          </table:table-cell>
          <table:table-cell table:number-columns-repeated="3" office:value-type="float" office:value="7470" calcext:value-type="float">
            <text:p>747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09" calcext:value-type="float">
            <text:p>3609</text:p>
          </table:table-cell>
          <table:table-cell table:number-columns-repeated="3" office:value-type="float" office:value="3863" calcext:value-type="float">
            <text:p>386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72" calcext:value-type="float">
            <text:p>7072</text:p>
          </table:table-cell>
          <table:table-cell table:number-columns-repeated="3" office:value-type="float" office:value="7486" calcext:value-type="float">
            <text:p>74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44" calcext:value-type="float">
            <text:p>5144</text:p>
          </table:table-cell>
          <table:table-cell table:number-columns-repeated="3" office:value-type="float" office:value="6296" calcext:value-type="float">
            <text:p>62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table:number-columns-repeated="3"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number-columns-repeated="3"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43" calcext:value-type="float">
            <text:p>7043</text:p>
          </table:table-cell>
          <table:table-cell table:number-columns-repeated="3" office:value-type="float" office:value="6866" calcext:value-type="float">
            <text:p>68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3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table:number-columns-repeated="3" office:value-type="float" office:value="9297" calcext:value-type="float">
            <text:p>92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number-columns-repeated="3"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number-columns-repeated="3"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table:number-columns-repeated="3" office:value-type="float" office:value="2576" calcext:value-type="float">
            <text:p>25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table:number-columns-repeated="3" office:value-type="float" office:value="2424" calcext:value-type="float">
            <text:p>24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3"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46" calcext:value-type="float">
            <text:p>4246</text:p>
          </table:table-cell>
          <table:table-cell table:number-columns-repeated="3" office:value-type="float" office:value="4949" calcext:value-type="float">
            <text:p>49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 table:number-columns-repeated="3" office:value-type="float" office:value="4547" calcext:value-type="float">
            <text:p>45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table:number-columns-repeated="3"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 table:number-columns-repeated="3" office:value-type="float" office:value="3175" calcext:value-type="float">
            <text:p>31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3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80" calcext:value-type="float">
            <text:p>7480</text:p>
          </table:table-cell>
          <table:table-cell table:number-columns-repeated="3" office:value-type="float" office:value="7529" calcext:value-type="float">
            <text:p>75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45" calcext:value-type="float">
            <text:p>4845</text:p>
          </table:table-cell>
          <table:table-cell table:number-columns-repeated="3" office:value-type="float" office:value="5188" calcext:value-type="float">
            <text:p>51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table:number-columns-repeated="3" office:value-type="float" office:value="2411" calcext:value-type="float">
            <text:p>24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94" calcext:value-type="float">
            <text:p>2694</text:p>
          </table:table-cell>
          <table:table-cell table:number-columns-repeated="3" office:value-type="float" office:value="3159" calcext:value-type="float">
            <text:p>31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table:number-columns-repeated="3" office:value-type="float" office:value="2207" calcext:value-type="float">
            <text:p>22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table:number-columns-repeated="3" office:value-type="float" office:value="8556" calcext:value-type="float">
            <text:p>85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24" calcext:value-type="float">
            <text:p>3024</text:p>
          </table:table-cell>
          <table:table-cell table:number-columns-repeated="3" office:value-type="float" office:value="3067" calcext:value-type="float">
            <text:p>30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 table:number-columns-repeated="3" office:value-type="float" office:value="4957" calcext:value-type="float">
            <text:p>49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3"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table:number-columns-repeated="3"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number-columns-repeated="3"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table:number-columns-repeated="3" office:value-type="float" office:value="1668" calcext:value-type="float">
            <text:p>16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3"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table:number-columns-repeated="3"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table:number-columns-repeated="3" office:value-type="float" office:value="2534" calcext:value-type="float">
            <text:p>25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number-columns-repeated="3"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table:number-columns-repeated="3"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 table:number-columns-repeated="3" office:value-type="float" office:value="7025" calcext:value-type="float">
            <text:p>702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12" calcext:value-type="float">
            <text:p>6012</text:p>
          </table:table-cell>
          <table:table-cell table:number-columns-repeated="3" office:value-type="float" office:value="7072" calcext:value-type="float">
            <text:p>70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table:number-columns-repeated="3" office:value-type="float" office:value="3565" calcext:value-type="float">
            <text:p>356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3"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51" calcext:value-type="float">
            <text:p>13151</text:p>
          </table:table-cell>
          <table:table-cell table:number-columns-repeated="3" office:value-type="float" office:value="13918" calcext:value-type="float">
            <text:p>139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75" calcext:value-type="float">
            <text:p>8775</text:p>
          </table:table-cell>
          <table:table-cell table:number-columns-repeated="3" office:value-type="float" office:value="9488" calcext:value-type="float">
            <text:p>94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table:number-columns-repeated="3" office:value-type="float" office:value="1561" calcext:value-type="float">
            <text:p>15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table:number-columns-repeated="3"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56" calcext:value-type="float">
            <text:p>5256</text:p>
          </table:table-cell>
          <table:table-cell table:number-columns-repeated="3" office:value-type="float" office:value="5479" calcext:value-type="float">
            <text:p>547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64" calcext:value-type="float">
            <text:p>5664</text:p>
          </table:table-cell>
          <table:table-cell table:number-columns-repeated="3" office:value-type="float" office:value="5680" calcext:value-type="float">
            <text:p>568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26" calcext:value-type="float">
            <text:p>15826</text:p>
          </table:table-cell>
          <table:table-cell table:number-columns-repeated="3" office:value-type="float" office:value="16790" calcext:value-type="float">
            <text:p>167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table:number-columns-repeated="3" office:value-type="float" office:value="5141" calcext:value-type="float">
            <text:p>51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46" calcext:value-type="float">
            <text:p>4646</text:p>
          </table:table-cell>
          <table:table-cell table:number-columns-repeated="3" office:value-type="float" office:value="4974" calcext:value-type="float">
            <text:p>49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table:number-columns-repeated="3"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74" calcext:value-type="float">
            <text:p>13874</text:p>
          </table:table-cell>
          <table:table-cell table:number-columns-repeated="3"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number-columns-repeated="3" office:value-type="float" office:value="2452" calcext:value-type="float">
            <text:p>245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3" office:value-type="float" office:value="653" calcext:value-type="float">
            <text:p>65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number-columns-repeated="3"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37" calcext:value-type="float">
            <text:p>5837</text:p>
          </table:table-cell>
          <table:table-cell table:number-columns-repeated="3" office:value-type="float" office:value="5723" calcext:value-type="float">
            <text:p>572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 table:number-columns-repeated="3" office:value-type="float" office:value="3285" calcext:value-type="float">
            <text:p>32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number-columns-repeated="3"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97" calcext:value-type="float">
            <text:p>5797</text:p>
          </table:table-cell>
          <table:table-cell table:number-columns-repeated="3" office:value-type="float" office:value="6285" calcext:value-type="float">
            <text:p>62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table:number-columns-repeated="3" office:value-type="float" office:value="2649" calcext:value-type="float">
            <text:p>26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56" calcext:value-type="float">
            <text:p>3056</text:p>
          </table:table-cell>
          <table:table-cell table:number-columns-repeated="3" office:value-type="float" office:value="3926" calcext:value-type="float">
            <text:p>392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44" calcext:value-type="float">
            <text:p>3544</text:p>
          </table:table-cell>
          <table:table-cell table:number-columns-repeated="3" office:value-type="float" office:value="3812" calcext:value-type="float">
            <text:p>38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table:number-columns-repeated="3"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15" calcext:value-type="float">
            <text:p>5915</text:p>
          </table:table-cell>
          <table:table-cell table:number-columns-repeated="3" office:value-type="float" office:value="6454" calcext:value-type="float">
            <text:p>645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table:number-columns-repeated="3" office:value-type="float" office:value="8452" calcext:value-type="float">
            <text:p>84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68" calcext:value-type="float">
            <text:p>5468</text:p>
          </table:table-cell>
          <table:table-cell table:number-columns-repeated="3" office:value-type="float" office:value="5536" calcext:value-type="float">
            <text:p>55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3"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59" calcext:value-type="float">
            <text:p>4059</text:p>
          </table:table-cell>
          <table:table-cell table:number-columns-repeated="3" office:value-type="float" office:value="4097" calcext:value-type="float">
            <text:p>40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48" calcext:value-type="float">
            <text:p>7448</text:p>
          </table:table-cell>
          <table:table-cell table:number-columns-repeated="3" office:value-type="float" office:value="8051" calcext:value-type="float">
            <text:p>80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03" calcext:value-type="float">
            <text:p>4103</text:p>
          </table:table-cell>
          <table:table-cell table:number-columns-repeated="3" office:value-type="float" office:value="4217" calcext:value-type="float">
            <text:p>42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861" calcext:value-type="float">
            <text:p>14861</text:p>
          </table:table-cell>
          <table:table-cell table:number-columns-repeated="3" office:value-type="float" office:value="15388" calcext:value-type="float">
            <text:p>153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number-columns-repeated="3"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94" calcext:value-type="float">
            <text:p>5594</text:p>
          </table:table-cell>
          <table:table-cell table:number-columns-repeated="3" office:value-type="float" office:value="5945" calcext:value-type="float">
            <text:p>594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table:number-columns-repeated="3" office:value-type="float" office:value="2413" calcext:value-type="float">
            <text:p>24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table:number-columns-repeated="3" office:value-type="float" office:value="2167" calcext:value-type="float">
            <text:p>21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67" calcext:value-type="float">
            <text:p>4467</text:p>
          </table:table-cell>
          <table:table-cell table:number-columns-repeated="3" office:value-type="float" office:value="4816" calcext:value-type="float">
            <text:p>48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table:number-columns-repeated="3"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table:number-columns-repeated="3" office:value-type="float" office:value="6094" calcext:value-type="float">
            <text:p>609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99" calcext:value-type="float">
            <text:p>7299</text:p>
          </table:table-cell>
          <table:table-cell table:number-columns-repeated="3" office:value-type="float" office:value="8035" calcext:value-type="float">
            <text:p>80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62" calcext:value-type="float">
            <text:p>7062</text:p>
          </table:table-cell>
          <table:table-cell table:number-columns-repeated="3" office:value-type="float" office:value="6773" calcext:value-type="float">
            <text:p>67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table:number-columns-repeated="3" office:value-type="float" office:value="1407" calcext:value-type="float">
            <text:p>14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3"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table:number-columns-repeated="3" office:value-type="float" office:value="2399" calcext:value-type="float">
            <text:p>23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table:number-columns-repeated="3" office:value-type="float" office:value="1378" calcext:value-type="float">
            <text:p>13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number-columns-repeated="3"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94" calcext:value-type="float">
            <text:p>3194</text:p>
          </table:table-cell>
          <table:table-cell table:number-columns-repeated="3"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table:number-columns-repeated="3" office:value-type="float" office:value="5347" calcext:value-type="float">
            <text:p>53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number-columns-repeated="3" office:value-type="float" office:value="2846" calcext:value-type="float">
            <text:p>28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06" calcext:value-type="float">
            <text:p>5306</text:p>
          </table:table-cell>
          <table:table-cell table:number-columns-repeated="3" office:value-type="float" office:value="5521" calcext:value-type="float">
            <text:p>552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27" calcext:value-type="float">
            <text:p>2627</text:p>
          </table:table-cell>
          <table:table-cell table:number-columns-repeated="3" office:value-type="float" office:value="2823" calcext:value-type="float">
            <text:p>28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number-columns-repeated="3" office:value-type="float" office:value="3515" calcext:value-type="float">
            <text:p>35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67" calcext:value-type="float">
            <text:p>14667</text:p>
          </table:table-cell>
          <table:table-cell table:number-columns-repeated="3" office:value-type="float" office:value="15267" calcext:value-type="float">
            <text:p>152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79" calcext:value-type="float">
            <text:p>5979</text:p>
          </table:table-cell>
          <table:table-cell table:number-columns-repeated="3" office:value-type="float" office:value="6391" calcext:value-type="float">
            <text:p>63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table:number-columns-repeated="3" office:value-type="float" office:value="1670" calcext:value-type="float">
            <text:p>16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number-columns-repeated="3"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 table:number-columns-repeated="3" office:value-type="float" office:value="2365" calcext:value-type="float">
            <text:p>236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72" calcext:value-type="float">
            <text:p>8072</text:p>
          </table:table-cell>
          <table:table-cell table:number-columns-repeated="3" office:value-type="float" office:value="8626" calcext:value-type="float">
            <text:p>86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table:number-columns-repeated="3" office:value-type="float" office:value="1790" calcext:value-type="float">
            <text:p>17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11" calcext:value-type="float">
            <text:p>7711</text:p>
          </table:table-cell>
          <table:table-cell table:number-columns-repeated="3" office:value-type="float" office:value="8035" calcext:value-type="float">
            <text:p>80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number-columns-repeated="3"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3"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18" calcext:value-type="float">
            <text:p>7118</text:p>
          </table:table-cell>
          <table:table-cell table:number-columns-repeated="3" office:value-type="float" office:value="7236" calcext:value-type="float">
            <text:p>7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11" calcext:value-type="float">
            <text:p>2711</text:p>
          </table:table-cell>
          <table:table-cell table:number-columns-repeated="3" office:value-type="float" office:value="2918" calcext:value-type="float">
            <text:p>29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table:number-columns-repeated="3" office:value-type="float" office:value="4032" calcext:value-type="float">
            <text:p>40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table:number-columns-repeated="3" office:value-type="float" office:value="2785" calcext:value-type="float">
            <text:p>27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table:number-columns-repeated="3" office:value-type="float" office:value="8161" calcext:value-type="float">
            <text:p>81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65" calcext:value-type="float">
            <text:p>5665</text:p>
          </table:table-cell>
          <table:table-cell table:number-columns-repeated="3" office:value-type="float" office:value="5956" calcext:value-type="float">
            <text:p>595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3"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92" calcext:value-type="float">
            <text:p>11892</text:p>
          </table:table-cell>
          <table:table-cell table:number-columns-repeated="3" office:value-type="float" office:value="12202" calcext:value-type="float">
            <text:p>1220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3"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number-columns-repeated="3"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table:number-columns-repeated="3"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table:number-columns-repeated="3"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table:number-columns-repeated="3" office:value-type="float" office:value="4274" calcext:value-type="float">
            <text:p>42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96" calcext:value-type="float">
            <text:p>5796</text:p>
          </table:table-cell>
          <table:table-cell table:number-columns-repeated="3" office:value-type="float" office:value="5858" calcext:value-type="float">
            <text:p>58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27" calcext:value-type="float">
            <text:p>12527</text:p>
          </table:table-cell>
          <table:table-cell table:number-columns-repeated="3" office:value-type="float" office:value="13670" calcext:value-type="float">
            <text:p>136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table:number-columns-repeated="3"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 table:number-columns-repeated="3" office:value-type="float" office:value="4009" calcext:value-type="float">
            <text:p>4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87" calcext:value-type="float">
            <text:p>5987</text:p>
          </table:table-cell>
          <table:table-cell table:number-columns-repeated="3" office:value-type="float" office:value="6382" calcext:value-type="float">
            <text:p>63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number-columns-repeated="3"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table:number-columns-repeated="3" office:value-type="float" office:value="2043" calcext:value-type="float">
            <text:p>2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table:number-columns-repeated="3" office:value-type="float" office:value="1583" calcext:value-type="float">
            <text:p>158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table:number-columns-repeated="3" office:value-type="float" office:value="5142" calcext:value-type="float">
            <text:p>5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37" calcext:value-type="float">
            <text:p>6437</text:p>
          </table:table-cell>
          <table:table-cell table:number-columns-repeated="3" office:value-type="float" office:value="6772" calcext:value-type="float">
            <text:p>67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32" calcext:value-type="float">
            <text:p>9432</text:p>
          </table:table-cell>
          <table:table-cell table:number-columns-repeated="3" office:value-type="float" office:value="10099" calcext:value-type="float">
            <text:p>1009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 table:number-columns-repeated="3" office:value-type="float" office:value="2726" calcext:value-type="float">
            <text:p>27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table:number-columns-repeated="3" office:value-type="float" office:value="6728" calcext:value-type="float">
            <text:p>67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74" calcext:value-type="float">
            <text:p>6274</text:p>
          </table:table-cell>
          <table:table-cell table:number-columns-repeated="3" office:value-type="float" office:value="6896" calcext:value-type="float">
            <text:p>68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table:number-columns-repeated="3"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table:number-columns-repeated="3"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30" calcext:value-type="float">
            <text:p>7130</text:p>
          </table:table-cell>
          <table:table-cell table:number-columns-repeated="3" office:value-type="float" office:value="7475" calcext:value-type="float">
            <text:p>74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3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table:number-columns-repeated="3" office:value-type="float" office:value="1907" calcext:value-type="float">
            <text:p>19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40" calcext:value-type="float">
            <text:p>5140</text:p>
          </table:table-cell>
          <table:table-cell table:number-columns-repeated="3" office:value-type="float" office:value="5260" calcext:value-type="float">
            <text:p>526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47" calcext:value-type="float">
            <text:p>16247</text:p>
          </table:table-cell>
          <table:table-cell table:number-columns-repeated="3" office:value-type="float" office:value="16739" calcext:value-type="float">
            <text:p>167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3"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number-columns-repeated="3" office:value-type="float" office:value="1475" calcext:value-type="float">
            <text:p>14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table:number-columns-repeated="3"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56" calcext:value-type="float">
            <text:p>7956</text:p>
          </table:table-cell>
          <table:table-cell table:number-columns-repeated="3" office:value-type="float" office:value="8298" calcext:value-type="float">
            <text:p>82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table:number-columns-repeated="3" office:value-type="float" office:value="3030" calcext:value-type="float">
            <text:p>30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3"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3"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38" calcext:value-type="float">
            <text:p>8138</text:p>
          </table:table-cell>
          <table:table-cell table:number-columns-repeated="3" office:value-type="float" office:value="8809" calcext:value-type="float">
            <text:p>88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table:number-columns-repeated="3"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03" calcext:value-type="float">
            <text:p>6303</text:p>
          </table:table-cell>
          <table:table-cell table:number-columns-repeated="3" office:value-type="float" office:value="6869" calcext:value-type="float">
            <text:p>68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09" calcext:value-type="float">
            <text:p>5209</text:p>
          </table:table-cell>
          <table:table-cell table:number-columns-repeated="3" office:value-type="float" office:value="5826" calcext:value-type="float">
            <text:p>58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17" calcext:value-type="float">
            <text:p>8017</text:p>
          </table:table-cell>
          <table:table-cell table:number-columns-repeated="3" office:value-type="float" office:value="8403" calcext:value-type="float">
            <text:p>840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3"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33" calcext:value-type="float">
            <text:p>8533</text:p>
          </table:table-cell>
          <table:table-cell table:number-columns-repeated="3" office:value-type="float" office:value="9054" calcext:value-type="float">
            <text:p>905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number-columns-repeated="3"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12" calcext:value-type="float">
            <text:p>10412</text:p>
          </table:table-cell>
          <table:table-cell table:number-columns-repeated="3" office:value-type="float" office:value="11121" calcext:value-type="float">
            <text:p>111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627" calcext:value-type="float">
            <text:p>16627</text:p>
          </table:table-cell>
          <table:table-cell table:number-columns-repeated="3" office:value-type="float" office:value="17249" calcext:value-type="float">
            <text:p>172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number-columns-repeated="3"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table:number-columns-repeated="3"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3"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02" calcext:value-type="float">
            <text:p>5902</text:p>
          </table:table-cell>
          <table:table-cell table:number-columns-repeated="3" office:value-type="float" office:value="6291" calcext:value-type="float">
            <text:p>62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3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 table:number-columns-repeated="3" office:value-type="float" office:value="3121" calcext:value-type="float">
            <text:p>312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3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number-columns-repeated="3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54" calcext:value-type="float">
            <text:p>11154</text:p>
          </table:table-cell>
          <table:table-cell table:number-columns-repeated="3" office:value-type="float" office:value="10962" calcext:value-type="float">
            <text:p>109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table:number-columns-repeated="3"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number-columns-repeated="3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table:number-columns-repeated="3" office:value-type="float" office:value="2923" calcext:value-type="float">
            <text:p>29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3"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05" calcext:value-type="float">
            <text:p>7005</text:p>
          </table:table-cell>
          <table:table-cell table:number-columns-repeated="3" office:value-type="float" office:value="7390" calcext:value-type="float">
            <text:p>73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3"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3"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 table:number-columns-repeated="3" office:value-type="float" office:value="4507" calcext:value-type="float">
            <text:p>450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table:number-columns-repeated="3" office:value-type="float" office:value="2581" calcext:value-type="float">
            <text:p>25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14" calcext:value-type="float">
            <text:p>8114</text:p>
          </table:table-cell>
          <table:table-cell table:number-columns-repeated="3" office:value-type="float" office:value="8569" calcext:value-type="float">
            <text:p>85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table:number-columns-repeated="3" office:value-type="float" office:value="2877" calcext:value-type="float">
            <text:p>28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73" calcext:value-type="float">
            <text:p>5873</text:p>
          </table:table-cell>
          <table:table-cell table:number-columns-repeated="3" office:value-type="float" office:value="6577" calcext:value-type="float">
            <text:p>657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3"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09" calcext:value-type="float">
            <text:p>7809</text:p>
          </table:table-cell>
          <table:table-cell table:number-columns-repeated="3" office:value-type="float" office:value="8333" calcext:value-type="float">
            <text:p>8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3"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30" calcext:value-type="float">
            <text:p>12930</text:p>
          </table:table-cell>
          <table:table-cell table:number-columns-repeated="3" office:value-type="float" office:value="13568" calcext:value-type="float">
            <text:p>135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3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12" calcext:value-type="float">
            <text:p>8312</text:p>
          </table:table-cell>
          <table:table-cell table:number-columns-repeated="3" office:value-type="float" office:value="8675" calcext:value-type="float">
            <text:p>86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43" calcext:value-type="float">
            <text:p>10943</text:p>
          </table:table-cell>
          <table:table-cell table:number-columns-repeated="3" office:value-type="float" office:value="11513" calcext:value-type="float">
            <text:p>115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3"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number-columns-repeated="3"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table:number-columns-repeated="3" office:value-type="float" office:value="2897" calcext:value-type="float">
            <text:p>28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3"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83" calcext:value-type="float">
            <text:p>7483</text:p>
          </table:table-cell>
          <table:table-cell table:number-columns-repeated="3" office:value-type="float" office:value="7304" calcext:value-type="float">
            <text:p>73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number-columns-repeated="3"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3"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3"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table:number-columns-repeated="3"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table:number-columns-repeated="3" office:value-type="float" office:value="2258" calcext:value-type="float">
            <text:p>225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69" calcext:value-type="float">
            <text:p>3769</text:p>
          </table:table-cell>
          <table:table-cell table:number-columns-repeated="3" office:value-type="float" office:value="4038" calcext:value-type="float">
            <text:p>40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table:number-columns-repeated="3" office:value-type="float" office:value="3980" calcext:value-type="float">
            <text:p>39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41" calcext:value-type="float">
            <text:p>8041</text:p>
          </table:table-cell>
          <table:table-cell table:number-columns-repeated="3" office:value-type="float" office:value="8424" calcext:value-type="float">
            <text:p>84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70" calcext:value-type="float">
            <text:p>7070</text:p>
          </table:table-cell>
          <table:table-cell table:number-columns-repeated="3" office:value-type="float" office:value="7195" calcext:value-type="float">
            <text:p>71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878153" calcext:value-type="float">
            <text:p>878153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58015" calcext:value-type="float">
            <text:p>58015</text:p>
          </table:table-cell>
          <table:table-cell table:style-name="ce3" table:number-matrix-columns-spanned="1" table:number-matrix-rows-spanned="1" table:formula="of:=SUM(ABS([.D2:.D501] - [.B2:.B501]))" office:value-type="float" office:value="58005" calcext:value-type="float">
            <text:p>58005</text:p>
          </table:table-cell>
          <table:table-cell table:style-name="ce3" table:number-matrix-columns-spanned="1" table:number-matrix-rows-spanned="1" table:formula="of:=SUM(ABS([.E2:.E501] - [.B2:.B501]))" office:value-type="float" office:value="58015" calcext:value-type="float">
            <text:p>58015</text:p>
          </table:table-cell>
          <table:table-cell table:style-name="ce1" table:number-matrix-columns-spanned="1" table:number-matrix-rows-spanned="1" table:formula="of:=SUM(ABS([.F2:.F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G2:.G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H2:.H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I2:.I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J2:.J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K2:.K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L2:.L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M2:.M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N2:.N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O2:.O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P2:.P501] - [.B2:.B501]))" office:value-type="float" office:value="878153" calcext:value-type="float">
            <text:p>878153</text:p>
          </table:table-cell>
          <table:table-cell table:style-name="ce1" table:number-matrix-columns-spanned="1" table:number-matrix-rows-spanned="1" table:formula="of:=SUM(ABS([.Q2:.Q501] - [.B2:.B501]))" office:value-type="float" office:value="878153" calcext:value-type="float">
            <text:p>878153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660647973644684" calcext:value-type="float">
            <text:p>0.066065</text:p>
          </table:table-cell>
          <table:table-cell table:style-name="ce4" table:formula="of:=[.D503] / [.B502]" office:value-type="float" office:value="0.0660534098272169" calcext:value-type="float">
            <text:p>0.066053</text:p>
          </table:table-cell>
          <table:table-cell table:style-name="ce4" table:formula="of:=[.E503] / [.B502]" office:value-type="float" office:value="0.0660647973644684" calcext:value-type="float">
            <text:p>0.066065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97.826320544057" calcext:value-type="float">
            <text:p>197.826321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97.828809580405" calcext:value-type="float">
            <text:p>197.82881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97.826320544057" calcext:value-type="float">
            <text:p>197.826321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3101.08494568659" calcext:value-type="float">
            <text:p>3101.084946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3101.08494568659" calcext:value-type="float">
            <text:p>3101.084946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66065" calcext:value-type="float">
            <text:p>0.066065</text:p>
          </table:table-cell>
          <table:table-cell office:value-type="float" office:value="197.826321" calcext:value-type="float">
            <text:p>197.826321</text:p>
          </table:table-cell>
          <table:table-cell office:value-type="float" office:value="58015" calcext:value-type="float">
            <text:p>5801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elevcontour.shp</text:p>
          </table:table-cell>
          <table:table-cell office:value-type="float" office:value="116.03" calcext:value-type="float">
            <text:p>116.03</text:p>
          </table:table-cell>
          <table:table-cell table:number-columns-repeated="1017"/>
        </table:table-row>
      </table:table>
      <table:table table:name="hidrograf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2" office:value-type="float" office:value="805" calcext:value-type="float">
            <text:p>80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number-columns-repeated="2" office:value-type="float" office:value="1118" calcext:value-type="float">
            <text:p>111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table:number-columns-repeated="2" office:value-type="float" office:value="2590" calcext:value-type="float">
            <text:p>25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table:number-columns-repeated="2" office:value-type="float" office:value="2072" calcext:value-type="float">
            <text:p>2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2" office:value-type="float" office:value="1429" calcext:value-type="float">
            <text:p>14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number-columns-repeated="2" office:value-type="float" office:value="1331" calcext:value-type="float">
            <text:p>13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79" calcext:value-type="float">
            <text:p>3079</text:p>
          </table:table-cell>
          <table:table-cell table:number-columns-repeated="2" office:value-type="float" office:value="3408" calcext:value-type="float">
            <text:p>340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number-columns-repeated="2" office:value-type="float" office:value="1037" calcext:value-type="float">
            <text:p>103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table:number-columns-repeated="2" office:value-type="float" office:value="2052" calcext:value-type="float">
            <text:p>205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table:number-columns-repeated="2" office:value-type="float" office:value="2433" calcext:value-type="float">
            <text:p>24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2" office:value-type="float" office:value="713" calcext:value-type="float">
            <text:p>7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table:number-columns-repeated="2"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number-columns-repeated="2" office:value-type="float" office:value="686" calcext:value-type="float">
            <text:p>6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number-columns-repeated="2" office:value-type="float" office:value="1553" calcext:value-type="float">
            <text:p>15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2" office:value-type="float" office:value="799" calcext:value-type="float">
            <text:p>7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number-columns-repeated="2" office:value-type="float" office:value="1140" calcext:value-type="float">
            <text:p>11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 table:number-columns-repeated="2" office:value-type="float" office:value="3791" calcext:value-type="float">
            <text:p>37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number-columns-repeated="2" office:value-type="float" office:value="1417" calcext:value-type="float">
            <text:p>14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number-columns-repeated="2" office:value-type="float" office:value="1245" calcext:value-type="float">
            <text:p>12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2" office:value-type="float" office:value="1381" calcext:value-type="float">
            <text:p>138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table:number-columns-repeated="2" office:value-type="float" office:value="3047" calcext:value-type="float">
            <text:p>304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2" office:value-type="float" office:value="1507" calcext:value-type="float">
            <text:p>15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2" office:value-type="float" office:value="1558" calcext:value-type="float">
            <text:p>15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2" office:value-type="float" office:value="820" calcext:value-type="float">
            <text:p>8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number-columns-repeated="2" office:value-type="float" office:value="2012" calcext:value-type="float">
            <text:p>201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table:number-columns-repeated="2" office:value-type="float" office:value="1730" calcext:value-type="float">
            <text:p>173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2" office:value-type="float" office:value="947" calcext:value-type="float">
            <text:p>9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table:number-columns-repeated="2" office:value-type="float" office:value="1818" calcext:value-type="float">
            <text:p>181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table:number-columns-repeated="2" office:value-type="float" office:value="2507" calcext:value-type="float">
            <text:p>25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number-columns-repeated="2" office:value-type="float" office:value="1043" calcext:value-type="float">
            <text:p>10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number-columns-repeated="2" office:value-type="float" office:value="1327" calcext:value-type="float">
            <text:p>13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2" office:value-type="float" office:value="1268" calcext:value-type="float">
            <text:p>12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2" office:value-type="float" office:value="1148" calcext:value-type="float">
            <text:p>11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table:number-columns-repeated="2" office:value-type="float" office:value="1636" calcext:value-type="float">
            <text:p>163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number-columns-repeated="2" office:value-type="float" office:value="1288" calcext:value-type="float">
            <text:p>128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number-columns-repeated="2" office:value-type="float" office:value="1355" calcext:value-type="float">
            <text:p>13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table:number-columns-repeated="2" office:value-type="float" office:value="1561" calcext:value-type="float">
            <text:p>15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table:number-columns-repeated="2" office:value-type="float" office:value="2207" calcext:value-type="float">
            <text:p>22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number-columns-repeated="2" office:value-type="float" office:value="622" calcext:value-type="float">
            <text:p>6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2" office:value-type="float" office:value="559" calcext:value-type="float">
            <text:p>55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table:number-columns-repeated="2" office:value-type="float" office:value="2068" calcext:value-type="float">
            <text:p>20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2" office:value-type="float" office:value="548" calcext:value-type="float">
            <text:p>5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number-columns-repeated="2" office:value-type="float" office:value="806" calcext:value-type="float">
            <text:p>8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2" office:value-type="float" office:value="583" calcext:value-type="float">
            <text:p>5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table:number-columns-repeated="2" office:value-type="float" office:value="2355" calcext:value-type="float">
            <text:p>23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number-columns-repeated="2" office:value-type="float" office:value="1123" calcext:value-type="float">
            <text:p>11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table:number-columns-repeated="2" office:value-type="float" office:value="1693" calcext:value-type="float">
            <text:p>16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number-columns-repeated="2" office:value-type="float" office:value="1053" calcext:value-type="float">
            <text:p>105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2"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table:number-columns-repeated="2" office:value-type="float" office:value="1546" calcext:value-type="float">
            <text:p>15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850" calcext:value-type="float">
            <text:p>8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number-columns-repeated="2" office:value-type="float" office:value="982" calcext:value-type="float">
            <text:p>98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table:number-columns-repeated="2" office:value-type="float" office:value="1633" calcext:value-type="float">
            <text:p>16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2" office:value-type="float" office:value="1321" calcext:value-type="float">
            <text:p>13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2" office:value-type="float" office:value="932" calcext:value-type="float">
            <text:p>9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2" office:value-type="float" office:value="1430" calcext:value-type="float">
            <text:p>14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table:number-columns-repeated="2" office:value-type="float" office:value="1626" calcext:value-type="float">
            <text:p>16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 office:value-type="float" office:value="2321" calcext:value-type="float">
            <text:p>23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table:number-columns-repeated="2" office:value-type="float" office:value="1599" calcext:value-type="float">
            <text:p>159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number-columns-repeated="2" office:value-type="float" office:value="1379" calcext:value-type="float">
            <text:p>137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table:number-columns-repeated="2" office:value-type="float" office:value="1591" calcext:value-type="float">
            <text:p>15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2" office:value-type="float" office:value="1194" calcext:value-type="float">
            <text:p>11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table:number-columns-repeated="2" office:value-type="float" office:value="3284" calcext:value-type="float">
            <text:p>328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table:number-columns-repeated="2" office:value-type="float" office:value="1782" calcext:value-type="float">
            <text:p>17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2" office:value-type="float" office:value="948" calcext:value-type="float">
            <text:p>9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2"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number-columns-repeated="2" office:value-type="float" office:value="1073" calcext:value-type="float">
            <text:p>10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number-columns-repeated="2" office:value-type="float" office:value="1359" calcext:value-type="float">
            <text:p>135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number-columns-repeated="2" office:value-type="float" office:value="1499" calcext:value-type="float">
            <text:p>149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number-columns-repeated="2" office:value-type="float" office:value="1087" calcext:value-type="float">
            <text:p>10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number-columns-repeated="2" office:value-type="float" office:value="1764" calcext:value-type="float">
            <text:p>17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table:number-columns-repeated="2" office:value-type="float" office:value="2385" calcext:value-type="float">
            <text:p>23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table:number-columns-repeated="2" office:value-type="float" office:value="2081" calcext:value-type="float">
            <text:p>20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table:number-columns-repeated="2" office:value-type="float" office:value="1730" calcext:value-type="float">
            <text:p>17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number-columns-repeated="2" office:value-type="float" office:value="1561" calcext:value-type="float">
            <text:p>15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table:number-columns-repeated="2" office:value-type="float" office:value="1603" calcext:value-type="float">
            <text:p>16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2" office:value-type="float" office:value="526" calcext:value-type="float">
            <text:p>5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2" office:value-type="float" office:value="678" calcext:value-type="float">
            <text:p>6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number-columns-repeated="2" office:value-type="float" office:value="1122" calcext:value-type="float">
            <text:p>11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table:number-columns-repeated="2" office:value-type="float" office:value="2244" calcext:value-type="float">
            <text:p>22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number-columns-repeated="2" office:value-type="float" office:value="873" calcext:value-type="float">
            <text:p>87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number-columns-repeated="2" office:value-type="float" office:value="1423" calcext:value-type="float">
            <text:p>14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number-columns-repeated="2"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table:number-columns-repeated="2" office:value-type="float" office:value="1987" calcext:value-type="float">
            <text:p>19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table:number-columns-repeated="2" office:value-type="float" office:value="2752" calcext:value-type="float">
            <text:p>2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number-columns-repeated="2" office:value-type="float" office:value="1358" calcext:value-type="float">
            <text:p>135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number-columns-repeated="2" office:value-type="float" office:value="1446" calcext:value-type="float">
            <text:p>14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number-columns-repeated="2" office:value-type="float" office:value="1163" calcext:value-type="float">
            <text:p>11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1202" calcext:value-type="float">
            <text:p>12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table:number-columns-repeated="2" office:value-type="float" office:value="2066" calcext:value-type="float">
            <text:p>20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number-columns-repeated="2" office:value-type="float" office:value="2357" calcext:value-type="float">
            <text:p>235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number-columns-repeated="2" office:value-type="float" office:value="2350" calcext:value-type="float">
            <text:p>23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1171" calcext:value-type="float">
            <text:p>11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table:number-columns-repeated="2" office:value-type="float" office:value="1652" calcext:value-type="float">
            <text:p>165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number-columns-repeated="2" office:value-type="float" office:value="1516" calcext:value-type="float">
            <text:p>15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2" office:value-type="float" office:value="1190" calcext:value-type="float">
            <text:p>11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table:number-columns-repeated="2" office:value-type="float" office:value="1833" calcext:value-type="float">
            <text:p>183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2" office:value-type="float" office:value="2355" calcext:value-type="float">
            <text:p>23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2" office:value-type="float" office:value="1206" calcext:value-type="float">
            <text:p>12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table:number-columns-repeated="2" office:value-type="float" office:value="1703" calcext:value-type="float">
            <text:p>17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table:number-columns-repeated="2" office:value-type="float" office:value="1838" calcext:value-type="float">
            <text:p>183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number-columns-repeated="2" office:value-type="float" office:value="1370" calcext:value-type="float">
            <text:p>13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2" office:value-type="float" office:value="1313" calcext:value-type="float">
            <text:p>13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4" calcext:value-type="float">
            <text:p>2354</text:p>
          </table:table-cell>
          <table:table-cell table:number-columns-repeated="2" office:value-type="float" office:value="2687" calcext:value-type="float">
            <text:p>26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2" office:value-type="float" office:value="568" calcext:value-type="float">
            <text:p>5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2" office:value-type="float" office:value="1151" calcext:value-type="float">
            <text:p>11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number-columns-repeated="2" office:value-type="float" office:value="1564" calcext:value-type="float">
            <text:p>15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2" office:value-type="float" office:value="747" calcext:value-type="float">
            <text:p>7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table:number-columns-repeated="2" office:value-type="float" office:value="2224" calcext:value-type="float">
            <text:p>2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number-columns-repeated="2" office:value-type="float" office:value="1220" calcext:value-type="float">
            <text:p>12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2" office:value-type="float" office:value="660" calcext:value-type="float">
            <text:p>6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number-columns-repeated="2" office:value-type="float" office:value="858" calcext:value-type="float">
            <text:p>8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number-columns-repeated="2" office:value-type="float" office:value="833" calcext:value-type="float">
            <text:p>83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table:number-columns-repeated="2" office:value-type="float" office:value="3393" calcext:value-type="float">
            <text:p>339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number-columns-repeated="2" office:value-type="float" office:value="866" calcext:value-type="float">
            <text:p>8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table:number-columns-repeated="2" office:value-type="float" office:value="1764" calcext:value-type="float">
            <text:p>17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2" office:value-type="float" office:value="1023" calcext:value-type="float">
            <text:p>10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table:number-columns-repeated="2" office:value-type="float" office:value="1816" calcext:value-type="float">
            <text:p>1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254" calcext:value-type="float">
            <text:p>2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2" office:value-type="float" office:value="1153" calcext:value-type="float">
            <text:p>115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number-columns-repeated="2" office:value-type="float" office:value="1121" calcext:value-type="float">
            <text:p>11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number-columns-repeated="2" office:value-type="float" office:value="1074" calcext:value-type="float">
            <text:p>10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number-columns-repeated="2" office:value-type="float" office:value="986" calcext:value-type="float">
            <text:p>9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number-columns-repeated="2" office:value-type="float" office:value="1334" calcext:value-type="float">
            <text:p>13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2" office:value-type="float" office:value="974" calcext:value-type="float">
            <text:p>9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number-columns-repeated="2" office:value-type="float" office:value="1217" calcext:value-type="float">
            <text:p>12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table:number-columns-repeated="2" office:value-type="float" office:value="2009" calcext:value-type="float">
            <text:p>20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table:number-columns-repeated="2" office:value-type="float" office:value="1569" calcext:value-type="float">
            <text:p>15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table:number-columns-repeated="2" office:value-type="float" office:value="1570" calcext:value-type="float">
            <text:p>15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994" calcext:value-type="float">
            <text:p>99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926" calcext:value-type="float">
            <text:p>9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2" office:value-type="float" office:value="794" calcext:value-type="float">
            <text:p>7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383" calcext:value-type="float">
            <text:p>38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table:number-columns-repeated="2" office:value-type="float" office:value="1761" calcext:value-type="float">
            <text:p>17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number-columns-repeated="2" office:value-type="float" office:value="1311" calcext:value-type="float">
            <text:p>13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number-columns-repeated="2" office:value-type="float" office:value="1168" calcext:value-type="float">
            <text:p>11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number-columns-repeated="2" office:value-type="float" office:value="1413" calcext:value-type="float">
            <text:p>14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2" office:value-type="float" office:value="1090" calcext:value-type="float">
            <text:p>109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 office:value-type="float" office:value="1216" calcext:value-type="float">
            <text:p>12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2" office:value-type="float" office:value="347" calcext:value-type="float">
            <text:p>3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table:number-columns-repeated="2"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number-columns-repeated="2" office:value-type="float" office:value="1251" calcext:value-type="float">
            <text:p>12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table:number-columns-repeated="2" office:value-type="float" office:value="1778" calcext:value-type="float">
            <text:p>177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number-columns-repeated="2" office:value-type="float" office:value="1269" calcext:value-type="float">
            <text:p>12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number-columns-repeated="2" office:value-type="float" office:value="1137" calcext:value-type="float">
            <text:p>11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2" office:value-type="float" office:value="367" calcext:value-type="float">
            <text:p>3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1473" calcext:value-type="float">
            <text:p>147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number-columns-repeated="2" office:value-type="float" office:value="1498" calcext:value-type="float">
            <text:p>149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number-columns-repeated="2" office:value-type="float" office:value="1095" calcext:value-type="float">
            <text:p>10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number-columns-repeated="2" office:value-type="float" office:value="1196" calcext:value-type="float">
            <text:p>119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table:number-columns-repeated="2" office:value-type="float" office:value="1785" calcext:value-type="float">
            <text:p>178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number-columns-repeated="2" office:value-type="float" office:value="1330" calcext:value-type="float">
            <text:p>13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" office:value-type="float" office:value="628" calcext:value-type="float">
            <text:p>6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2" office:value-type="float" office:value="1019" calcext:value-type="float">
            <text:p>1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table:number-columns-repeated="2" office:value-type="float" office:value="2064" calcext:value-type="float">
            <text:p>2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2" office:value-type="float" office:value="940" calcext:value-type="float">
            <text:p>9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table:number-columns-repeated="2" office:value-type="float" office:value="1730" calcext:value-type="float">
            <text:p>173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number-columns-repeated="2" office:value-type="float" office:value="965" calcext:value-type="float">
            <text:p>96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table:number-columns-repeated="2" office:value-type="float" office:value="2117" calcext:value-type="float">
            <text:p>21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number-columns-repeated="2" office:value-type="float" office:value="1215" calcext:value-type="float">
            <text:p>12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number-columns-repeated="2" office:value-type="float" office:value="2206" calcext:value-type="float">
            <text:p>22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number-columns-repeated="2" office:value-type="float" office:value="1214" calcext:value-type="float">
            <text:p>12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number-columns-repeated="2" office:value-type="float" office:value="1681" calcext:value-type="float">
            <text:p>16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2" office:value-type="float" office:value="1243" calcext:value-type="float">
            <text:p>12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table:number-columns-repeated="2" office:value-type="float" office:value="1714" calcext:value-type="float">
            <text:p>17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2" office:value-type="float" office:value="582" calcext:value-type="float">
            <text:p>58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48" calcext:value-type="float">
            <text:p>2848</text:p>
          </table:table-cell>
          <table:table-cell table:number-columns-repeated="2" office:value-type="float" office:value="2806" calcext:value-type="float">
            <text:p>28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number-columns-repeated="2" office:value-type="float" office:value="916" calcext:value-type="float">
            <text:p>9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number-columns-repeated="2" office:value-type="float" office:value="1007" calcext:value-type="float">
            <text:p>10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93" calcext:value-type="float">
            <text:p>2993</text:p>
          </table:table-cell>
          <table:table-cell table:number-columns-repeated="2" office:value-type="float" office:value="3287" calcext:value-type="float">
            <text:p>328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2" office:value-type="float" office:value="1130" calcext:value-type="float">
            <text:p>11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table:number-columns-repeated="2" office:value-type="float" office:value="1740" calcext:value-type="float">
            <text:p>17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number-columns-repeated="2" office:value-type="float" office:value="1470" calcext:value-type="float">
            <text:p>14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table:number-columns-repeated="2" office:value-type="float" office:value="1833" calcext:value-type="float">
            <text:p>18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table:number-columns-repeated="2" office:value-type="float" office:value="2151" calcext:value-type="float">
            <text:p>21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number-columns-repeated="2" office:value-type="float" office:value="1301" calcext:value-type="float">
            <text:p>13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table:number-columns-repeated="2" office:value-type="float" office:value="2361" calcext:value-type="float">
            <text:p>23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2" office:value-type="float" office:value="915" calcext:value-type="float">
            <text:p>9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table:number-columns-repeated="2" office:value-type="float" office:value="1738" calcext:value-type="float">
            <text:p>17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table:number-columns-repeated="2" office:value-type="float" office:value="1535" calcext:value-type="float">
            <text:p>15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table:number-columns-repeated="2" office:value-type="float" office:value="1691" calcext:value-type="float">
            <text:p>16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number-columns-repeated="2" office:value-type="float" office:value="1360" calcext:value-type="float">
            <text:p>1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table:number-columns-repeated="2" office:value-type="float" office:value="1982" calcext:value-type="float">
            <text:p>19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number-columns-repeated="2" office:value-type="float" office:value="865" calcext:value-type="float">
            <text:p>86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table:number-columns-repeated="2" office:value-type="float" office:value="2140" calcext:value-type="float">
            <text:p>21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table:number-columns-repeated="2" office:value-type="float" office:value="1756" calcext:value-type="float">
            <text:p>17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274322" calcext:value-type="float">
            <text:p>274322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46927" calcext:value-type="float">
            <text:p>46927</text:p>
          </table:table-cell>
          <table:table-cell table:style-name="ce3" table:number-matrix-columns-spanned="1" table:number-matrix-rows-spanned="1" table:formula="of:=SUM(ABS([.D2:.D501] - [.B2:.B501]))" office:value-type="float" office:value="46927" calcext:value-type="float">
            <text:p>46927</text:p>
          </table:table-cell>
          <table:table-cell table:style-name="ce3" table:number-matrix-columns-spanned="1" table:number-matrix-rows-spanned="1" table:formula="of:=SUM(ABS([.E2:.E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F2:.F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G2:.G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H2:.H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I2:.I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J2:.J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K2:.K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L2:.L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M2:.M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N2:.N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O2:.O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P2:.P501] - [.B2:.B501]))" office:value-type="float" office:value="274322" calcext:value-type="float">
            <text:p>274322</text:p>
          </table:table-cell>
          <table:table-cell table:style-name="ce1" table:number-matrix-columns-spanned="1" table:number-matrix-rows-spanned="1" table:formula="of:=SUM(ABS([.Q2:.Q501] - [.B2:.B501]))" office:value-type="float" office:value="274322" calcext:value-type="float">
            <text:p>274322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171065390307741" calcext:value-type="float">
            <text:p>0.171065</text:p>
          </table:table-cell>
          <table:table-cell table:style-name="ce4" table:formula="of:=[.D503] / [.B502]" office:value-type="float" office:value="0.171065390307741" calcext:value-type="float">
            <text:p>0.171065</text:p>
          </table:table-cell>
          <table:table-cell table:style-name="ce4" table:formula="of:=[.E503] / [.B502]" office:value-type="float" office:value="1" calcext:value-type="float">
            <text:p>1.000000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05.191257640547" calcext:value-type="float">
            <text:p>105.191258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05.191257640547" calcext:value-type="float">
            <text:p>105.191258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712.067067953575" calcext:value-type="float">
            <text:p>712.067068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712.067067953575" calcext:value-type="float">
            <text:p>712.067068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71065" calcext:value-type="float">
            <text:p>0.171065</text:p>
          </table:table-cell>
          <table:table-cell office:value-type="float" office:value="105.191258" calcext:value-type="float">
            <text:p>105.191258</text:p>
          </table:table-cell>
          <table:table-cell office:value-type="float" office:value="46927" calcext:value-type="float">
            <text:p>46927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hidrografia.shp</text:p>
          </table:table-cell>
          <table:table-cell office:value-type="float" office:value="93.854" calcext:value-type="float">
            <text:p>93.854</text:p>
          </table:table-cell>
          <table:table-cell table:number-columns-repeated="1017"/>
        </table:table-row>
      </table:table>
      <table:table table:name="hydroinlan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table:number-columns-repeated="2" office:value-type="float" office:value="5474" calcext:value-type="float">
            <text:p>54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number-columns-repeated="2" office:value-type="float" office:value="1086" calcext:value-type="float">
            <text:p>10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number-columns-repeated="2" office:value-type="float" office:value="1380" calcext:value-type="float">
            <text:p>138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number-columns-repeated="2" office:value-type="float" office:value="1307" calcext:value-type="float">
            <text:p>130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2" office:value-type="float" office:value="403" calcext:value-type="float">
            <text:p>40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number-columns-repeated="2" office:value-type="float" office:value="814" calcext:value-type="float">
            <text:p>8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number-columns-repeated="2"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2" office:value-type="float" office:value="493" calcext:value-type="float">
            <text:p>49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number-columns-repeated="2" office:value-type="float" office:value="1072" calcext:value-type="float">
            <text:p>1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2" office:value-type="float" office:value="351" calcext:value-type="float">
            <text:p>3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2" office:value-type="float" office:value="797" calcext:value-type="float">
            <text:p>7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number-columns-repeated="2" office:value-type="float" office:value="708" calcext:value-type="float">
            <text:p>7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57" calcext:value-type="float">
            <text:p>9757</text:p>
          </table:table-cell>
          <table:table-cell table:number-columns-repeated="2" office:value-type="float" office:value="9946" calcext:value-type="float">
            <text:p>99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 table:number-columns-repeated="2" office:value-type="float" office:value="2589" calcext:value-type="float">
            <text:p>25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table:number-columns-repeated="2"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number-columns-repeated="2" office:value-type="float" office:value="1350" calcext:value-type="float">
            <text:p>13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table:number-columns-repeated="2" office:value-type="float" office:value="3445" calcext:value-type="float">
            <text:p>34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table:number-columns-repeated="2" office:value-type="float" office:value="1436" calcext:value-type="float">
            <text:p>143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2"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2" office:value-type="float" office:value="712" calcext:value-type="float">
            <text:p>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number-columns-repeated="2" office:value-type="float" office:value="715" calcext:value-type="float">
            <text:p>7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number-columns-repeated="2" office:value-type="float" office:value="1070" calcext:value-type="float">
            <text:p>10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table:number-columns-repeated="2" office:value-type="float" office:value="3906" calcext:value-type="float">
            <text:p>39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 table:number-columns-repeated="2" office:value-type="float" office:value="3508" calcext:value-type="float">
            <text:p>350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table:number-columns-repeated="2"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2" office:value-type="float" office:value="655" calcext:value-type="float">
            <text:p>6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1452" calcext:value-type="float">
            <text:p>14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 office:value-type="float" office:value="686" calcext:value-type="float">
            <text:p>6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2" office:value-type="float" office:value="556" calcext:value-type="float">
            <text:p>55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table:number-columns-repeated="2" office:value-type="float" office:value="2613" calcext:value-type="float">
            <text:p>26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table:number-columns-repeated="2" office:value-type="float" office:value="1680" calcext:value-type="float">
            <text:p>1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table:number-columns-repeated="2" office:value-type="float" office:value="2129" calcext:value-type="float">
            <text:p>21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91" calcext:value-type="float">
            <text:p>5491</text:p>
          </table:table-cell>
          <table:table-cell table:number-columns-repeated="2" office:value-type="float" office:value="5554" calcext:value-type="float">
            <text:p>55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table:number-columns-repeated="2" office:value-type="float" office:value="3529" calcext:value-type="float">
            <text:p>35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07" calcext:value-type="float">
            <text:p>11107</text:p>
          </table:table-cell>
          <table:table-cell table:number-columns-repeated="2" office:value-type="float" office:value="11338" calcext:value-type="float">
            <text:p>1133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number-columns-repeated="2" office:value-type="float" office:value="1132" calcext:value-type="float">
            <text:p>11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2007" calcext:value-type="float">
            <text:p>200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table:number-columns-repeated="2" office:value-type="float" office:value="3489" calcext:value-type="float">
            <text:p>34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2" office:value-type="float" office:value="907" calcext:value-type="float">
            <text:p>9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number-columns-repeated="2" office:value-type="float" office:value="619" calcext:value-type="float">
            <text:p>6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table:number-columns-repeated="2" office:value-type="float" office:value="2353" calcext:value-type="float">
            <text:p>23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90" calcext:value-type="float">
            <text:p>8790</text:p>
          </table:table-cell>
          <table:table-cell table:number-columns-repeated="2" office:value-type="float" office:value="9009" calcext:value-type="float">
            <text:p>90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76" calcext:value-type="float">
            <text:p>3676</text:p>
          </table:table-cell>
          <table:table-cell table:number-columns-repeated="2" office:value-type="float" office:value="3698" calcext:value-type="float">
            <text:p>36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39" calcext:value-type="float">
            <text:p>9339</text:p>
          </table:table-cell>
          <table:table-cell table:number-columns-repeated="2" office:value-type="float" office:value="9833" calcext:value-type="float">
            <text:p>98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table:number-columns-repeated="2" office:value-type="float" office:value="1788" calcext:value-type="float">
            <text:p>17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56" calcext:value-type="float">
            <text:p>4756</text:p>
          </table:table-cell>
          <table:table-cell table:number-columns-repeated="2" office:value-type="float" office:value="4810" calcext:value-type="float">
            <text:p>48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number-columns-repeated="2" office:value-type="float" office:value="952" calcext:value-type="float">
            <text:p>9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 table:number-columns-repeated="2" office:value-type="float" office:value="3023" calcext:value-type="float">
            <text:p>30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table:number-columns-repeated="2" office:value-type="float" office:value="3468" calcext:value-type="float">
            <text:p>34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2" office:value-type="float" office:value="1011" calcext:value-type="float">
            <text:p>10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number-columns-repeated="2" office:value-type="float" office:value="779" calcext:value-type="float">
            <text:p>7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table:number-columns-repeated="2" office:value-type="float" office:value="2261" calcext:value-type="float">
            <text:p>22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19" calcext:value-type="float">
            <text:p>4619</text:p>
          </table:table-cell>
          <table:table-cell table:number-columns-repeated="2" office:value-type="float" office:value="4440" calcext:value-type="float">
            <text:p>44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number-columns-repeated="2" office:value-type="float" office:value="707" calcext:value-type="float">
            <text:p>7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table:number-columns-repeated="2" office:value-type="float" office:value="2272" calcext:value-type="float">
            <text:p>227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table:number-columns-repeated="2" office:value-type="float" office:value="2367" calcext:value-type="float">
            <text:p>23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table:number-columns-repeated="2" office:value-type="float" office:value="1941" calcext:value-type="float">
            <text:p>194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table:number-columns-repeated="2" office:value-type="float" office:value="1514" calcext:value-type="float">
            <text:p>151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 office:value-type="float" office:value="1001" calcext:value-type="float">
            <text:p>10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58" calcext:value-type="float">
            <text:p>4058</text:p>
          </table:table-cell>
          <table:table-cell table:number-columns-repeated="2" office:value-type="float" office:value="4162" calcext:value-type="float">
            <text:p>41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number-columns-repeated="2" office:value-type="float" office:value="1528" calcext:value-type="float">
            <text:p>152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2" office:value-type="float" office:value="753" calcext:value-type="float">
            <text:p>7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table:number-columns-repeated="2"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table:number-columns-repeated="2" office:value-type="float" office:value="2434" calcext:value-type="float">
            <text:p>24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42" calcext:value-type="float">
            <text:p>6242</text:p>
          </table:table-cell>
          <table:table-cell table:number-columns-repeated="2" office:value-type="float" office:value="6419" calcext:value-type="float">
            <text:p>64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table:number-columns-repeated="2" office:value-type="float" office:value="3507" calcext:value-type="float">
            <text:p>35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2" office:value-type="float" office:value="658" calcext:value-type="float">
            <text:p>6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table:number-columns-repeated="2" office:value-type="float" office:value="5046" calcext:value-type="float">
            <text:p>50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number-columns-repeated="2" office:value-type="float" office:value="1061" calcext:value-type="float">
            <text:p>10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50" calcext:value-type="float">
            <text:p>15750</text:p>
          </table:table-cell>
          <table:table-cell table:number-columns-repeated="2" office:value-type="float" office:value="16082" calcext:value-type="float">
            <text:p>160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number-columns-repeated="2" office:value-type="float" office:value="1174" calcext:value-type="float">
            <text:p>11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79" calcext:value-type="float">
            <text:p>3279</text:p>
          </table:table-cell>
          <table:table-cell table:number-columns-repeated="2" office:value-type="float" office:value="3509" calcext:value-type="float">
            <text:p>35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table:number-columns-repeated="2" office:value-type="float" office:value="1457" calcext:value-type="float">
            <text:p>14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2" office:value-type="float" office:value="376" calcext:value-type="float">
            <text:p>37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 table:number-columns-repeated="2" office:value-type="float" office:value="5195" calcext:value-type="float">
            <text:p>51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table:number-columns-repeated="2" office:value-type="float" office:value="3597" calcext:value-type="float">
            <text:p>35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2" office:value-type="float" office:value="1146" calcext:value-type="float">
            <text:p>11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number-columns-repeated="2" office:value-type="float" office:value="1332" calcext:value-type="float">
            <text:p>13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2" office:value-type="float" office:value="951" calcext:value-type="float">
            <text:p>9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2" office:value-type="float" office:value="546" calcext:value-type="float">
            <text:p>5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2" office:value-type="float" office:value="536" calcext:value-type="float">
            <text:p>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number-columns-repeated="2" office:value-type="float" office:value="796" calcext:value-type="float">
            <text:p>7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2" office:value-type="float" office:value="613" calcext:value-type="float">
            <text:p>6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48" calcext:value-type="float">
            <text:p>6748</text:p>
          </table:table-cell>
          <table:table-cell table:number-columns-repeated="2" office:value-type="float" office:value="6769" calcext:value-type="float">
            <text:p>676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number-columns-repeated="2" office:value-type="float" office:value="1108" calcext:value-type="float">
            <text:p>11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2" office:value-type="float" office:value="524" calcext:value-type="float">
            <text:p>5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table:number-columns-repeated="2" office:value-type="float" office:value="1540" calcext:value-type="float">
            <text:p>15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number-columns-repeated="2" office:value-type="float" office:value="2483" calcext:value-type="float">
            <text:p>248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number-columns-repeated="2" office:value-type="float" office:value="951" calcext:value-type="float">
            <text:p>9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number-columns-repeated="2"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10" calcext:value-type="float">
            <text:p>6410</text:p>
          </table:table-cell>
          <table:table-cell table:number-columns-repeated="2" office:value-type="float" office:value="6592" calcext:value-type="float">
            <text:p>6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number-columns-repeated="2" office:value-type="float" office:value="587" calcext:value-type="float">
            <text:p>5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table:number-columns-repeated="2" office:value-type="float" office:value="1605" calcext:value-type="float">
            <text:p>160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98" calcext:value-type="float">
            <text:p>13698</text:p>
          </table:table-cell>
          <table:table-cell table:number-columns-repeated="2" office:value-type="float" office:value="13964" calcext:value-type="float">
            <text:p>139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number-columns-repeated="2" office:value-type="float" office:value="1040" calcext:value-type="float">
            <text:p>1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number-columns-repeated="2" office:value-type="float" office:value="1249" calcext:value-type="float">
            <text:p>12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table:number-columns-repeated="2" office:value-type="float" office:value="3660" calcext:value-type="float">
            <text:p>36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2" office:value-type="float" office:value="1385" calcext:value-type="float">
            <text:p>13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65" calcext:value-type="float">
            <text:p>6465</text:p>
          </table:table-cell>
          <table:table-cell table:number-columns-repeated="2" office:value-type="float" office:value="6687" calcext:value-type="float">
            <text:p>66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table:number-columns-repeated="2" office:value-type="float" office:value="1528" calcext:value-type="float">
            <text:p>1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table:number-columns-repeated="2" office:value-type="float" office:value="2959" calcext:value-type="float">
            <text:p>29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2" office:value-type="float" office:value="2180" calcext:value-type="float">
            <text:p>218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2" office:value-type="float" office:value="1079" calcext:value-type="float">
            <text:p>107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table:number-columns-repeated="2" office:value-type="float" office:value="1876" calcext:value-type="float">
            <text:p>187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2" office:value-type="float" office:value="531" calcext:value-type="float">
            <text:p>5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table:number-columns-repeated="2" office:value-type="float" office:value="2120" calcext:value-type="float">
            <text:p>2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table:number-columns-repeated="2" office:value-type="float" office:value="3314" calcext:value-type="float">
            <text:p>33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2" office:value-type="float" office:value="415" calcext:value-type="float">
            <text:p>4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 table:number-columns-repeated="2" office:value-type="float" office:value="3590" calcext:value-type="float">
            <text:p>35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table:number-columns-repeated="2" office:value-type="float" office:value="1668" calcext:value-type="float">
            <text:p>16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5" calcext:value-type="float">
            <text:p>2585</text:p>
          </table:table-cell>
          <table:table-cell table:number-columns-repeated="2" office:value-type="float" office:value="2685" calcext:value-type="float">
            <text:p>268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table:number-columns-repeated="2" office:value-type="float" office:value="2520" calcext:value-type="float">
            <text:p>25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50" calcext:value-type="float">
            <text:p>10950</text:p>
          </table:table-cell>
          <table:table-cell table:number-columns-repeated="2" office:value-type="float" office:value="11399" calcext:value-type="float">
            <text:p>1139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table:number-columns-repeated="2" office:value-type="float" office:value="2902" calcext:value-type="float">
            <text:p>29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number-columns-repeated="2" office:value-type="float" office:value="1147" calcext:value-type="float">
            <text:p>114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table:number-columns-repeated="2" office:value-type="float" office:value="1812" calcext:value-type="float">
            <text:p>181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2" office:value-type="float" office:value="533" calcext:value-type="float">
            <text:p>5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number-columns-repeated="2" office:value-type="float" office:value="977" calcext:value-type="float">
            <text:p>97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2" office:value-type="float" office:value="568" calcext:value-type="float">
            <text:p>5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number-columns-repeated="2" office:value-type="float" office:value="1206" calcext:value-type="float">
            <text:p>12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77" calcext:value-type="float">
            <text:p>4977</text:p>
          </table:table-cell>
          <table:table-cell table:number-columns-repeated="2" office:value-type="float" office:value="4769" calcext:value-type="float">
            <text:p>47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table:number-columns-repeated="2" office:value-type="float" office:value="1846" calcext:value-type="float">
            <text:p>18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table:number-columns-repeated="2" office:value-type="float" office:value="2826" calcext:value-type="float">
            <text:p>28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27" calcext:value-type="float">
            <text:p>4427</text:p>
          </table:table-cell>
          <table:table-cell table:number-columns-repeated="2" office:value-type="float" office:value="4419" calcext:value-type="float">
            <text:p>44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number-columns-repeated="2" office:value-type="float" office:value="1231" calcext:value-type="float">
            <text:p>12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number-columns-repeated="2"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62" calcext:value-type="float">
            <text:p>4462</text:p>
          </table:table-cell>
          <table:table-cell table:number-columns-repeated="2" office:value-type="float" office:value="4641" calcext:value-type="float">
            <text:p>46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number-columns-repeated="2" office:value-type="float" office:value="762" calcext:value-type="float">
            <text:p>76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table:number-columns-repeated="2" office:value-type="float" office:value="2754" calcext:value-type="float">
            <text:p>275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number-columns-repeated="2" office:value-type="float" office:value="684" calcext:value-type="float">
            <text:p>68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number-columns-repeated="2" office:value-type="float" office:value="1093" calcext:value-type="float">
            <text:p>109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number-columns-repeated="2" office:value-type="float" office:value="964" calcext:value-type="float">
            <text:p>9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2" office:value-type="float" office:value="828" calcext:value-type="float">
            <text:p>8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61" calcext:value-type="float">
            <text:p>4261</text:p>
          </table:table-cell>
          <table:table-cell table:number-columns-repeated="2" office:value-type="float" office:value="4369" calcext:value-type="float">
            <text:p>43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table:number-columns-repeated="2" office:value-type="float" office:value="1473" calcext:value-type="float">
            <text:p>14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table:number-columns-repeated="2" office:value-type="float" office:value="1376" calcext:value-type="float">
            <text:p>1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2" office:value-type="float" office:value="617" calcext:value-type="float">
            <text:p>6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6" calcext:value-type="float">
            <text:p>2776</text:p>
          </table:table-cell>
          <table:table-cell table:number-columns-repeated="2" office:value-type="float" office:value="2930" calcext:value-type="float">
            <text:p>29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table:number-columns-repeated="2" office:value-type="float" office:value="2043" calcext:value-type="float">
            <text:p>20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37" calcext:value-type="float">
            <text:p>8337</text:p>
          </table:table-cell>
          <table:table-cell table:number-columns-repeated="2" office:value-type="float" office:value="8567" calcext:value-type="float">
            <text:p>85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2" office:value-type="float" office:value="505" calcext:value-type="float">
            <text:p>5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number-columns-repeated="2" office:value-type="float" office:value="1155" calcext:value-type="float">
            <text:p>11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table:number-columns-repeated="2" office:value-type="float" office:value="3188" calcext:value-type="float">
            <text:p>318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table:number-columns-repeated="2" office:value-type="float" office:value="3040" calcext:value-type="float">
            <text:p>30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96" calcext:value-type="float">
            <text:p>4796</text:p>
          </table:table-cell>
          <table:table-cell table:number-columns-repeated="2" office:value-type="float" office:value="5057" calcext:value-type="float">
            <text:p>505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table:number-columns-repeated="2" office:value-type="float" office:value="6033" calcext:value-type="float">
            <text:p>603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table:number-columns-repeated="2" office:value-type="float" office:value="2945" calcext:value-type="float">
            <text:p>29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865" calcext:value-type="float">
            <text:p>8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2" office:value-type="float" office:value="1116" calcext:value-type="float">
            <text:p>11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2" office:value-type="float" office:value="1368" calcext:value-type="float">
            <text:p>13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2" office:value-type="float" office:value="467" calcext:value-type="float">
            <text:p>4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table:number-columns-repeated="2" office:value-type="float" office:value="2092" calcext:value-type="float">
            <text:p>209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63" calcext:value-type="float">
            <text:p>6363</text:p>
          </table:table-cell>
          <table:table-cell table:number-columns-repeated="2" office:value-type="float" office:value="6696" calcext:value-type="float">
            <text:p>669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44" calcext:value-type="float">
            <text:p>12244</text:p>
          </table:table-cell>
          <table:table-cell table:number-columns-repeated="2" office:value-type="float" office:value="12183" calcext:value-type="float">
            <text:p>1218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table:number-columns-repeated="2" office:value-type="float" office:value="1438" calcext:value-type="float">
            <text:p>14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2" office:value-type="float" office:value="717" calcext:value-type="float">
            <text:p>7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2" office:value-type="float" office:value="835" calcext:value-type="float">
            <text:p>8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16" calcext:value-type="float">
            <text:p>4916</text:p>
          </table:table-cell>
          <table:table-cell table:number-columns-repeated="2" office:value-type="float" office:value="4951" calcext:value-type="float">
            <text:p>49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86" calcext:value-type="float">
            <text:p>5386</text:p>
          </table:table-cell>
          <table:table-cell table:number-columns-repeated="2" office:value-type="float" office:value="5471" calcext:value-type="float">
            <text:p>547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 table:number-columns-repeated="2" office:value-type="float" office:value="2381" calcext:value-type="float">
            <text:p>23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 table:number-columns-repeated="2" office:value-type="float" office:value="2596" calcext:value-type="float">
            <text:p>25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2" office:value-type="float" office:value="526" calcext:value-type="float">
            <text:p>5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11" calcext:value-type="float">
            <text:p>2811</text:p>
          </table:table-cell>
          <table:table-cell table:number-columns-repeated="2" office:value-type="float" office:value="2924" calcext:value-type="float">
            <text:p>29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number-columns-repeated="2" office:value-type="float" office:value="1811" calcext:value-type="float">
            <text:p>18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451382" calcext:value-type="float">
            <text:p>451382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9760" calcext:value-type="float">
            <text:p>19760</text:p>
          </table:table-cell>
          <table:table-cell table:style-name="ce3" table:number-matrix-columns-spanned="1" table:number-matrix-rows-spanned="1" table:formula="of:=SUM(ABS([.D2:.D501] - [.B2:.B501]))" office:value-type="float" office:value="19760" calcext:value-type="float">
            <text:p>19760</text:p>
          </table:table-cell>
          <table:table-cell table:style-name="ce3" table:number-matrix-columns-spanned="1" table:number-matrix-rows-spanned="1" table:formula="of:=SUM(ABS([.E2:.E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F2:.F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G2:.G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H2:.H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I2:.I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J2:.J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K2:.K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L2:.L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M2:.M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N2:.N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O2:.O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P2:.P501] - [.B2:.B501]))" office:value-type="float" office:value="451382" calcext:value-type="float">
            <text:p>451382</text:p>
          </table:table-cell>
          <table:table-cell table:style-name="ce1" table:number-matrix-columns-spanned="1" table:number-matrix-rows-spanned="1" table:formula="of:=SUM(ABS([.Q2:.Q501] - [.B2:.B501]))" office:value-type="float" office:value="451382" calcext:value-type="float">
            <text:p>451382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437766680993039" calcext:value-type="float">
            <text:p>0.043777</text:p>
          </table:table-cell>
          <table:table-cell table:style-name="ce4" table:formula="of:=[.D503] / [.B502]" office:value-type="float" office:value="0.0437766680993039" calcext:value-type="float">
            <text:p>0.043777</text:p>
          </table:table-cell>
          <table:table-cell table:style-name="ce4" table:formula="of:=[.E503] / [.B502]" office:value-type="float" office:value="1" calcext:value-type="float">
            <text:p>1.000000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70.2181002306386" calcext:value-type="float">
            <text:p>70.2181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70.2181002306386" calcext:value-type="float">
            <text:p>70.2181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892.92555170667" calcext:value-type="float">
            <text:p>1892.925552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892.92555170667" calcext:value-type="float">
            <text:p>1892.925552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43777" calcext:value-type="float">
            <text:p>0.043777</text:p>
          </table:table-cell>
          <table:table-cell office:value-type="float" office:value="70.2181" calcext:value-type="float">
            <text:p>70.2181</text:p>
          </table:table-cell>
          <table:table-cell office:value-type="float" office:value="19760" calcext:value-type="float">
            <text:p>1976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hydroinland.shp</text:p>
          </table:table-cell>
          <table:table-cell office:value-type="float" office:value="39.52" calcext:value-type="float">
            <text:p>39.52</text:p>
          </table:table-cell>
          <table:table-cell table:number-columns-repeated="1017"/>
        </table:table-row>
      </table:table>
      <table:table table:name="municipi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92x78</text:p>
          </table:table-cell>
          <table:table-cell office:value-type="string" calcext:value-type="string">
            <text:p>estimativaRG-0.51-93x78</text:p>
          </table:table-cell>
          <table:table-cell office:value-type="string" calcext:value-type="string">
            <text:p>estimativaRG-0.52-95x78</text:p>
          </table:table-cell>
          <table:table-cell office:value-type="string" calcext:value-type="string">
            <text:p>estimativaRG-0.53-95x79</text:p>
          </table:table-cell>
          <table:table-cell office:value-type="string" calcext:value-type="string">
            <text:p>estimativaRG-0.54-95x80</text:p>
          </table:table-cell>
          <table:table-cell office:value-type="string" calcext:value-type="string">
            <text:p>estimativaRG-0.55-95x81</text:p>
          </table:table-cell>
          <table:table-cell office:value-type="string" calcext:value-type="string">
            <text:p>estimativaRG-0.56-95x81</text:p>
          </table:table-cell>
          <table:table-cell office:value-type="string" calcext:value-type="string">
            <text:p>estimativaRG-0.57-97x81</text:p>
          </table:table-cell>
          <table:table-cell office:value-type="string" calcext:value-type="string">
            <text:p>estimativaRG-0.58-97x81</text:p>
          </table:table-cell>
          <table:table-cell office:value-type="string" calcext:value-type="string">
            <text:p>estimativaRG-0.59-97x81</text:p>
          </table:table-cell>
          <table:table-cell office:value-type="string" calcext:value-type="string">
            <text:p>estimativaRG-0.60-97x82</text:p>
          </table:table-cell>
          <table:table-cell office:value-type="string" calcext:value-type="string">
            <text:p>estimativaRG-0.61-98x83</text:p>
          </table:table-cell>
          <table:table-cell office:value-type="string" calcext:value-type="string">
            <text:p>estimativaRG-0.62-98x83</text:p>
          </table:table-cell>
          <table:table-cell office:value-type="string" calcext:value-type="string">
            <text:p>estimativaRG-0.63-99x83</text:p>
          </table:table-cell>
          <table:table-cell office:value-type="string" calcext:value-type="string">
            <text:p>estimativaRG-0.64-99x84</text:p>
          </table:table-cell>
          <table:table-cell office:value-type="string" calcext:value-type="string">
            <text:p>estimativaRG-0.65-99x85</text:p>
          </table:table-cell>
          <table:table-cell office:value-type="string" calcext:value-type="string">
            <text:p>estimativaRG-0.66-99x85</text:p>
          </table:table-cell>
          <table:table-cell office:value-type="string" calcext:value-type="string">
            <text:p>estimativaRG-0.67-99x86</text:p>
          </table:table-cell>
          <table:table-cell office:value-type="string" calcext:value-type="string">
            <text:p>estimativaRG-0.68-100x86</text:p>
          </table:table-cell>
          <table:table-cell office:value-type="string" calcext:value-type="string">
            <text:p>estimativaRG-0.69-100x86</text:p>
          </table:table-cell>
          <table:table-cell office:value-type="string" calcext:value-type="string">
            <text:p>estimativaRG-0.70-100x86</text:p>
          </table:table-cell>
          <table:table-cell office:value-type="string" calcext:value-type="string">
            <text:p>estimativaRG-0.71-100x86</text:p>
          </table:table-cell>
          <table:table-cell office:value-type="string" calcext:value-type="string">
            <text:p>estimativaRG-0.72-100x86</text:p>
          </table:table-cell>
          <table:table-cell office:value-type="string" calcext:value-type="string">
            <text:p>estimativaRG-0.73-100x86</text:p>
          </table:table-cell>
          <table:table-cell office:value-type="string" calcext:value-type="string">
            <text:p>estimativaRG-0.74-100x87</text:p>
          </table:table-cell>
          <table:table-cell office:value-type="string" calcext:value-type="string">
            <text:p>estimativaRG-0.75-100x88</text:p>
          </table:table-cell>
          <table:table-cell office:value-type="string" calcext:value-type="string">
            <text:p>estimativaRG-0.76-100x89</text:p>
          </table:table-cell>
          <table:table-cell office:value-type="string" calcext:value-type="string">
            <text:p>estimativaRG-0.77-100x89</text:p>
          </table:table-cell>
          <table:table-cell office:value-type="string" calcext:value-type="string">
            <text:p>estimativaRG-0.78-100x90</text:p>
          </table:table-cell>
          <table:table-cell office:value-type="string" calcext:value-type="string">
            <text:p>estimativaRG-0.79-100x92</text:p>
          </table:table-cell>
          <table:table-cell office:value-type="string" calcext:value-type="string">
            <text:p>estimativaRG-0.80-100x94</text:p>
          </table:table-cell>
          <table:table-cell office:value-type="string" calcext:value-type="string">
            <text:p>estimativaRG-0.81-100x95</text:p>
          </table:table-cell>
          <table:table-cell office:value-type="string" calcext:value-type="string">
            <text:p>estimativaRG-0.82-100x96</text:p>
          </table:table-cell>
          <table:table-cell office:value-type="string" calcext:value-type="string">
            <text:p>estimativaRG-0.83-100x96</text:p>
          </table:table-cell>
          <table:table-cell office:value-type="string" calcext:value-type="string">
            <text:p>estimativaRG-0.84-100x96</text:p>
          </table:table-cell>
          <table:table-cell office:value-type="string" calcext:value-type="string">
            <text:p>estimativaRG-0.85-100x98</text:p>
          </table:table-cell>
          <table:table-cell office:value-type="string" calcext:value-type="string">
            <text:p>estimativaRG-0.86-100x99</text:p>
          </table:table-cell>
          <table:table-cell office:value-type="string" calcext:value-type="string">
            <text:p>estimativaRG-0.87-100x99</text:p>
          </table:table-cell>
          <table:table-cell office:value-type="string" calcext:value-type="string">
            <text:p>estimativaRG-0.88-100x10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40" office:value-type="float" office:value="192" calcext:value-type="float">
            <text:p>19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4" office:value-type="float" office:value="305" calcext:value-type="float">
            <text:p>305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315" calcext:value-type="float">
            <text:p>315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6" office:value-type="float" office:value="316" calcext:value-type="float">
            <text:p>31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32" office:value-type="float" office:value="114" calcext:value-type="float">
            <text:p>11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40" office:value-type="float" office:value="185" calcext:value-type="float">
            <text:p>18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6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0" office:value-type="float" office:value="73" calcext:value-type="float">
            <text:p>7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6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9" office:value-type="float" office:value="155" calcext:value-type="float">
            <text:p>155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9" office:value-type="float" office:value="154" calcext:value-type="float">
            <text:p>15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9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123" calcext:value-type="float">
            <text:p>123</text:p>
          </table:table-cell>
          <table:table-cell table:number-columns-repeated="7" office:value-type="float" office:value="124" calcext:value-type="float">
            <text:p>12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6"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4" office:value-type="float" office:value="176" calcext:value-type="float">
            <text:p>17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number-columns-repeated="29" office:value-type="float" office:value="196" calcext:value-type="float">
            <text:p>19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6"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9" office:value-type="float" office:value="154" calcext:value-type="float">
            <text:p>154</text:p>
          </table:table-cell>
          <table:table-cell table:number-columns-repeated="6" office:value-type="float" office:value="156" calcext:value-type="float">
            <text:p>156</text:p>
          </table:table-cell>
          <table:table-cell table:number-columns-repeated="9" office:value-type="float" office:value="154" calcext:value-type="float">
            <text:p>15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195" calcext:value-type="float">
            <text:p>195</text:p>
          </table:table-cell>
          <table:table-cell table:number-columns-repeated="35" office:value-type="float" office:value="194" calcext:value-type="float">
            <text:p>19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6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9" office:value-type="float" office:value="67" calcext:value-type="float">
            <text:p>67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11" office:value-type="float" office:value="68" calcext:value-type="float">
            <text:p>6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6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9"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167" calcext:value-type="float">
            <text:p>167</text:p>
          </table:table-cell>
          <table:table-cell table:number-columns-repeated="7" office:value-type="float" office:value="165" calcext:value-type="float">
            <text:p>16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6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9" office:value-type="float" office:value="234" calcext:value-type="float">
            <text:p>234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34" calcext:value-type="float">
            <text:p>234</text:p>
          </table:table-cell>
          <table:table-cell table:number-columns-repeated="21" office:value-type="float" office:value="229" calcext:value-type="float">
            <text:p>22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9" office:value-type="float" office:value="27" calcext:value-type="float">
            <text:p>2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0" office:value-type="float" office:value="44" calcext:value-type="float">
            <text:p>4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6"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9" office:value-type="float" office:value="143" calcext:value-type="float">
            <text:p>143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9" office:value-type="float" office:value="143" calcext:value-type="float">
            <text:p>14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411" calcext:value-type="float">
            <text:p>411</text:p>
          </table:table-cell>
          <table:table-cell table:number-columns-repeated="3" office:value-type="float" office:value="397" calcext:value-type="float">
            <text:p>397</text:p>
          </table:table-cell>
          <table:table-cell table:number-columns-repeated="6" office:value-type="float" office:value="403" calcext:value-type="float">
            <text:p>4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403" calcext:value-type="float">
            <text:p>403</text:p>
          </table:table-cell>
          <table:table-cell table:number-columns-repeated="2" office:value-type="float" office:value="397" calcext:value-type="float">
            <text:p>397</text:p>
          </table:table-cell>
          <table:table-cell table:number-columns-repeated="9" office:value-type="float" office:value="403" calcext:value-type="float">
            <text:p>403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table:number-columns-repeated="5" office:value-type="float" office:value="402" calcext:value-type="float">
            <text:p>402</text:p>
          </table:table-cell>
          <table:table-cell table:number-columns-repeated="7" office:value-type="float" office:value="411" calcext:value-type="float">
            <text:p>41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9" office:value-type="float" office:value="73" calcext:value-type="float">
            <text:p>7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5" office:value-type="float" office:value="126" calcext:value-type="float">
            <text:p>126</text:p>
          </table:table-cell>
          <table:table-cell table:number-columns-repeated="30" office:value-type="float" office:value="125" calcext:value-type="float">
            <text:p>1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6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7"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5" office:value-type="float" office:value="89" calcext:value-type="float">
            <text:p>89</text:p>
          </table:table-cell>
          <table:table-cell table:number-columns-repeated="10" office:value-type="float" office:value="91" calcext:value-type="float">
            <text:p>9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3" calcext:value-type="float">
            <text:p>1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5" office:value-type="float" office:value="104" calcext:value-type="float">
            <text:p>10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0" office:value-type="float" office:value="30" calcext:value-type="float">
            <text:p>3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6"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9" office:value-type="float" office:value="205" calcext:value-type="float">
            <text:p>205</text:p>
          </table:table-cell>
          <table:table-cell table:number-columns-repeated="5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3" office:value-type="float" office:value="207" calcext:value-type="float">
            <text:p>20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1" office:value-type="float" office:value="90" calcext:value-type="float">
            <text:p>9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6"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 office:value-type="float" office:value="73" calcext:value-type="float">
            <text:p>73</text:p>
          </table:table-cell>
          <table:table-cell table:number-columns-repeated="6" office:value-type="float" office:value="76" calcext:value-type="float">
            <text:p>76</text:p>
          </table:table-cell>
          <table:table-cell table:number-columns-repeated="9" office:value-type="float" office:value="75" calcext:value-type="float">
            <text:p>7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6"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207" calcext:value-type="float">
            <text:p>207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7" office:value-type="float" office:value="207" calcext:value-type="float">
            <text:p>20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209" calcext:value-type="float">
            <text:p>209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40" office:value-type="float" office:value="274" calcext:value-type="float">
            <text:p>27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6" office:value-type="float" office:value="98" calcext:value-type="float">
            <text:p>98</text:p>
          </table:table-cell>
          <table:table-cell table:number-columns-repeated="9" office:value-type="float" office:value="99" calcext:value-type="float">
            <text:p>9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230" calcext:value-type="float">
            <text:p>230</text:p>
          </table:table-cell>
          <table:table-cell table:number-columns-repeated="6"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241" calcext:value-type="float">
            <text:p>241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9" office:value-type="float" office:value="241" calcext:value-type="float">
            <text:p>241</text:p>
          </table:table-cell>
          <table:table-cell table:number-columns-repeated="5"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9" office:value-type="float" office:value="235" calcext:value-type="float">
            <text:p>23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40" office:value-type="float" office:value="381" calcext:value-type="float">
            <text:p>38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0" office:value-type="float" office:value="76" calcext:value-type="float">
            <text:p>7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6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9" office:value-type="float" office:value="92" calcext:value-type="float">
            <text:p>92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8" office:value-type="float" office:value="92" calcext:value-type="float">
            <text:p>9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70" calcext:value-type="float">
            <text:p>70</text:p>
          </table:table-cell>
          <table:table-cell table:number-columns-repeated="32" office:value-type="float" office:value="68" calcext:value-type="float">
            <text:p>6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7"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float" office:value="89" calcext:value-type="float">
            <text:p>89</text:p>
          </table:table-cell>
          <table:table-cell table:number-columns-repeated="9" office:value-type="float" office:value="90" calcext:value-type="float">
            <text:p>9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1" office:value-type="float" office:value="85" calcext:value-type="float">
            <text:p>8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33" office:value-type="float" office:value="279" calcext:value-type="float">
            <text:p>27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0" office:value-type="float" office:value="77" calcext:value-type="float">
            <text:p>7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28" office:value-type="float" office:value="56" calcext:value-type="float">
            <text:p>5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0" office:value-type="float" office:value="209" calcext:value-type="float">
            <text:p>20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24" office:value-type="float" office:value="133" calcext:value-type="float">
            <text:p>133</text:p>
          </table:table-cell>
          <table:table-cell table:number-columns-repeated="5" office:value-type="float" office:value="135" calcext:value-type="float">
            <text:p>135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40" office:value-type="float" office:value="274" calcext:value-type="float">
            <text:p>27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9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33" office:value-type="float" office:value="92" calcext:value-type="float">
            <text:p>9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8" calcext:value-type="float">
            <text:p>1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6" office:value-type="float" office:value="29" calcext:value-type="float">
            <text:p>2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6"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7"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5" office:value-type="float" office:value="146" calcext:value-type="float">
            <text:p>146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9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8" office:value-type="float" office:value="93" calcext:value-type="float">
            <text:p>9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107" calcext:value-type="float">
            <text:p>107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4" office:value-type="float" office:value="108" calcext:value-type="float">
            <text:p>10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6"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9" office:value-type="float" office:value="142" calcext:value-type="float">
            <text:p>142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9" office:value-type="float" office:value="142" calcext:value-type="float">
            <text:p>14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151" calcext:value-type="float">
            <text:p>151</text:p>
          </table:table-cell>
          <table:table-cell table:number-columns-repeated="30" office:value-type="float" office:value="150" calcext:value-type="float">
            <text:p>15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number-columns-repeated="34" office:value-type="float" office:value="129" calcext:value-type="float">
            <text:p>12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number-columns-repeated="34" office:value-type="float" office:value="148" calcext:value-type="float">
            <text:p>14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6"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232" calcext:value-type="float">
            <text:p>232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9" office:value-type="float" office:value="232" calcext:value-type="float">
            <text:p>232</text:p>
          </table:table-cell>
          <table:table-cell table:number-columns-repeated="3" office:value-type="float" office:value="231" calcext:value-type="float">
            <text:p>231</text:p>
          </table:table-cell>
          <table:table-cell table:number-columns-repeated="3" office:value-type="float" office:value="232" calcext:value-type="float">
            <text:p>232</text:p>
          </table:table-cell>
          <table:table-cell table:number-columns-repeated="3" office:value-type="float" office:value="231" calcext:value-type="float">
            <text:p>231</text:p>
          </table:table-cell>
          <table:table-cell table:number-columns-repeated="3" office:value-type="float" office:value="232" calcext:value-type="float">
            <text:p>232</text:p>
          </table:table-cell>
          <table:table-cell table:number-columns-repeated="3" office:value-type="float" office:value="231" calcext:value-type="float">
            <text:p>23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9" office:value-type="float" office:value="49" calcext:value-type="float">
            <text:p>4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40" office:value-type="float" office:value="159" calcext:value-type="float">
            <text:p>15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9" office:value-type="float" office:value="230" calcext:value-type="float">
            <text:p>230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3" office:value-type="float" office:value="230" calcext:value-type="float">
            <text:p>230</text:p>
          </table:table-cell>
          <table:table-cell table:number-columns-repeated="21" office:value-type="float" office:value="236" calcext:value-type="float">
            <text:p>23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0" office:value-type="float" office:value="143" calcext:value-type="float">
            <text:p>14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0" office:value-type="float" office:value="65" calcext:value-type="float">
            <text:p>6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6"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9" office:value-type="float" office:value="107" calcext:value-type="float">
            <text:p>107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9" office:value-type="float" office:value="107" calcext:value-type="float">
            <text:p>10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160" calcext:value-type="float">
            <text:p>160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24" office:value-type="float" office:value="160" calcext:value-type="float">
            <text:p>16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34" office:value-type="float" office:value="196" calcext:value-type="float">
            <text:p>19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143" calcext:value-type="float">
            <text:p>143</text:p>
          </table:table-cell>
          <table:table-cell table:number-columns-repeated="6"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7" calcext:value-type="float">
            <text:p>1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9" office:value-type="float" office:value="146" calcext:value-type="float">
            <text:p>146</text:p>
          </table:table-cell>
          <table:table-cell table:number-columns-repeated="6" office:value-type="float" office:value="141" calcext:value-type="float">
            <text:p>141</text:p>
          </table:table-cell>
          <table:table-cell table:number-columns-repeated="9" office:value-type="float" office:value="143" calcext:value-type="float">
            <text:p>14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1" calcext:value-type="float">
            <text:p>2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6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float" office:value="125" calcext:value-type="float">
            <text:p>125</text:p>
          </table:table-cell>
          <table:table-cell table:number-columns-repeated="22" office:value-type="float" office:value="123" calcext:value-type="float">
            <text:p>12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4" office:value-type="float" office:value="67" calcext:value-type="float">
            <text:p>67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5"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0" office:value-type="float" office:value="31" calcext:value-type="float">
            <text:p>3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6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9" office:value-type="float" office:value="92" calcext:value-type="float">
            <text:p>92</text:p>
          </table:table-cell>
          <table:table-cell table:number-columns-repeated="5" office:value-type="float" office:value="91" calcext:value-type="float">
            <text:p>91</text:p>
          </table:table-cell>
          <table:table-cell table:number-columns-repeated="10" office:value-type="float" office:value="92" calcext:value-type="float">
            <text:p>9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6"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2" office:value-type="float" office:value="109" calcext:value-type="float">
            <text:p>10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40" office:value-type="float" office:value="174" calcext:value-type="float">
            <text:p>17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40" office:value-type="float" office:value="194" calcext:value-type="float">
            <text:p>19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192" calcext:value-type="float">
            <text:p>192</text:p>
          </table:table-cell>
          <table:table-cell table:number-columns-repeated="25" office:value-type="float" office:value="191" calcext:value-type="float">
            <text:p>19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3" office:value-type="float" office:value="181" calcext:value-type="float">
            <text:p>181</text:p>
          </table:table-cell>
          <table:table-cell table:number-columns-repeated="4" office:value-type="float" office:value="183" calcext:value-type="float">
            <text:p>183</text:p>
          </table:table-cell>
          <table:table-cell table:number-columns-repeated="33" office:value-type="float" office:value="181" calcext:value-type="float">
            <text:p>18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40" office:value-type="float" office:value="216" calcext:value-type="float">
            <text:p>21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6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9"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3" office:value-type="float" office:value="85" calcext:value-type="float">
            <text:p>8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5" office:value-type="float" office:value="93" calcext:value-type="float">
            <text:p>9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9" office:value-type="float" office:value="135" calcext:value-type="float">
            <text:p>13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9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3" office:value-type="float" office:value="75" calcext:value-type="float">
            <text:p>7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6"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4" office:value-type="float" office:value="125" calcext:value-type="float">
            <text:p>1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9" calcext:value-type="float">
            <text:p>1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0" office:value-type="float" office:value="192" calcext:value-type="float">
            <text:p>19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6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9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14" office:value-type="float" office:value="89" calcext:value-type="float">
            <text:p>8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9" office:value-type="float" office:value="91" calcext:value-type="float">
            <text:p>91</text:p>
          </table:table-cell>
          <table:table-cell table:number-columns-repeated="15" office:value-type="float" office:value="90" calcext:value-type="float">
            <text:p>9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25" office:value-type="float" office:value="151" calcext:value-type="float">
            <text:p>15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15"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6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9" office:value-type="float" office:value="148" calcext:value-type="float">
            <text:p>148</text:p>
          </table:table-cell>
          <table:table-cell table:number-columns-repeated="15" office:value-type="float" office:value="150" calcext:value-type="float">
            <text:p>15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13" office:value-type="float" office:value="158" calcext:value-type="float">
            <text:p>158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21" office:value-type="float" office:value="158" calcext:value-type="float">
            <text:p>15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6"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9" office:value-type="float" office:value="181" calcext:value-type="float">
            <text:p>181</text:p>
          </table:table-cell>
          <table:table-cell table:number-columns-repeated="15" office:value-type="float" office:value="185" calcext:value-type="float">
            <text:p>18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40" office:value-type="float" office:value="213" calcext:value-type="float">
            <text:p>21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36" office:value-type="float" office:value="152" calcext:value-type="float">
            <text:p>15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40" office:value-type="float" office:value="321" calcext:value-type="float">
            <text:p>32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7" office:value-type="float" office:value="93" calcext:value-type="float">
            <text:p>93</text:p>
          </table:table-cell>
          <table:table-cell table:number-columns-repeated="5"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94" calcext:value-type="float">
            <text:p>9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6" office:value-type="float" office:value="99" calcext:value-type="float">
            <text:p>9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33" office:value-type="float" office:value="110" calcext:value-type="float">
            <text:p>11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5" office:value-type="float" office:value="229" calcext:value-type="float">
            <text:p>2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6" office:value-type="float" office:value="224" calcext:value-type="float">
            <text:p>22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2" office:value-type="float" office:value="33" calcext:value-type="float">
            <text:p>3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6"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7" office:value-type="float" office:value="148" calcext:value-type="float">
            <text:p>14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6" office:value-type="float" office:value="153" calcext:value-type="float">
            <text:p>15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6"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7"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11" office:value-type="float" office:value="87" calcext:value-type="float">
            <text:p>87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62" calcext:value-type="float">
            <text:p>162</text:p>
          </table:table-cell>
          <table:table-cell table:number-columns-repeated="6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9" office:value-type="float" office:value="158" calcext:value-type="float">
            <text:p>158</text:p>
          </table:table-cell>
          <table:table-cell table:number-columns-repeated="5"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159" calcext:value-type="float">
            <text:p>15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number-columns-repeated="35" office:value-type="float" office:value="162" calcext:value-type="float">
            <text:p>16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6"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table:number-columns-repeated="9" office:value-type="float" office:value="129" calcext:value-type="float">
            <text:p>129</text:p>
          </table:table-cell>
          <table:table-cell table:number-columns-repeated="15" office:value-type="float" office:value="130" calcext:value-type="float">
            <text:p>13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6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5" office:value-type="float" office:value="87" calcext:value-type="float">
            <text:p>87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7" office:value-type="float" office:value="144" calcext:value-type="float">
            <text:p>14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number-columns-repeated="5" office:value-type="float" office:value="140" calcext:value-type="float">
            <text:p>140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14" office:value-type="float" office:value="113" calcext:value-type="float">
            <text:p>11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0" office:value-type="float" office:value="76" calcext:value-type="float">
            <text:p>7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table:number-columns-repeated="11"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2" office:value-type="float" office:value="123" calcext:value-type="float">
            <text:p>12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6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9" office:value-type="float" office:value="144" calcext:value-type="float">
            <text:p>144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7" office:value-type="float" office:value="144" calcext:value-type="float">
            <text:p>14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6"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2" office:value-type="float" office:value="140" calcext:value-type="float">
            <text:p>14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9"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5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0" office:value-type="float" office:value="92" calcext:value-type="float">
            <text:p>9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4" calcext:value-type="float">
            <text:p>2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40" office:value-type="float" office:value="388" calcext:value-type="float">
            <text:p>38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21" office:value-type="float" office:value="80" calcext:value-type="float">
            <text:p>8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40" office:value-type="float" office:value="354" calcext:value-type="float">
            <text:p>35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7"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6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9" office:value-type="float" office:value="218" calcext:value-type="float">
            <text:p>218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6" office:value-type="float" office:value="218" calcext:value-type="float">
            <text:p>21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259" calcext:value-type="float">
            <text:p>259</text:p>
          </table:table-cell>
          <table:table-cell table:number-columns-repeated="6"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number-columns-repeated="28" office:value-type="float" office:value="257" calcext:value-type="float">
            <text:p>257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6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8" office:value-type="float" office:value="66" calcext:value-type="float">
            <text:p>6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0" office:value-type="float" office:value="191" calcext:value-type="float">
            <text:p>19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299" calcext:value-type="float">
            <text:p>299</text:p>
          </table:table-cell>
          <table:table-cell table:number-columns-repeated="6"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287" calcext:value-type="float">
            <text:p>287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9" office:value-type="float" office:value="287" calcext:value-type="float">
            <text:p>287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287" calcext:value-type="float">
            <text:p>287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7" office:value-type="float" office:value="296" calcext:value-type="float">
            <text:p>29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6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9" office:value-type="float" office:value="194" calcext:value-type="float">
            <text:p>194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6"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9" office:value-type="float" office:value="89" calcext:value-type="float">
            <text:p>8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float" office:value="89" calcext:value-type="float">
            <text:p>89</text:p>
          </table:table-cell>
          <table:table-cell table:number-columns-repeated="7" office:value-type="float" office:value="88" calcext:value-type="float">
            <text:p>8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0" office:value-type="float" office:value="35" calcext:value-type="float">
            <text:p>3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6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3" office:value-type="float" office:value="78" calcext:value-type="float">
            <text:p>7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0" office:value-type="float" office:value="236" calcext:value-type="float">
            <text:p>23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0" office:value-type="float" office:value="65" calcext:value-type="float">
            <text:p>6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40" office:value-type="float" office:value="200" calcext:value-type="float">
            <text:p>20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84" calcext:value-type="float">
            <text:p>384</text:p>
          </table:table-cell>
          <table:table-cell table:number-columns-repeated="3" office:value-type="float" office:value="380" calcext:value-type="float">
            <text:p>380</text:p>
          </table:table-cell>
          <table:table-cell table:number-columns-repeated="6" office:value-type="float" office:value="383" calcext:value-type="float">
            <text:p>383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383" calcext:value-type="float">
            <text:p>383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2" office:value-type="float" office:value="383" calcext:value-type="float">
            <text:p>383</text:p>
          </table:table-cell>
          <table:table-cell table:number-columns-repeated="7" office:value-type="float" office:value="385" calcext:value-type="float">
            <text:p>385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6" office:value-type="float" office:value="385" calcext:value-type="float">
            <text:p>385</text:p>
          </table:table-cell>
          <table:table-cell table:number-columns-repeated="7" office:value-type="float" office:value="384" calcext:value-type="float">
            <text:p>38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321" calcext:value-type="float">
            <text:p>321</text:p>
          </table:table-cell>
          <table:table-cell table:number-columns-repeated="6"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317" calcext:value-type="float">
            <text:p>317</text:p>
          </table:table-cell>
          <table:table-cell table:number-columns-repeated="2" office:value-type="float" office:value="321" calcext:value-type="float">
            <text:p>321</text:p>
          </table:table-cell>
          <table:table-cell table:number-columns-repeated="9" office:value-type="float" office:value="317" calcext:value-type="float">
            <text:p>31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323" calcext:value-type="float">
            <text:p>323</text:p>
          </table:table-cell>
          <table:table-cell table:number-columns-repeated="3" office:value-type="float" office:value="319" calcext:value-type="float">
            <text:p>319</text:p>
          </table:table-cell>
          <table:table-cell table:number-columns-repeated="6" office:value-type="float" office:value="324" calcext:value-type="float">
            <text:p>32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3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9" office:value-type="float" office:value="66" calcext:value-type="float">
            <text:p>66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9" office:value-type="float" office:value="66" calcext:value-type="float">
            <text:p>6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float" office:value="211" calcext:value-type="float">
            <text:p>211</text:p>
          </table:table-cell>
          <table:table-cell table:number-columns-repeated="30" office:value-type="float" office:value="210" calcext:value-type="float">
            <text:p>21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29" calcext:value-type="float">
            <text:p>2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25" office:value-type="float" office:value="155" calcext:value-type="float">
            <text:p>155</text:p>
          </table:table-cell>
          <table:table-cell table:number-columns-repeated="4"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9" office:value-type="float" office:value="157" calcext:value-type="float">
            <text:p>15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39" calcext:value-type="float">
            <text:p>3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40" office:value-type="float" office:value="322" calcext:value-type="float">
            <text:p>32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4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32" office:value-type="float" office:value="130" calcext:value-type="float">
            <text:p>13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6"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4" office:value-type="float" office:value="193" calcext:value-type="float">
            <text:p>19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0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15" office:value-type="float" office:value="51" calcext:value-type="float">
            <text:p>5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6" office:value-type="float" office:value="32" calcext:value-type="float">
            <text:p>3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6"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number-columns-repeated="28" office:value-type="float" office:value="226" calcext:value-type="float">
            <text:p>22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6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4" office:value-type="float" office:value="106" calcext:value-type="float">
            <text:p>10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15" calcext:value-type="float">
            <text:p>1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9" office:value-type="float" office:value="83" calcext:value-type="float">
            <text:p>8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7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91" calcext:value-type="float">
            <text:p>91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9" calcext:value-type="float">
            <text:p>269</text:p>
          </table:table-cell>
          <table:table-cell table:number-columns-repeated="4" office:value-type="float" office:value="266" calcext:value-type="float">
            <text:p>266</text:p>
          </table:table-cell>
          <table:table-cell table:number-columns-repeated="5" office:value-type="float" office:value="267" calcext:value-type="float">
            <text:p>267</text:p>
          </table:table-cell>
          <table:table-cell table:number-columns-repeated="28" office:value-type="float" office:value="266" calcext:value-type="float">
            <text:p>26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6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25" office:value-type="float" office:value="159" calcext:value-type="float">
            <text:p>15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9" office:value-type="float" office:value="114" calcext:value-type="float">
            <text:p>114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6" office:value-type="float" office:value="114" calcext:value-type="float">
            <text:p>11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6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8" office:value-type="float" office:value="94" calcext:value-type="float">
            <text:p>9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9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10" calcext:value-type="float">
            <text:p>1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9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6"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9" office:value-type="float" office:value="82" calcext:value-type="float">
            <text:p>8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4" calcext:value-type="float">
            <text:p>254</text:p>
          </table:table-cell>
          <table:table-cell table:number-columns-repeated="9" office:value-type="float" office:value="257" calcext:value-type="float">
            <text:p>257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3" office:value-type="float" office:value="257" calcext:value-type="float">
            <text:p>257</text:p>
          </table:table-cell>
          <table:table-cell table:number-columns-repeated="21" office:value-type="float" office:value="252" calcext:value-type="float">
            <text:p>25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9" office:value-type="float" office:value="73" calcext:value-type="float">
            <text:p>7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11" calcext:value-type="float">
            <text:p>1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9" office:value-type="float" office:value="109" calcext:value-type="float">
            <text:p>10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29" office:value-type="float" office:value="123" calcext:value-type="float">
            <text:p>12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0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8" calcext:value-type="float">
            <text:p>4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0" office:value-type="float" office:value="51" calcext:value-type="float">
            <text:p>5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8" office:value-type="float" office:value="73" calcext:value-type="float">
            <text:p>73</text:p>
          </table:table-cell>
          <table:table-cell table:number-columns-repeated="11" office:value-type="float" office:value="71" calcext:value-type="float">
            <text:p>7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0" office:value-type="float" office:value="68" calcext:value-type="float">
            <text:p>6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12" calcext:value-type="float">
            <text:p>1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78" calcext:value-type="float">
            <text:p>7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8" office:value-type="float" office:value="99" calcext:value-type="float">
            <text:p>9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0" office:value-type="float" office:value="137" calcext:value-type="float">
            <text:p>13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0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6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5" office:value-type="float" office:value="111" calcext:value-type="float">
            <text:p>11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0" office:value-type="float" office:value="78" calcext:value-type="float">
            <text:p>7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6"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9" office:value-type="float" office:value="163" calcext:value-type="float">
            <text:p>163</text:p>
          </table:table-cell>
          <table:table-cell table:number-columns-repeated="6" office:value-type="float" office:value="159" calcext:value-type="float">
            <text:p>159</text:p>
          </table:table-cell>
          <table:table-cell table:number-columns-repeated="9" office:value-type="float" office:value="158" calcext:value-type="float">
            <text:p>15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7" office:value-type="float" office:value="137" calcext:value-type="float">
            <text:p>137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138" calcext:value-type="float">
            <text:p>138</text:p>
          </table:table-cell>
          <table:table-cell table:number-columns-repeated="5" office:value-type="float" office:value="137" calcext:value-type="float">
            <text:p>137</text:p>
          </table:table-cell>
          <table:table-cell table:number-columns-repeated="4" office:value-type="float" office:value="138" calcext:value-type="float">
            <text:p>13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6"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248" calcext:value-type="float">
            <text:p>248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7" office:value-type="float" office:value="248" calcext:value-type="float">
            <text:p>248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3" office:value-type="float" office:value="253" calcext:value-type="float">
            <text:p>253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3" office:value-type="float" office:value="249" calcext:value-type="float">
            <text:p>249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0" office:value-type="float" office:value="106" calcext:value-type="float">
            <text:p>10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7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123" calcext:value-type="float">
            <text:p>12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9" office:value-type="float" office:value="117" calcext:value-type="float">
            <text:p>11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9" office:value-type="float" office:value="118" calcext:value-type="float">
            <text:p>11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6"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9" office:value-type="float" office:value="154" calcext:value-type="float">
            <text:p>154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8" office:value-type="float" office:value="152" calcext:value-type="float">
            <text:p>15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40" office:value-type="float" office:value="199" calcext:value-type="float">
            <text:p>19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number-columns-repeated="32" office:value-type="float" office:value="171" calcext:value-type="float">
            <text:p>17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9" office:value-type="float" office:value="107" calcext:value-type="float">
            <text:p>107</text:p>
          </table:table-cell>
          <table:table-cell table:number-columns-repeated="28" office:value-type="float" office:value="108" calcext:value-type="float">
            <text:p>10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9" office:value-type="float" office:value="22" calcext:value-type="float">
            <text:p>2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78" calcext:value-type="float">
            <text:p>178</text:p>
          </table:table-cell>
          <table:table-cell table:number-columns-repeated="6"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7" office:value-type="float" office:value="179" calcext:value-type="float">
            <text:p>17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182" calcext:value-type="float">
            <text:p>182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40" office:value-type="float" office:value="221" calcext:value-type="float">
            <text:p>22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table:number-columns-repeated="29" office:value-type="float" office:value="174" calcext:value-type="float">
            <text:p>17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9" office:value-type="float" office:value="22" calcext:value-type="float">
            <text:p>2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40" office:value-type="float" office:value="320" calcext:value-type="float">
            <text:p>32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170" calcext:value-type="float">
            <text:p>170</text:p>
          </table:table-cell>
          <table:table-cell table:number-columns-repeated="6"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9" office:value-type="float" office:value="171" calcext:value-type="float">
            <text:p>171</text:p>
          </table:table-cell>
          <table:table-cell table:number-columns-repeated="15" office:value-type="float" office:value="170" calcext:value-type="float">
            <text:p>17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9"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3" office:value-type="float" office:value="127" calcext:value-type="float">
            <text:p>12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6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9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40" office:value-type="float" office:value="271" calcext:value-type="float">
            <text:p>27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6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49" calcext:value-type="float">
            <text:p>149</text:p>
          </table:table-cell>
          <table:table-cell table:number-columns-repeated="25" office:value-type="float" office:value="150" calcext:value-type="float">
            <text:p>15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40" office:value-type="float" office:value="183" calcext:value-type="float">
            <text:p>18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6"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10" calcext:value-type="float">
            <text:p>11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6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33" office:value-type="float" office:value="50" calcext:value-type="float">
            <text:p>5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2"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40" office:value-type="float" office:value="259" calcext:value-type="float">
            <text:p>25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3" calcext:value-type="float">
            <text:p>2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number-columns-repeated="34" office:value-type="float" office:value="180" calcext:value-type="float">
            <text:p>18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6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2" office:value-type="float" office:value="141" calcext:value-type="float">
            <text:p>14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6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5" office:value-type="float" office:value="53" calcext:value-type="float">
            <text:p>53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6"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0" office:value-type="float" office:value="104" calcext:value-type="float">
            <text:p>10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97" calcext:value-type="float">
            <text:p>97</text:p>
          </table:table-cell>
          <table:table-cell table:number-columns-repeated="33" office:value-type="float" office:value="95" calcext:value-type="float">
            <text:p>9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0" office:value-type="float" office:value="15" calcext:value-type="float">
            <text:p>1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28" calcext:value-type="float">
            <text:p>228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5" office:value-type="float" office:value="228" calcext:value-type="float">
            <text:p>22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6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29" office:value-type="float" office:value="132" calcext:value-type="float">
            <text:p>13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6"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4" office:value-type="float" office:value="216" calcext:value-type="float">
            <text:p>21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 office:value-type="float" office:value="79" calcext:value-type="float">
            <text:p>79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6" calcext:value-type="float">
            <text:p>76</text:p>
          </table:table-cell>
          <table:table-cell table:number-columns-repeated="9" office:value-type="float" office:value="77" calcext:value-type="float">
            <text:p>7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39" calcext:value-type="float">
            <text:p>39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0"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54" calcext:value-type="float">
            <text:p>5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35" office:value-type="float" office:value="221" calcext:value-type="float">
            <text:p>22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9" office:value-type="float" office:value="157" calcext:value-type="float">
            <text:p>157</text:p>
          </table:table-cell>
          <table:table-cell table:number-columns-repeated="3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11" office:value-type="float" office:value="158" calcext:value-type="float">
            <text:p>158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3" calcext:value-type="float">
            <text:p>273</text:p>
          </table:table-cell>
          <table:table-cell table:number-columns-repeated="6"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2" office:value-type="float" office:value="276" calcext:value-type="float">
            <text:p>27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6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4" office:value-type="float" office:value="125" calcext:value-type="float">
            <text:p>1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0" office:value-type="float" office:value="17" calcext:value-type="float">
            <text:p>17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7"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2" office:value-type="float" office:value="22" calcext:value-type="float">
            <text:p>2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6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5" calcext:value-type="float">
            <text:p>75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table:number-columns-repeated="10"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6" office:value-type="float" office:value="112" calcext:value-type="float">
            <text:p>11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0" office:value-type="float" office:value="196" calcext:value-type="float">
            <text:p>196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9" office:value-type="float" office:value="130" calcext:value-type="float">
            <text:p>130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6" office:value-type="float" office:value="130" calcext:value-type="float">
            <text:p>13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28" office:value-type="float" office:value="143" calcext:value-type="float">
            <text:p>14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1" calcext:value-type="float">
            <text:p>271</text:p>
          </table:table-cell>
          <table:table-cell table:number-columns-repeated="6"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9" office:value-type="float" office:value="272" calcext:value-type="float">
            <text:p>272</text:p>
          </table:table-cell>
          <table:table-cell table:number-columns-repeated="5" office:value-type="float" office:value="271" calcext:value-type="float">
            <text:p>271</text:p>
          </table:table-cell>
          <table:table-cell table:number-columns-repeated="10" office:value-type="float" office:value="273" calcext:value-type="float">
            <text:p>27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9"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0"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9" office:value-type="float" office:value="132" calcext:value-type="float">
            <text:p>132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13" calcext:value-type="float">
            <text:p>1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0" office:value-type="float" office:value="169" calcext:value-type="float">
            <text:p>16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6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9" office:value-type="float" office:value="56" calcext:value-type="float">
            <text:p>56</text:p>
          </table:table-cell>
          <table:table-cell table:number-columns-repeated="15" office:value-type="float" office:value="54" calcext:value-type="float">
            <text:p>54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6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11" office:value-type="float" office:value="117" calcext:value-type="float">
            <text:p>11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3" office:value-type="float" office:value="79" calcext:value-type="float">
            <text:p>7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40" office:value-type="float" office:value="222" calcext:value-type="float">
            <text:p>222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6"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9" office:value-type="float" office:value="151" calcext:value-type="float">
            <text:p>151</text:p>
          </table:table-cell>
          <table:table-cell table:number-columns-repeated="6" office:value-type="float" office:value="155" calcext:value-type="float">
            <text:p>155</text:p>
          </table:table-cell>
          <table:table-cell table:number-columns-repeated="9" office:value-type="float" office:value="153" calcext:value-type="float">
            <text:p>15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0" office:value-type="float" office:value="156" calcext:value-type="float">
            <text:p>156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9"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6" office:value-type="float" office:value="69" calcext:value-type="float">
            <text:p>6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7"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0" office:value-type="float" office:value="11" calcext:value-type="float">
            <text:p>11</text:p>
          </table:table-cell>
          <table:table-cell table:number-columns-repeated="98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247" calcext:value-type="float">
            <text:p>247</text:p>
          </table:table-cell>
          <table:table-cell table:number-columns-repeated="6"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241" calcext:value-type="float">
            <text:p>241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7" office:value-type="float" office:value="241" calcext:value-type="float">
            <text:p>24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number-columns-repeated="14" office:value-type="float" office:value="248" calcext:value-type="float">
            <text:p>24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6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7"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6" office:value-type="float" office:value="83" calcext:value-type="float">
            <text:p>83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0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0" office:value-type="float" office:value="228" calcext:value-type="float">
            <text:p>22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6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7"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188" calcext:value-type="float">
            <text:p>188</text:p>
          </table:table-cell>
          <table:table-cell table:number-columns-repeated="5" office:value-type="float" office:value="183" calcext:value-type="float">
            <text:p>183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9" office:value-type="float" office:value="24" calcext:value-type="float">
            <text:p>2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table:number-columns-repeated="5"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table:number-columns-repeated="28" office:value-type="float" office:value="257" calcext:value-type="float">
            <text:p>25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6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59" calcext:value-type="float">
            <text:p>59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float" office:value="59" calcext:value-type="float">
            <text:p>59</text:p>
          </table:table-cell>
          <table:table-cell table:number-columns-repeated="982"/>
        </table:table-row>
        <table:table-row table:style-name="ro1">
          <table:table-cell/>
          <table:table-cell table:number-columns-repeated="4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9656" calcext:value-type="float">
            <text:p>9656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23917" calcext:value-type="float">
            <text:p>23917</text:p>
          </table:table-cell>
          <table:table-cell table:style-name="ce3" table:number-matrix-columns-spanned="1" table:number-matrix-rows-spanned="1" table:formula="of:=SUM(ABS([.D2:.D501] - [.B2:.B501]))" office:value-type="float" office:value="23907" calcext:value-type="float">
            <text:p>23907</text:p>
          </table:table-cell>
          <table:table-cell table:style-name="ce3" table:number-matrix-columns-spanned="1" table:number-matrix-rows-spanned="1" table:formula="of:=SUM(ABS([.E2:.E501] - [.B2:.B501]))" office:value-type="float" office:value="23916" calcext:value-type="float">
            <text:p>23916</text:p>
          </table:table-cell>
          <table:table-cell table:style-name="ce1" table:number-matrix-columns-spanned="1" table:number-matrix-rows-spanned="1" table:formula="of:=SUM(ABS([.F2:.F501] - [.B2:.B501]))" office:value-type="float" office:value="23901" calcext:value-type="float">
            <text:p>23901</text:p>
          </table:table-cell>
          <table:table-cell table:style-name="ce1" table:number-matrix-columns-spanned="1" table:number-matrix-rows-spanned="1" table:formula="of:=SUM(ABS([.G2:.G501] - [.B2:.B501]))" office:value-type="float" office:value="23921" calcext:value-type="float">
            <text:p>23921</text:p>
          </table:table-cell>
          <table:table-cell table:style-name="ce1" table:number-matrix-columns-spanned="1" table:number-matrix-rows-spanned="1" table:formula="of:=SUM(ABS([.H2:.H501] - [.B2:.B501]))" office:value-type="float" office:value="23917" calcext:value-type="float">
            <text:p>23917</text:p>
          </table:table-cell>
          <table:table-cell table:style-name="ce1" table:number-matrix-columns-spanned="1" table:number-matrix-rows-spanned="1" table:formula="of:=SUM(ABS([.I2:.I501] - [.B2:.B501]))" office:value-type="float" office:value="23916" calcext:value-type="float">
            <text:p>23916</text:p>
          </table:table-cell>
          <table:table-cell table:style-name="ce1" table:number-matrix-columns-spanned="1" table:number-matrix-rows-spanned="1" table:formula="of:=SUM(ABS([.J2:.J501] - [.B2:.B501]))" office:value-type="float" office:value="23938" calcext:value-type="float">
            <text:p>23938</text:p>
          </table:table-cell>
          <table:table-cell table:style-name="ce1" table:number-matrix-columns-spanned="1" table:number-matrix-rows-spanned="1" table:formula="of:=SUM(ABS([.K2:.K501] - [.B2:.B501]))" office:value-type="float" office:value="23924" calcext:value-type="float">
            <text:p>23924</text:p>
          </table:table-cell>
          <table:table-cell table:style-name="ce1" table:number-matrix-columns-spanned="1" table:number-matrix-rows-spanned="1" table:formula="of:=SUM(ABS([.L2:.L501] - [.B2:.B501]))" office:value-type="float" office:value="23924" calcext:value-type="float">
            <text:p>23924</text:p>
          </table:table-cell>
          <table:table-cell table:style-name="ce1" table:number-matrix-columns-spanned="1" table:number-matrix-rows-spanned="1" table:formula="of:=SUM(ABS([.M2:.M501] - [.B2:.B501]))" office:value-type="float" office:value="23892" calcext:value-type="float">
            <text:p>23892</text:p>
          </table:table-cell>
          <table:table-cell table:style-name="ce1" table:number-matrix-columns-spanned="1" table:number-matrix-rows-spanned="1" table:formula="of:=SUM(ABS([.N2:.N501] - [.B2:.B501]))" office:value-type="float" office:value="23917" calcext:value-type="float">
            <text:p>23917</text:p>
          </table:table-cell>
          <table:table-cell table:style-name="ce1" table:number-matrix-columns-spanned="1" table:number-matrix-rows-spanned="1" table:formula="of:=SUM(ABS([.O2:.O501] - [.B2:.B501]))" office:value-type="float" office:value="23894" calcext:value-type="float">
            <text:p>23894</text:p>
          </table:table-cell>
          <table:table-cell table:style-name="ce1" table:number-matrix-columns-spanned="1" table:number-matrix-rows-spanned="1" table:formula="of:=SUM(ABS([.P2:.P501] - [.B2:.B501]))" office:value-type="float" office:value="23894" calcext:value-type="float">
            <text:p>23894</text:p>
          </table:table-cell>
          <table:table-cell table:style-name="ce1" table:number-matrix-columns-spanned="1" table:number-matrix-rows-spanned="1" table:formula="of:=SUM(ABS([.Q2:.Q501] - [.B2:.B501]))" office:value-type="float" office:value="23859" calcext:value-type="float">
            <text:p>23859</text:p>
          </table:table-cell>
          <table:table-cell table:style-name="ce1" table:number-matrix-columns-spanned="1" table:number-matrix-rows-spanned="1" table:formula="of:=SUM(ABS([.R2:.R501] - [.B2:.B501]))" office:value-type="float" office:value="23860" calcext:value-type="float">
            <text:p>23860</text:p>
          </table:table-cell>
          <table:table-cell table:style-name="ce1" table:number-matrix-columns-spanned="1" table:number-matrix-rows-spanned="1" table:formula="of:=SUM(ABS([.S2:.S501] - [.B2:.B501]))" office:value-type="float" office:value="23916" calcext:value-type="float">
            <text:p>23916</text:p>
          </table:table-cell>
          <table:table-cell table:style-name="ce1" table:number-matrix-columns-spanned="1" table:number-matrix-rows-spanned="1" table:formula="of:=SUM(ABS([.T2:.T501] - [.B2:.B501]))" office:value-type="float" office:value="23916" calcext:value-type="float">
            <text:p>23916</text:p>
          </table:table-cell>
          <table:table-cell table:style-name="ce1" table:number-matrix-columns-spanned="1" table:number-matrix-rows-spanned="1" table:formula="of:=SUM(ABS([.U2:.U501] - [.B2:.B501]))" office:value-type="float" office:value="23915" calcext:value-type="float">
            <text:p>23915</text:p>
          </table:table-cell>
          <table:table-cell table:style-name="ce1" table:number-matrix-columns-spanned="1" table:number-matrix-rows-spanned="1" table:formula="of:=SUM(ABS([.V2:.V501] - [.B2:.B501]))" office:value-type="float" office:value="23894" calcext:value-type="float">
            <text:p>23894</text:p>
          </table:table-cell>
          <table:table-cell table:style-name="ce1" table:number-matrix-columns-spanned="1" table:number-matrix-rows-spanned="1" table:formula="of:=SUM(ABS([.W2:.W501] - [.B2:.B501]))" office:value-type="float" office:value="23894" calcext:value-type="float">
            <text:p>23894</text:p>
          </table:table-cell>
          <table:table-cell table:style-name="ce1" table:number-matrix-columns-spanned="1" table:number-matrix-rows-spanned="1" table:formula="of:=SUM(ABS([.X2:.X501] - [.B2:.B501]))" office:value-type="float" office:value="23894" calcext:value-type="float">
            <text:p>23894</text:p>
          </table:table-cell>
          <table:table-cell table:style-name="ce1" table:number-matrix-columns-spanned="1" table:number-matrix-rows-spanned="1" table:formula="of:=SUM(ABS([.Y2:.Y501] - [.B2:.B501]))" office:value-type="float" office:value="23894" calcext:value-type="float">
            <text:p>23894</text:p>
          </table:table-cell>
          <table:table-cell table:style-name="ce1" table:number-matrix-columns-spanned="1" table:number-matrix-rows-spanned="1" table:formula="of:=SUM(ABS([.Z2:.Z501] - [.B2:.B501]))" office:value-type="float" office:value="23844" calcext:value-type="float">
            <text:p>23844</text:p>
          </table:table-cell>
          <table:table-cell table:style-name="ce1" table:number-matrix-columns-spanned="1" table:number-matrix-rows-spanned="1" table:formula="of:=SUM(ABS([.AA2:.AA501] - [.B2:.B501]))" office:value-type="float" office:value="23844" calcext:value-type="float">
            <text:p>23844</text:p>
          </table:table-cell>
          <table:table-cell table:style-name="ce1" table:number-matrix-columns-spanned="1" table:number-matrix-rows-spanned="1" table:formula="of:=SUM(ABS([.AB2:.AB501] - [.B2:.B501]))" office:value-type="float" office:value="23922" calcext:value-type="float">
            <text:p>23922</text:p>
          </table:table-cell>
          <table:table-cell table:style-name="ce1" table:number-matrix-columns-spanned="1" table:number-matrix-rows-spanned="1" table:formula="of:=SUM(ABS([.AC2:.AC501] - [.B2:.B501]))" office:value-type="float" office:value="23887" calcext:value-type="float">
            <text:p>23887</text:p>
          </table:table-cell>
          <table:table-cell table:style-name="ce1" table:number-matrix-columns-spanned="1" table:number-matrix-rows-spanned="1" table:formula="of:=SUM(ABS([.AD2:.AD501] - [.B2:.B501]))" office:value-type="float" office:value="23871" calcext:value-type="float">
            <text:p>23871</text:p>
          </table:table-cell>
          <table:table-cell table:style-name="ce1" table:number-matrix-columns-spanned="1" table:number-matrix-rows-spanned="1" table:formula="of:=SUM(ABS([.AE2:.AE501] - [.B2:.B501]))" office:value-type="float" office:value="23860" calcext:value-type="float">
            <text:p>23860</text:p>
          </table:table-cell>
          <table:table-cell table:style-name="ce1" table:number-matrix-columns-spanned="1" table:number-matrix-rows-spanned="1" table:formula="of:=SUM(ABS([.AF2:.AF501] - [.B2:.B501]))" office:value-type="float" office:value="23861" calcext:value-type="float">
            <text:p>23861</text:p>
          </table:table-cell>
          <table:table-cell table:style-name="ce1" table:number-matrix-columns-spanned="1" table:number-matrix-rows-spanned="1" table:formula="of:=SUM(ABS([.AG2:.AG501] - [.B2:.B501]))" office:value-type="float" office:value="23861" calcext:value-type="float">
            <text:p>23861</text:p>
          </table:table-cell>
          <table:table-cell table:style-name="ce1" table:number-matrix-columns-spanned="1" table:number-matrix-rows-spanned="1" table:formula="of:=SUM(ABS([.AH2:.AH501] - [.B2:.B501]))" office:value-type="float" office:value="23931" calcext:value-type="float">
            <text:p>23931</text:p>
          </table:table-cell>
          <table:table-cell table:style-name="ce1" table:number-matrix-columns-spanned="1" table:number-matrix-rows-spanned="1" table:formula="of:=SUM(ABS([.AI2:.AI501] - [.B2:.B501]))" office:value-type="float" office:value="23920" calcext:value-type="float">
            <text:p>23920</text:p>
          </table:table-cell>
          <table:table-cell table:style-name="ce1" table:number-matrix-columns-spanned="1" table:number-matrix-rows-spanned="1" table:formula="of:=SUM(ABS([.AJ2:.AJ501] - [.B2:.B501]))" office:value-type="float" office:value="23929" calcext:value-type="float">
            <text:p>23929</text:p>
          </table:table-cell>
          <table:table-cell table:style-name="ce1" table:number-matrix-columns-spanned="1" table:number-matrix-rows-spanned="1" table:formula="of:=SUM(ABS([.AK2:.AK501] - [.B2:.B501]))" office:value-type="float" office:value="23921" calcext:value-type="float">
            <text:p>23921</text:p>
          </table:table-cell>
          <table:table-cell table:style-name="ce1" table:number-matrix-columns-spanned="1" table:number-matrix-rows-spanned="1" table:formula="of:=SUM(ABS([.AL2:.AL501] - [.B2:.B501]))" office:value-type="float" office:value="23921" calcext:value-type="float">
            <text:p>23921</text:p>
          </table:table-cell>
          <table:table-cell table:style-name="ce1" table:number-matrix-columns-spanned="1" table:number-matrix-rows-spanned="1" table:formula="of:=SUM(ABS([.AM2:.AM501] - [.B2:.B501]))" office:value-type="float" office:value="23914" calcext:value-type="float">
            <text:p>23914</text:p>
          </table:table-cell>
          <table:table-cell table:style-name="ce1" table:number-matrix-columns-spanned="1" table:number-matrix-rows-spanned="1" table:formula="of:=SUM(ABS([.AN2:.AN501] - [.B2:.B501]))" office:value-type="float" office:value="23917" calcext:value-type="float">
            <text:p>23917</text:p>
          </table:table-cell>
          <table:table-cell table:style-name="ce1" table:number-matrix-columns-spanned="1" table:number-matrix-rows-spanned="1" table:formula="of:=SUM(ABS([.AO2:.AO501] - [.B2:.B501]))" office:value-type="float" office:value="23917" calcext:value-type="float">
            <text:p>23917</text:p>
          </table:table-cell>
          <table:table-cell table:style-name="ce1" table:number-matrix-columns-spanned="1" table:number-matrix-rows-spanned="1" table:formula="of:=SUM(ABS([.AP2:.AP501] - [.B2:.B501]))" office:value-type="float" office:value="23920" calcext:value-type="float">
            <text:p>23920</text:p>
          </table:table-cell>
          <table:table-cell table:style-name="ce1" table:number-columns-repeated="982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2.47690555095278" calcext:value-type="float">
            <text:p>2.476906</text:p>
          </table:table-cell>
          <table:table-cell table:style-name="ce4" table:formula="of:=[.D503] / [.B502]" office:value-type="float" office:value="2.47586992543496" calcext:value-type="float">
            <text:p>2.475870</text:p>
          </table:table-cell>
          <table:table-cell table:style-name="ce4" table:formula="of:=[.E503] / [.B502]" office:value-type="float" office:value="2.47680198840099" calcext:value-type="float">
            <text:p>2.476802</text:p>
          </table:table-cell>
          <table:table-cell table:style-name="ce4" table:formula="of:=[.F503] / [.B502]" office:value-type="float" office:value="2.47524855012428" calcext:value-type="float">
            <text:p>2.475249</text:p>
          </table:table-cell>
          <table:table-cell table:style-name="ce4" table:formula="of:=[.G503] / [.B502]" office:value-type="float" office:value="2.4773198011599" calcext:value-type="float">
            <text:p>2.477320</text:p>
          </table:table-cell>
          <table:table-cell table:style-name="ce4" table:formula="of:=[.H503] / [.B502]" office:value-type="float" office:value="2.47690555095278" calcext:value-type="float">
            <text:p>2.476906</text:p>
          </table:table-cell>
          <table:table-cell table:style-name="ce4" table:formula="of:=[.I503] / [.B502]" office:value-type="float" office:value="2.47680198840099" calcext:value-type="float">
            <text:p>2.476802</text:p>
          </table:table-cell>
          <table:table-cell table:style-name="ce4" table:formula="of:=[.J503] / [.B502]" office:value-type="float" office:value="2.47908036454018" calcext:value-type="float">
            <text:p>2.479080</text:p>
          </table:table-cell>
          <table:table-cell table:style-name="ce4" table:formula="of:=[.K503] / [.B502]" office:value-type="float" office:value="2.47763048881524" calcext:value-type="float">
            <text:p>2.477630</text:p>
          </table:table-cell>
          <table:table-cell table:style-name="ce4" table:formula="of:=[.L503] / [.B502]" office:value-type="float" office:value="2.47763048881524" calcext:value-type="float">
            <text:p>2.477630</text:p>
          </table:table-cell>
          <table:table-cell table:style-name="ce4" table:formula="of:=[.M503] / [.B502]" office:value-type="float" office:value="2.47431648715824" calcext:value-type="float">
            <text:p>2.474316</text:p>
          </table:table-cell>
          <table:table-cell table:style-name="ce4" table:formula="of:=[.N503] / [.B502]" office:value-type="float" office:value="2.47690555095278" calcext:value-type="float">
            <text:p>2.476906</text:p>
          </table:table-cell>
          <table:table-cell table:style-name="ce4" table:formula="of:=[.O503] / [.B502]" office:value-type="float" office:value="2.47452361226181" calcext:value-type="float">
            <text:p>2.474524</text:p>
          </table:table-cell>
          <table:table-cell table:style-name="ce4" table:formula="of:=[.P503] / [.B502]" office:value-type="float" office:value="2.47452361226181" calcext:value-type="float">
            <text:p>2.474524</text:p>
          </table:table-cell>
          <table:table-cell table:style-name="ce4" table:formula="of:=[.Q503] / [.B502]" office:value-type="float" office:value="2.47089892294946" calcext:value-type="float">
            <text:p>2.470899</text:p>
          </table:table-cell>
          <table:table-cell table:style-name="ce4" table:formula="of:=[.R503] / [.B502]" office:value-type="float" office:value="2.47100248550124" calcext:value-type="float">
            <text:p>2.471002</text:p>
          </table:table-cell>
          <table:table-cell table:style-name="ce4" table:formula="of:=[.S503] / [.B502]" office:value-type="float" office:value="2.47680198840099" calcext:value-type="float">
            <text:p>2.476802</text:p>
          </table:table-cell>
          <table:table-cell table:style-name="ce4" table:formula="of:=[.T503] / [.B502]" office:value-type="float" office:value="2.47680198840099" calcext:value-type="float">
            <text:p>2.476802</text:p>
          </table:table-cell>
          <table:table-cell table:style-name="ce4" table:formula="of:=[.U503] / [.B502]" office:value-type="float" office:value="2.47669842584921" calcext:value-type="float">
            <text:p>2.476698</text:p>
          </table:table-cell>
          <table:table-cell table:style-name="ce4" table:formula="of:=[.V503] / [.B502]" office:value-type="float" office:value="2.47452361226181" calcext:value-type="float">
            <text:p>2.474524</text:p>
          </table:table-cell>
          <table:table-cell table:style-name="ce4" table:number-matrix-columns-spanned="1" table:number-matrix-rows-spanned="1" table:formula="of:=[.W503] / [.B502]" office:value-type="float" office:value="2.47452361226181" calcext:value-type="float">
            <text:p>2.474524</text:p>
          </table:table-cell>
          <table:table-cell table:style-name="ce4" table:formula="of:=[.X503] / [.B502]" office:value-type="float" office:value="2.47452361226181" calcext:value-type="float">
            <text:p>2.474524</text:p>
          </table:table-cell>
          <table:table-cell table:style-name="ce4" table:formula="of:=[.Y503] / [.B502]" office:value-type="float" office:value="2.47452361226181" calcext:value-type="float">
            <text:p>2.474524</text:p>
          </table:table-cell>
          <table:table-cell table:style-name="ce4" table:number-matrix-columns-spanned="1" table:number-matrix-rows-spanned="1" table:formula="of:=[.Z503] / [.B502]" office:value-type="float" office:value="2.46934548467274" calcext:value-type="float">
            <text:p>2.469345</text:p>
          </table:table-cell>
          <table:table-cell table:style-name="ce4" table:formula="of:=[.AA503] / [.B502]" office:value-type="float" office:value="2.46934548467274" calcext:value-type="float">
            <text:p>2.469345</text:p>
          </table:table-cell>
          <table:table-cell table:style-name="ce4" table:formula="of:=[.AB503] / [.B502]" office:value-type="float" office:value="2.47742336371168" calcext:value-type="float">
            <text:p>2.477423</text:p>
          </table:table-cell>
          <table:table-cell table:style-name="ce4" table:formula="of:=[.AC503] / [.B502]" office:value-type="float" office:value="2.47379867439934" calcext:value-type="float">
            <text:p>2.473799</text:p>
          </table:table-cell>
          <table:table-cell table:style-name="ce4" table:number-matrix-columns-spanned="1" table:number-matrix-rows-spanned="1" table:formula="of:=[.AD503] / [.B502]" office:value-type="float" office:value="2.47214167357084" calcext:value-type="float">
            <text:p>2.472142</text:p>
          </table:table-cell>
          <table:table-cell table:style-name="ce4" table:formula="of:=[.AE503] / [.B502]" office:value-type="float" office:value="2.47100248550124" calcext:value-type="float">
            <text:p>2.471002</text:p>
          </table:table-cell>
          <table:table-cell table:style-name="ce4" table:formula="of:=[.AF503] / [.B502]" office:value-type="float" office:value="2.47110604805302" calcext:value-type="float">
            <text:p>2.471106</text:p>
          </table:table-cell>
          <table:table-cell table:style-name="ce4" table:formula="of:=[.AG503] / [.B502]" office:value-type="float" office:value="2.47110604805302" calcext:value-type="float">
            <text:p>2.471106</text:p>
          </table:table-cell>
          <table:table-cell table:style-name="ce4" table:number-matrix-columns-spanned="1" table:number-matrix-rows-spanned="1" table:formula="of:=[.AH503] / [.B502]" office:value-type="float" office:value="2.47835542667771" calcext:value-type="float">
            <text:p>2.478355</text:p>
          </table:table-cell>
          <table:table-cell table:style-name="ce4" table:formula="of:=[.AI503] / [.B502]" office:value-type="float" office:value="2.47721623860812" calcext:value-type="float">
            <text:p>2.477216</text:p>
          </table:table-cell>
          <table:table-cell table:style-name="ce4" table:number-matrix-columns-spanned="1" table:number-matrix-rows-spanned="1" table:formula="of:=[.AJ503] / [.B502]" office:value-type="float" office:value="2.47814830157415" calcext:value-type="float">
            <text:p>2.478148</text:p>
          </table:table-cell>
          <table:table-cell table:style-name="ce4" table:number-matrix-columns-spanned="1" table:number-matrix-rows-spanned="1" table:formula="of:=[.AK503] / [.B502]" office:value-type="float" office:value="2.4773198011599" calcext:value-type="float">
            <text:p>2.477320</text:p>
          </table:table-cell>
          <table:table-cell table:style-name="ce4" table:number-matrix-columns-spanned="1" table:number-matrix-rows-spanned="1" table:formula="of:=[.AL503] / [.B502]" office:value-type="float" office:value="2.4773198011599" calcext:value-type="float">
            <text:p>2.477320</text:p>
          </table:table-cell>
          <table:table-cell table:style-name="ce4" table:number-matrix-columns-spanned="1" table:number-matrix-rows-spanned="1" table:formula="of:=[.AM503] / [.B502]" office:value-type="float" office:value="2.47659486329743" calcext:value-type="float">
            <text:p>2.476595</text:p>
          </table:table-cell>
          <table:table-cell table:style-name="ce4" table:formula="of:=[.AN503] / [.B502]" office:value-type="float" office:value="2.47690555095278" calcext:value-type="float">
            <text:p>2.476906</text:p>
          </table:table-cell>
          <table:table-cell table:style-name="ce4" table:formula="of:=[.AO503] / [.B502]" office:value-type="float" office:value="2.47690555095278" calcext:value-type="float">
            <text:p>2.476906</text:p>
          </table:table-cell>
          <table:table-cell table:style-name="ce4" table:formula="of:=[.AP503] / [.B502]" office:value-type="float" office:value="2.47721623860812" calcext:value-type="float">
            <text:p>2.477216</text:p>
          </table:table-cell>
          <table:table-cell table:style-name="ce1" table:number-columns-repeated="982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53.9929851369603" calcext:value-type="float">
            <text:p>53.992985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53.7306933139708" calcext:value-type="float">
            <text:p>53.730693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53.7512769708776" calcext:value-type="float">
            <text:p>53.751277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53.7557698856598" calcext:value-type="float">
            <text:p>53.75577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53.7548977861553" calcext:value-type="float">
            <text:p>53.754898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53.7474319758629" calcext:value-type="float">
            <text:p>53.74743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53.7456209937144" calcext:value-type="float">
            <text:p>53.745621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53.7933139339827" calcext:value-type="float">
            <text:p>53.793314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53.7900445807586" calcext:value-type="float">
            <text:p>53.790045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53.7900445807586" calcext:value-type="float">
            <text:p>53.790045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53.7753228163253" calcext:value-type="float">
            <text:p>53.775323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53.7742172792874" calcext:value-type="float">
            <text:p>53.774217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53.7325883984757" calcext:value-type="float">
            <text:p>53.732588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53.7325883984757" calcext:value-type="float">
            <text:p>53.732588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53.7214898899873" calcext:value-type="float">
            <text:p>53.72149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53.7211466742847" calcext:value-type="float">
            <text:p>53.721147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53.8075066881936" calcext:value-type="float">
            <text:p>53.807507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53.8075066881936" calcext:value-type="float">
            <text:p>53.807507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53.8304105501713" calcext:value-type="float">
            <text:p>53.830411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53.790622379742" calcext:value-type="float">
            <text:p>53.790622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53.790622379742" calcext:value-type="float">
            <text:p>53.790622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53.790622379742" calcext:value-type="float">
            <text:p>53.790622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53.790622379742" calcext:value-type="float">
            <text:p>53.790622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53.7290857543659" calcext:value-type="float">
            <text:p>53.729086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53.7290857543659" calcext:value-type="float">
            <text:p>53.729086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53.8377159991022" calcext:value-type="float">
            <text:p>53.837716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53.8140773775785" calcext:value-type="float">
            <text:p>53.814077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53.759459037457" calcext:value-type="float">
            <text:p>53.759459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53.7655056704576" calcext:value-type="float">
            <text:p>53.765506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53.7776228184178" calcext:value-type="float">
            <text:p>53.777623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53.8048019790056" calcext:value-type="float">
            <text:p>53.804802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53.9142926875612" calcext:value-type="float">
            <text:p>53.914293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53.8946231084325" calcext:value-type="float">
            <text:p>53.894623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53.9419858366374" calcext:value-type="float">
            <text:p>53.941986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53.9321892379681" calcext:value-type="float">
            <text:p>53.932189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53.9321892379681" calcext:value-type="float">
            <text:p>53.932189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53.9681240733825" calcext:value-type="float">
            <text:p>53.968124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53.9768324746832" calcext:value-type="float">
            <text:p>53.976832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53.9768324746832" calcext:value-type="float">
            <text:p>53.976832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53.9903917377897" calcext:value-type="float">
            <text:p>53.990392</text:p>
          </table:table-cell>
          <table:table-cell table:style-name="ce1" table:number-columns-repeated="98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321762" calcext:value-type="float">
            <text:p>2.321762</text:p>
          </table:table-cell>
          <table:table-cell office:value-type="float" office:value="52.885985" calcext:value-type="float">
            <text:p>52.885985</text:p>
          </table:table-cell>
          <table:table-cell office:value-type="float" office:value="21871" calcext:value-type="float">
            <text:p>21871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43.742" calcext:value-type="float">
            <text:p>43.742</text:p>
          </table:table-cell>
          <table:table-cell table:number-columns-repeated="1017"/>
        </table:table-row>
      </table:table>
      <table:table table:name="Rail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office:value-type="string" calcext:value-type="string">
            <text:p>estimativaRG-0.51-100x100</text:p>
          </table:table-cell>
          <table:table-cell office:value-type="string" calcext:value-type="string">
            <text:p>estimativaRG-0.52-100x1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table:number-columns-repeated="4" office:value-type="float" office:value="3333" calcext:value-type="float">
            <text:p>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4"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4"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4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table:number-columns-repeated="4" office:value-type="float" office:value="1888" calcext:value-type="float">
            <text:p>18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table:number-columns-repeated="4" office:value-type="float" office:value="2585" calcext:value-type="float">
            <text:p>258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4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4" office:value-type="float" office:value="174" calcext:value-type="float">
            <text:p>17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table:number-columns-repeated="4" office:value-type="float" office:value="2535" calcext:value-type="float">
            <text:p>253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4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number-columns-repeated="4" office:value-type="float" office:value="703" calcext:value-type="float">
            <text:p>70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4"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4"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4"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4" office:value-type="float" office:value="1032" calcext:value-type="float">
            <text:p>10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number-columns-repeated="4" office:value-type="float" office:value="1298" calcext:value-type="float">
            <text:p>12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554" calcext:value-type="float">
            <text:p>5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4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number-columns-repeated="4" office:value-type="float" office:value="925" calcext:value-type="float">
            <text:p>92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table:number-columns-repeated="4" office:value-type="float" office:value="1504" calcext:value-type="float">
            <text:p>15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4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4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number-columns-repeated="4" office:value-type="float" office:value="725" calcext:value-type="float">
            <text:p>72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4" office:value-type="float" office:value="769" calcext:value-type="float">
            <text:p>76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4"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number-columns-repeated="4" office:value-type="float" office:value="773" calcext:value-type="float">
            <text:p>7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4" office:value-type="float" office:value="741" calcext:value-type="float">
            <text:p>74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table:number-columns-repeated="4" office:value-type="float" office:value="2423" calcext:value-type="float">
            <text:p>24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4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table:number-columns-repeated="4" office:value-type="float" office:value="2258" calcext:value-type="float">
            <text:p>22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4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table:number-columns-repeated="4" office:value-type="float" office:value="1737" calcext:value-type="float">
            <text:p>17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4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4" office:value-type="float" office:value="559" calcext:value-type="float">
            <text:p>5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4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4"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4"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4"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number-columns-repeated="4" office:value-type="float" office:value="905" calcext:value-type="float">
            <text:p>9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table:number-columns-repeated="4" office:value-type="float" office:value="3019" calcext:value-type="float">
            <text:p>301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table:number-columns-repeated="4"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number-columns-repeated="4" office:value-type="float" office:value="635" calcext:value-type="float">
            <text:p>63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4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table:number-columns-repeated="4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4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4" office:value-type="float" office:value="494" calcext:value-type="float">
            <text:p>4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72" calcext:value-type="float">
            <text:p>3572</text:p>
          </table:table-cell>
          <table:table-cell table:number-columns-repeated="4" office:value-type="float" office:value="3699" calcext:value-type="float">
            <text:p>369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table:number-columns-repeated="4" office:value-type="float" office:value="3758" calcext:value-type="float">
            <text:p>375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number-columns-repeated="4" office:value-type="float" office:value="1333" calcext:value-type="float">
            <text:p>133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4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table:number-columns-repeated="4" office:value-type="float" office:value="1432" calcext:value-type="float">
            <text:p>14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table:number-columns-repeated="4" office:value-type="float" office:value="2313" calcext:value-type="float">
            <text:p>23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4" office:value-type="float" office:value="844" calcext:value-type="float">
            <text:p>84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4" office:value-type="float" office:value="646" calcext:value-type="float">
            <text:p>6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4"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84" calcext:value-type="float">
            <text:p>5784</text:p>
          </table:table-cell>
          <table:table-cell table:number-columns-repeated="4" office:value-type="float" office:value="5900" calcext:value-type="float">
            <text:p>59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table:number-columns-repeated="4" office:value-type="float" office:value="1990" calcext:value-type="float">
            <text:p>19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number-columns-repeated="4" office:value-type="float" office:value="1258" calcext:value-type="float">
            <text:p>12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table:number-columns-repeated="4" office:value-type="float" office:value="2906" calcext:value-type="float">
            <text:p>290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number-columns-repeated="4"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4"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4"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82" calcext:value-type="float">
            <text:p>3482</text:p>
          </table:table-cell>
          <table:table-cell table:number-columns-repeated="4" office:value-type="float" office:value="3487" calcext:value-type="float">
            <text:p>34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4" office:value-type="float" office:value="1172" calcext:value-type="float">
            <text:p>117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number-columns-repeated="4"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 table:number-columns-repeated="4" office:value-type="float" office:value="4218" calcext:value-type="float">
            <text:p>42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4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4"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4"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13" calcext:value-type="float">
            <text:p>4213</text:p>
          </table:table-cell>
          <table:table-cell table:number-columns-repeated="4" office:value-type="float" office:value="4097" calcext:value-type="float">
            <text:p>40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72" calcext:value-type="float">
            <text:p>9672</text:p>
          </table:table-cell>
          <table:table-cell table:number-columns-repeated="4" office:value-type="float" office:value="10108" calcext:value-type="float">
            <text:p>1010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table:number-columns-repeated="4" office:value-type="float" office:value="1407" calcext:value-type="float">
            <text:p>14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number-columns-repeated="4" office:value-type="float" office:value="1029" calcext:value-type="float">
            <text:p>102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4"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4" office:value-type="float" office:value="589" calcext:value-type="float">
            <text:p>5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4"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number-columns-repeated="4" office:value-type="float" office:value="911" calcext:value-type="float">
            <text:p>9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table:number-columns-repeated="4" office:value-type="float" office:value="1890" calcext:value-type="float">
            <text:p>18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17" calcext:value-type="float">
            <text:p>15817</text:p>
          </table:table-cell>
          <table:table-cell table:number-columns-repeated="4" office:value-type="float" office:value="16070" calcext:value-type="float">
            <text:p>1607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4"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table:number-columns-repeated="4" office:value-type="float" office:value="2958" calcext:value-type="float">
            <text:p>29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table:number-columns-repeated="4" office:value-type="float" office:value="2113" calcext:value-type="float">
            <text:p>21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4"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4" office:value-type="float" office:value="613" calcext:value-type="float">
            <text:p>6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4" office:value-type="float" office:value="848" calcext:value-type="float">
            <text:p>84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table:number-columns-repeated="4" office:value-type="float" office:value="2332" calcext:value-type="float">
            <text:p>23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table:number-columns-repeated="4" office:value-type="float" office:value="1467" calcext:value-type="float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4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4"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number-columns-repeated="4" office:value-type="float" office:value="847" calcext:value-type="float">
            <text:p>8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table:number-columns-repeated="4" office:value-type="float" office:value="1613" calcext:value-type="float">
            <text:p>161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4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4" office:value-type="float" office:value="2196" calcext:value-type="float">
            <text:p>21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4" office:value-type="float" office:value="874" calcext:value-type="float">
            <text:p>87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4" office:value-type="float" office:value="1285" calcext:value-type="float">
            <text:p>12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25" calcext:value-type="float">
            <text:p>4725</text:p>
          </table:table-cell>
          <table:table-cell table:number-columns-repeated="4" office:value-type="float" office:value="4772" calcext:value-type="float">
            <text:p>47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4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4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4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table:number-columns-repeated="4" office:value-type="float" office:value="2525" calcext:value-type="float">
            <text:p>25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24" calcext:value-type="float">
            <text:p>4524</text:p>
          </table:table-cell>
          <table:table-cell table:number-columns-repeated="4" office:value-type="float" office:value="4672" calcext:value-type="float">
            <text:p>46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4"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number-columns-repeated="4" office:value-type="float" office:value="2600" calcext:value-type="float">
            <text:p>26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4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4" office:value-type="float" office:value="596" calcext:value-type="float">
            <text:p>59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4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number-columns-repeated="4" office:value-type="float" office:value="986" calcext:value-type="float">
            <text:p>9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number-columns-repeated="4" office:value-type="float" office:value="679" calcext:value-type="float">
            <text:p>67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number-columns-repeated="4" office:value-type="float" office:value="955" calcext:value-type="float">
            <text:p>9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number-columns-repeated="4"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63" calcext:value-type="float">
            <text:p>2963</text:p>
          </table:table-cell>
          <table:table-cell table:number-columns-repeated="4" office:value-type="float" office:value="3072" calcext:value-type="float">
            <text:p>307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4"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table:number-columns-repeated="4" office:value-type="float" office:value="1485" calcext:value-type="float">
            <text:p>14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4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4"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table:number-columns-repeated="4" office:value-type="float" office:value="4504" calcext:value-type="float">
            <text:p>45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4" office:value-type="float" office:value="561" calcext:value-type="float">
            <text:p>5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46" calcext:value-type="float">
            <text:p>5146</text:p>
          </table:table-cell>
          <table:table-cell table:number-columns-repeated="4" office:value-type="float" office:value="4864" calcext:value-type="float">
            <text:p>486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table:number-columns-repeated="4" office:value-type="float" office:value="1655" calcext:value-type="float">
            <text:p>16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4"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6" calcext:value-type="float">
            <text:p>5306</text:p>
          </table:table-cell>
          <table:table-cell table:number-columns-repeated="4" office:value-type="float" office:value="5764" calcext:value-type="float">
            <text:p>57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number-columns-repeated="4" office:value-type="float" office:value="585" calcext:value-type="float">
            <text:p>5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table:number-columns-repeated="4" office:value-type="float" office:value="1907" calcext:value-type="float">
            <text:p>190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63" calcext:value-type="float">
            <text:p>6663</text:p>
          </table:table-cell>
          <table:table-cell table:number-columns-repeated="4" office:value-type="float" office:value="6930" calcext:value-type="float">
            <text:p>693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4"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table:number-columns-repeated="4" office:value-type="float" office:value="3048" calcext:value-type="float">
            <text:p>30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18" calcext:value-type="float">
            <text:p>4218</text:p>
          </table:table-cell>
          <table:table-cell table:number-columns-repeated="4" office:value-type="float" office:value="4329" calcext:value-type="float">
            <text:p>43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table:number-columns-repeated="4" office:value-type="float" office:value="1856" calcext:value-type="float">
            <text:p>185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number-columns-repeated="4" office:value-type="float" office:value="895" calcext:value-type="float">
            <text:p>89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202944" calcext:value-type="float">
            <text:p>20294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0296" calcext:value-type="float">
            <text:p>10296</text:p>
          </table:table-cell>
          <table:table-cell table:style-name="ce3" table:number-matrix-columns-spanned="1" table:number-matrix-rows-spanned="1" table:formula="of:=SUM(ABS([.D2:.D501] - [.B2:.B501]))" office:value-type="float" office:value="10296" calcext:value-type="float">
            <text:p>10296</text:p>
          </table:table-cell>
          <table:table-cell table:style-name="ce3" table:number-matrix-columns-spanned="1" table:number-matrix-rows-spanned="1" table:formula="of:=SUM(ABS([.E2:.E501] - [.B2:.B501]))" office:value-type="float" office:value="10296" calcext:value-type="float">
            <text:p>10296</text:p>
          </table:table-cell>
          <table:table-cell table:style-name="ce1" table:number-matrix-columns-spanned="1" table:number-matrix-rows-spanned="1" table:formula="of:=SUM(ABS([.F2:.F501] - [.B2:.B501]))" office:value-type="float" office:value="10296" calcext:value-type="float">
            <text:p>10296</text:p>
          </table:table-cell>
          <table:table-cell table:style-name="ce1" table:number-matrix-columns-spanned="1" table:number-matrix-rows-spanned="1" table:formula="of:=SUM(ABS([.G2:.G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H2:.H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I2:.I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J2:.J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K2:.K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L2:.L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M2:.M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N2:.N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O2:.O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P2:.P501] - [.B2:.B501]))" office:value-type="float" office:value="202944" calcext:value-type="float">
            <text:p>202944</text:p>
          </table:table-cell>
          <table:table-cell table:style-name="ce1" table:number-matrix-columns-spanned="1" table:number-matrix-rows-spanned="1" table:formula="of:=SUM(ABS([.Q2:.Q501] - [.B2:.B501]))" office:value-type="float" office:value="202944" calcext:value-type="float">
            <text:p>202944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507332071901608" calcext:value-type="float">
            <text:p>0.050733</text:p>
          </table:table-cell>
          <table:table-cell table:style-name="ce4" table:formula="of:=[.D503] / [.B502]" office:value-type="float" office:value="0.0507332071901608" calcext:value-type="float">
            <text:p>0.050733</text:p>
          </table:table-cell>
          <table:table-cell table:style-name="ce4" table:formula="of:=[.E503] / [.B502]" office:value-type="float" office:value="0.0507332071901608" calcext:value-type="float">
            <text:p>0.050733</text:p>
          </table:table-cell>
          <table:table-cell table:style-name="ce4" table:formula="of:=[.F503] / [.B502]" office:value-type="float" office:value="0.0507332071901608" calcext:value-type="float">
            <text:p>0.050733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50.2902528925834" calcext:value-type="float">
            <text:p>50.290253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50.2902528925834" calcext:value-type="float">
            <text:p>50.290253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50.2902528925834" calcext:value-type="float">
            <text:p>50.290253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50.2902528925834" calcext:value-type="float">
            <text:p>50.290253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205.41200900605" calcext:value-type="float">
            <text:p>1205.412009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205.41200900605" calcext:value-type="float">
            <text:p>1205.412009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50733" calcext:value-type="float">
            <text:p>0.050733</text:p>
          </table:table-cell>
          <table:table-cell office:value-type="float" office:value="50.290253" calcext:value-type="float">
            <text:p>50.290253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ailroads.shp</text:p>
          </table:table-cell>
          <table:table-cell office:value-type="float" office:value="20.592" calcext:value-type="float">
            <text:p>20.592</text:p>
          </table:table-cell>
          <table:table-cell table:number-columns-repeated="1017"/>
        </table:table-row>
      </table:table>
      <table:table table:name="railwa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office:value-type="string" calcext:value-type="string">
            <text:p>estimativaRG-0.51-100x1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3"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number-columns-repeated="3" office:value-type="float" office:value="1166" calcext:value-type="float">
            <text:p>116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3"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5998" calcext:value-type="float">
            <text:p>5998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323" calcext:value-type="float">
            <text:p>1323</text:p>
          </table:table-cell>
          <table:table-cell table:style-name="ce3" table:number-matrix-columns-spanned="1" table:number-matrix-rows-spanned="1" table:formula="of:=SUM(ABS([.D2:.D501] - [.B2:.B501]))" office:value-type="float" office:value="1323" calcext:value-type="float">
            <text:p>1323</text:p>
          </table:table-cell>
          <table:table-cell table:style-name="ce3" table:number-matrix-columns-spanned="1" table:number-matrix-rows-spanned="1" table:formula="of:=SUM(ABS([.E2:.E501] - [.B2:.B501]))" office:value-type="float" office:value="1323" calcext:value-type="float">
            <text:p>1323</text:p>
          </table:table-cell>
          <table:table-cell table:style-name="ce1" table:number-matrix-columns-spanned="1" table:number-matrix-rows-spanned="1" table:formula="of:=SUM(ABS([.F2:.F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G2:.G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H2:.H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I2:.I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J2:.J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K2:.K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L2:.L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M2:.M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N2:.N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O2:.O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P2:.P501] - [.B2:.B501]))" office:value-type="float" office:value="5998" calcext:value-type="float">
            <text:p>5998</text:p>
          </table:table-cell>
          <table:table-cell table:style-name="ce1" table:number-matrix-columns-spanned="1" table:number-matrix-rows-spanned="1" table:formula="of:=SUM(ABS([.Q2:.Q501] - [.B2:.B501]))" office:value-type="float" office:value="5998" calcext:value-type="float">
            <text:p>5998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220573524508169" calcext:value-type="float">
            <text:p>0.220574</text:p>
          </table:table-cell>
          <table:table-cell table:style-name="ce4" table:formula="of:=[.D503] / [.B502]" office:value-type="float" office:value="0.220573524508169" calcext:value-type="float">
            <text:p>0.220574</text:p>
          </table:table-cell>
          <table:table-cell table:style-name="ce4" table:formula="of:=[.E503] / [.B502]" office:value-type="float" office:value="0.220573524508169" calcext:value-type="float">
            <text:p>0.220574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3.8129172878143" calcext:value-type="float">
            <text:p>13.812917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3.8129172878143" calcext:value-type="float">
            <text:p>13.812917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3.8129172878143" calcext:value-type="float">
            <text:p>13.812917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64.9324262907218" calcext:value-type="float">
            <text:p>64.932426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64.9324262907218" calcext:value-type="float">
            <text:p>64.932426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20574" calcext:value-type="float">
            <text:p>0.220574</text:p>
          </table:table-cell>
          <table:table-cell office:value-type="float" office:value="13.812917" calcext:value-type="float">
            <text:p>13.812917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ailways.shp</text:p>
          </table:table-cell>
          <table:table-cell office:value-type="float" office:value="2.646" calcext:value-type="float">
            <text:p>2.646</text:p>
          </table:table-cell>
          <table:table-cell table:number-columns-repeated="1017"/>
        </table:table-row>
      </table:table>
      <table:table table:name="Riv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office:value-type="string" calcext:value-type="string">
            <text:p>estimativaRG-0.51-100x1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3"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number-columns-repeated="3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number-columns-repeated="3"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69" calcext:value-type="float">
            <text:p>3769</text:p>
          </table:table-cell>
          <table:table-cell table:number-columns-repeated="3" office:value-type="float" office:value="4111" calcext:value-type="float">
            <text:p>41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67" calcext:value-type="float">
            <text:p>3667</text:p>
          </table:table-cell>
          <table:table-cell table:number-columns-repeated="3" office:value-type="float" office:value="3995" calcext:value-type="float">
            <text:p>39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number-columns-repeated="3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92" calcext:value-type="float">
            <text:p>8592</text:p>
          </table:table-cell>
          <table:table-cell table:number-columns-repeated="3" office:value-type="float" office:value="8793" calcext:value-type="float">
            <text:p>87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26" calcext:value-type="float">
            <text:p>3726</text:p>
          </table:table-cell>
          <table:table-cell table:number-columns-repeated="3" office:value-type="float" office:value="3995" calcext:value-type="float">
            <text:p>39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table:number-columns-repeated="3" office:value-type="float" office:value="6075" calcext:value-type="float">
            <text:p>60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40" calcext:value-type="float">
            <text:p>8040</text:p>
          </table:table-cell>
          <table:table-cell table:number-columns-repeated="3" office:value-type="float" office:value="8464" calcext:value-type="float">
            <text:p>84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96" calcext:value-type="float">
            <text:p>9996</text:p>
          </table:table-cell>
          <table:table-cell table:number-columns-repeated="3" office:value-type="float" office:value="10300" calcext:value-type="float">
            <text:p>103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table:number-columns-repeated="3" office:value-type="float" office:value="3301" calcext:value-type="float">
            <text:p>33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40" calcext:value-type="float">
            <text:p>6440</text:p>
          </table:table-cell>
          <table:table-cell table:number-columns-repeated="3" office:value-type="float" office:value="6730" calcext:value-type="float">
            <text:p>673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table:number-columns-repeated="3"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table:number-columns-repeated="3" office:value-type="float" office:value="1696" calcext:value-type="float">
            <text:p>169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table:number-columns-repeated="3" office:value-type="float" office:value="3771" calcext:value-type="float">
            <text:p>37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88" calcext:value-type="float">
            <text:p>2988</text:p>
          </table:table-cell>
          <table:table-cell table:number-columns-repeated="3" office:value-type="float" office:value="3140" calcext:value-type="float">
            <text:p>31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table:number-columns-repeated="3"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number-columns-repeated="3" office:value-type="float" office:value="1357" calcext:value-type="float">
            <text:p>13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table:number-columns-repeated="3" office:value-type="float" office:value="3608" calcext:value-type="float">
            <text:p>36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number-columns-repeated="3"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66" calcext:value-type="float">
            <text:p>5466</text:p>
          </table:table-cell>
          <table:table-cell table:number-columns-repeated="3" office:value-type="float" office:value="6112" calcext:value-type="float">
            <text:p>611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number-columns-repeated="3"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 table:number-columns-repeated="3" office:value-type="float" office:value="2741" calcext:value-type="float">
            <text:p>27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3"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29" calcext:value-type="float">
            <text:p>5429</text:p>
          </table:table-cell>
          <table:table-cell table:number-columns-repeated="3" office:value-type="float" office:value="5590" calcext:value-type="float">
            <text:p>559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44" calcext:value-type="float">
            <text:p>3744</text:p>
          </table:table-cell>
          <table:table-cell table:number-columns-repeated="3" office:value-type="float" office:value="4189" calcext:value-type="float">
            <text:p>41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table:number-columns-repeated="3" office:value-type="float" office:value="1796" calcext:value-type="float">
            <text:p>17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number-columns-repeated="3"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3"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table:number-columns-repeated="3" office:value-type="float" office:value="2146" calcext:value-type="float">
            <text:p>21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96" calcext:value-type="float">
            <text:p>6496</text:p>
          </table:table-cell>
          <table:table-cell table:number-columns-repeated="3" office:value-type="float" office:value="7002" calcext:value-type="float">
            <text:p>70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table:number-columns-repeated="3" office:value-type="float" office:value="6777" calcext:value-type="float">
            <text:p>67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table:number-columns-repeated="3" office:value-type="float" office:value="5031" calcext:value-type="float">
            <text:p>503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28" calcext:value-type="float">
            <text:p>5628</text:p>
          </table:table-cell>
          <table:table-cell table:number-columns-repeated="3" office:value-type="float" office:value="6239" calcext:value-type="float">
            <text:p>62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34" calcext:value-type="float">
            <text:p>5134</text:p>
          </table:table-cell>
          <table:table-cell table:number-columns-repeated="3" office:value-type="float" office:value="5901" calcext:value-type="float">
            <text:p>59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table:number-columns-repeated="3" office:value-type="float" office:value="4613" calcext:value-type="float">
            <text:p>46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72" calcext:value-type="float">
            <text:p>3872</text:p>
          </table:table-cell>
          <table:table-cell table:number-columns-repeated="3" office:value-type="float" office:value="4137" calcext:value-type="float">
            <text:p>413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table:number-columns-repeated="3" office:value-type="float" office:value="4977" calcext:value-type="float">
            <text:p>497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58" calcext:value-type="float">
            <text:p>3758</text:p>
          </table:table-cell>
          <table:table-cell table:number-columns-repeated="3" office:value-type="float" office:value="3479" calcext:value-type="float">
            <text:p>34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47" calcext:value-type="float">
            <text:p>4647</text:p>
          </table:table-cell>
          <table:table-cell table:number-columns-repeated="3" office:value-type="float" office:value="4939" calcext:value-type="float">
            <text:p>49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67" calcext:value-type="float">
            <text:p>4767</text:p>
          </table:table-cell>
          <table:table-cell table:number-columns-repeated="3" office:value-type="float" office:value="5032" calcext:value-type="float">
            <text:p>50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3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00" calcext:value-type="float">
            <text:p>19800</text:p>
          </table:table-cell>
          <table:table-cell table:number-columns-repeated="3" office:value-type="float" office:value="20243" calcext:value-type="float">
            <text:p>202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15" calcext:value-type="float">
            <text:p>8315</text:p>
          </table:table-cell>
          <table:table-cell table:number-columns-repeated="3" office:value-type="float" office:value="8844" calcext:value-type="float">
            <text:p>884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number-columns-repeated="3"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88" calcext:value-type="float">
            <text:p>4188</text:p>
          </table:table-cell>
          <table:table-cell table:number-columns-repeated="3" office:value-type="float" office:value="4907" calcext:value-type="float">
            <text:p>49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table:number-columns-repeated="3" office:value-type="float" office:value="8351" calcext:value-type="float">
            <text:p>83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table:number-columns-repeated="3"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number-columns-repeated="3" office:value-type="float" office:value="2644" calcext:value-type="float">
            <text:p>26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table:number-columns-repeated="3" office:value-type="float" office:value="3548" calcext:value-type="float">
            <text:p>35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95" calcext:value-type="float">
            <text:p>7095</text:p>
          </table:table-cell>
          <table:table-cell table:number-columns-repeated="3" office:value-type="float" office:value="7356" calcext:value-type="float">
            <text:p>73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39" calcext:value-type="float">
            <text:p>5539</text:p>
          </table:table-cell>
          <table:table-cell table:number-columns-repeated="3" office:value-type="float" office:value="5695" calcext:value-type="float">
            <text:p>56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86" calcext:value-type="float">
            <text:p>2686</text:p>
          </table:table-cell>
          <table:table-cell table:number-columns-repeated="3" office:value-type="float" office:value="2881" calcext:value-type="float">
            <text:p>28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table:number-columns-repeated="3" office:value-type="float" office:value="1717" calcext:value-type="float">
            <text:p>17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90" calcext:value-type="float">
            <text:p>6690</text:p>
          </table:table-cell>
          <table:table-cell table:number-columns-repeated="3" office:value-type="float" office:value="6650" calcext:value-type="float">
            <text:p>66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table:number-columns-repeated="3" office:value-type="float" office:value="4192" calcext:value-type="float">
            <text:p>41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table:number-columns-repeated="3" office:value-type="float" office:value="3509" calcext:value-type="float">
            <text:p>35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04" calcext:value-type="float">
            <text:p>9804</text:p>
          </table:table-cell>
          <table:table-cell table:number-columns-repeated="3" office:value-type="float" office:value="10473" calcext:value-type="float">
            <text:p>104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17" calcext:value-type="float">
            <text:p>4517</text:p>
          </table:table-cell>
          <table:table-cell table:number-columns-repeated="3" office:value-type="float" office:value="4765" calcext:value-type="float">
            <text:p>47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76" calcext:value-type="float">
            <text:p>8376</text:p>
          </table:table-cell>
          <table:table-cell table:number-columns-repeated="3" office:value-type="float" office:value="8879" calcext:value-type="float">
            <text:p>88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3"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number-columns-repeated="3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70" calcext:value-type="float">
            <text:p>12470</text:p>
          </table:table-cell>
          <table:table-cell table:number-columns-repeated="3" office:value-type="float" office:value="12566" calcext:value-type="float">
            <text:p>125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3"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45" calcext:value-type="float">
            <text:p>6445</text:p>
          </table:table-cell>
          <table:table-cell table:number-columns-repeated="3" office:value-type="float" office:value="6776" calcext:value-type="float">
            <text:p>67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 table:number-columns-repeated="3" office:value-type="float" office:value="4445" calcext:value-type="float">
            <text:p>444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58" calcext:value-type="float">
            <text:p>5158</text:p>
          </table:table-cell>
          <table:table-cell table:number-columns-repeated="3" office:value-type="float" office:value="5609" calcext:value-type="float">
            <text:p>56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83" calcext:value-type="float">
            <text:p>8683</text:p>
          </table:table-cell>
          <table:table-cell table:number-columns-repeated="3" office:value-type="float" office:value="9043" calcext:value-type="float">
            <text:p>90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49" calcext:value-type="float">
            <text:p>3849</text:p>
          </table:table-cell>
          <table:table-cell table:number-columns-repeated="3" office:value-type="float" office:value="4033" calcext:value-type="float">
            <text:p>40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74" calcext:value-type="float">
            <text:p>5774</text:p>
          </table:table-cell>
          <table:table-cell table:number-columns-repeated="3" office:value-type="float" office:value="6060" calcext:value-type="float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number-columns-repeated="3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table:number-columns-repeated="3" office:value-type="float" office:value="3915" calcext:value-type="float">
            <text:p>39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95" calcext:value-type="float">
            <text:p>7195</text:p>
          </table:table-cell>
          <table:table-cell table:number-columns-repeated="3" office:value-type="float" office:value="7547" calcext:value-type="float">
            <text:p>75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table:number-columns-repeated="3" office:value-type="float" office:value="1734" calcext:value-type="float">
            <text:p>17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61" calcext:value-type="float">
            <text:p>4561</text:p>
          </table:table-cell>
          <table:table-cell table:number-columns-repeated="3" office:value-type="float" office:value="4891" calcext:value-type="float">
            <text:p>48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table:number-columns-repeated="3" office:value-type="float" office:value="3718" calcext:value-type="float">
            <text:p>37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96" calcext:value-type="float">
            <text:p>5296</text:p>
          </table:table-cell>
          <table:table-cell table:number-columns-repeated="3" office:value-type="float" office:value="5686" calcext:value-type="float">
            <text:p>56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73" calcext:value-type="float">
            <text:p>7073</text:p>
          </table:table-cell>
          <table:table-cell table:number-columns-repeated="3" office:value-type="float" office:value="7567" calcext:value-type="float">
            <text:p>75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number-columns-repeated="3"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24" calcext:value-type="float">
            <text:p>10424</text:p>
          </table:table-cell>
          <table:table-cell table:number-columns-repeated="3" office:value-type="float" office:value="11021" calcext:value-type="float">
            <text:p>1102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07" calcext:value-type="float">
            <text:p>5407</text:p>
          </table:table-cell>
          <table:table-cell table:number-columns-repeated="3" office:value-type="float" office:value="5910" calcext:value-type="float">
            <text:p>591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 table:number-columns-repeated="3" office:value-type="float" office:value="3234" calcext:value-type="float">
            <text:p>32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table:number-columns-repeated="3"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3"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49" calcext:value-type="float">
            <text:p>5249</text:p>
          </table:table-cell>
          <table:table-cell table:number-columns-repeated="3" office:value-type="float" office:value="5817" calcext:value-type="float">
            <text:p>58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05" calcext:value-type="float">
            <text:p>5505</text:p>
          </table:table-cell>
          <table:table-cell table:number-columns-repeated="3" office:value-type="float" office:value="6126" calcext:value-type="float">
            <text:p>61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3"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91" calcext:value-type="float">
            <text:p>12891</text:p>
          </table:table-cell>
          <table:table-cell table:number-columns-repeated="3" office:value-type="float" office:value="13395" calcext:value-type="float">
            <text:p>133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table:number-columns-repeated="3" office:value-type="float" office:value="2683" calcext:value-type="float">
            <text:p>268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79" calcext:value-type="float">
            <text:p>7579</text:p>
          </table:table-cell>
          <table:table-cell table:number-columns-repeated="3" office:value-type="float" office:value="7596" calcext:value-type="float">
            <text:p>75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41" calcext:value-type="float">
            <text:p>10541</text:p>
          </table:table-cell>
          <table:table-cell table:number-columns-repeated="3" office:value-type="float" office:value="10976" calcext:value-type="float">
            <text:p>109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83" calcext:value-type="float">
            <text:p>5483</text:p>
          </table:table-cell>
          <table:table-cell table:number-columns-repeated="3" office:value-type="float" office:value="5909" calcext:value-type="float">
            <text:p>59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64" calcext:value-type="float">
            <text:p>3964</text:p>
          </table:table-cell>
          <table:table-cell table:number-columns-repeated="3" office:value-type="float" office:value="4474" calcext:value-type="float">
            <text:p>44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59" calcext:value-type="float">
            <text:p>4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69" calcext:value-type="float">
            <text:p>5969</text:p>
          </table:table-cell>
          <table:table-cell table:number-columns-repeated="3" office:value-type="float" office:value="6505" calcext:value-type="float">
            <text:p>65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58" calcext:value-type="float">
            <text:p>3958</text:p>
          </table:table-cell>
          <table:table-cell table:number-columns-repeated="3" office:value-type="float" office:value="4223" calcext:value-type="float">
            <text:p>42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101" calcext:value-type="float">
            <text:p>16101</text:p>
          </table:table-cell>
          <table:table-cell table:number-columns-repeated="3" office:value-type="float" office:value="16782" calcext:value-type="float">
            <text:p>1678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30" calcext:value-type="float">
            <text:p>13030</text:p>
          </table:table-cell>
          <table:table-cell table:number-columns-repeated="3" office:value-type="float" office:value="13318" calcext:value-type="float">
            <text:p>133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table:number-columns-repeated="3" office:value-type="float" office:value="2339" calcext:value-type="float">
            <text:p>23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25" calcext:value-type="float">
            <text:p>8525</text:p>
          </table:table-cell>
          <table:table-cell table:number-columns-repeated="3" office:value-type="float" office:value="8765" calcext:value-type="float">
            <text:p>876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table:number-columns-repeated="3" office:value-type="float" office:value="5351" calcext:value-type="float">
            <text:p>53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97" calcext:value-type="float">
            <text:p>6897</text:p>
          </table:table-cell>
          <table:table-cell table:number-columns-repeated="3" office:value-type="float" office:value="6906" calcext:value-type="float">
            <text:p>690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table:number-columns-repeated="3" office:value-type="float" office:value="3445" calcext:value-type="float">
            <text:p>34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3"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88" calcext:value-type="float">
            <text:p>6688</text:p>
          </table:table-cell>
          <table:table-cell table:number-columns-repeated="3" office:value-type="float" office:value="7266" calcext:value-type="float">
            <text:p>72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76" calcext:value-type="float">
            <text:p>4476</text:p>
          </table:table-cell>
          <table:table-cell table:number-columns-repeated="3" office:value-type="float" office:value="5158" calcext:value-type="float">
            <text:p>515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26" calcext:value-type="float">
            <text:p>6726</text:p>
          </table:table-cell>
          <table:table-cell table:number-columns-repeated="3" office:value-type="float" office:value="7262" calcext:value-type="float">
            <text:p>72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76" calcext:value-type="float">
            <text:p>5876</text:p>
          </table:table-cell>
          <table:table-cell table:number-columns-repeated="3" office:value-type="float" office:value="6303" calcext:value-type="float">
            <text:p>63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 table:number-columns-repeated="3" office:value-type="float" office:value="4136" calcext:value-type="float">
            <text:p>41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  <table:table-cell table:number-columns-repeated="3" office:value-type="float" office:value="3610" calcext:value-type="float">
            <text:p>36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table:number-columns-repeated="3" office:value-type="float" office:value="2176" calcext:value-type="float">
            <text:p>21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59" calcext:value-type="float">
            <text:p>6259</text:p>
          </table:table-cell>
          <table:table-cell table:number-columns-repeated="3" office:value-type="float" office:value="6640" calcext:value-type="float">
            <text:p>66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72" calcext:value-type="float">
            <text:p>4172</text:p>
          </table:table-cell>
          <table:table-cell table:number-columns-repeated="3" office:value-type="float" office:value="4488" calcext:value-type="float">
            <text:p>44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213" calcext:value-type="float">
            <text:p>12213</text:p>
          </table:table-cell>
          <table:table-cell table:number-columns-repeated="3" office:value-type="float" office:value="12794" calcext:value-type="float">
            <text:p>127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3"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table:number-columns-repeated="3" office:value-type="float" office:value="2824" calcext:value-type="float">
            <text:p>282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table:number-columns-repeated="3" office:value-type="float" office:value="1880" calcext:value-type="float">
            <text:p>18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3"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33" calcext:value-type="float">
            <text:p>5133</text:p>
          </table:table-cell>
          <table:table-cell table:number-columns-repeated="3" office:value-type="float" office:value="5447" calcext:value-type="float">
            <text:p>54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table:number-columns-repeated="3"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3"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number-columns-repeated="3"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table:number-columns-repeated="3" office:value-type="float" office:value="5382" calcext:value-type="float">
            <text:p>538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93" calcext:value-type="float">
            <text:p>5393</text:p>
          </table:table-cell>
          <table:table-cell table:number-columns-repeated="3" office:value-type="float" office:value="5792" calcext:value-type="float">
            <text:p>579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16" calcext:value-type="float">
            <text:p>2816</text:p>
          </table:table-cell>
          <table:table-cell table:number-columns-repeated="3" office:value-type="float" office:value="3237" calcext:value-type="float">
            <text:p>32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table:number-columns-repeated="3" office:value-type="float" office:value="2234" calcext:value-type="float">
            <text:p>22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table:number-columns-repeated="3" office:value-type="float" office:value="1492" calcext:value-type="float">
            <text:p>14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 table:number-columns-repeated="3" office:value-type="float" office:value="3070" calcext:value-type="float">
            <text:p>307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table:number-columns-repeated="3" office:value-type="float" office:value="4366" calcext:value-type="float">
            <text:p>436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3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89" calcext:value-type="float">
            <text:p>8489</text:p>
          </table:table-cell>
          <table:table-cell table:number-columns-repeated="3" office:value-type="float" office:value="8708" calcext:value-type="float">
            <text:p>870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table:number-columns-repeated="3" office:value-type="float" office:value="3337" calcext:value-type="float">
            <text:p>33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table:number-columns-repeated="3" office:value-type="float" office:value="1664" calcext:value-type="float">
            <text:p>16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13" calcext:value-type="float">
            <text:p>8613</text:p>
          </table:table-cell>
          <table:table-cell table:number-columns-repeated="3" office:value-type="float" office:value="9145" calcext:value-type="float">
            <text:p>914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table:number-columns-repeated="3" office:value-type="float" office:value="2389" calcext:value-type="float">
            <text:p>23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table:number-columns-repeated="3" office:value-type="float" office:value="4387" calcext:value-type="float">
            <text:p>43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48" calcext:value-type="float">
            <text:p>2548</text:p>
          </table:table-cell>
          <table:table-cell table:number-columns-repeated="3" office:value-type="float" office:value="2641" calcext:value-type="float">
            <text:p>26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table:number-columns-repeated="3"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number-columns-repeated="3"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68" calcext:value-type="float">
            <text:p>8668</text:p>
          </table:table-cell>
          <table:table-cell table:number-columns-repeated="3" office:value-type="float" office:value="8982" calcext:value-type="float">
            <text:p>89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38" calcext:value-type="float">
            <text:p>7238</text:p>
          </table:table-cell>
          <table:table-cell table:number-columns-repeated="3" office:value-type="float" office:value="7003" calcext:value-type="float">
            <text:p>70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 table:number-columns-repeated="3" office:value-type="float" office:value="7892" calcext:value-type="float">
            <text:p>78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3"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table:number-columns-repeated="3" office:value-type="float" office:value="2522" calcext:value-type="float">
            <text:p>25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number-columns-repeated="3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66" calcext:value-type="float">
            <text:p>4466</text:p>
          </table:table-cell>
          <table:table-cell table:number-columns-repeated="3" office:value-type="float" office:value="4744" calcext:value-type="float">
            <text:p>474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06" calcext:value-type="float">
            <text:p>4706</text:p>
          </table:table-cell>
          <table:table-cell table:number-columns-repeated="3" office:value-type="float" office:value="4932" calcext:value-type="float">
            <text:p>49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table:number-columns-repeated="3" office:value-type="float" office:value="2896" calcext:value-type="float">
            <text:p>28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table:number-columns-repeated="3" office:value-type="float" office:value="3732" calcext:value-type="float">
            <text:p>37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51" calcext:value-type="float">
            <text:p>5551</text:p>
          </table:table-cell>
          <table:table-cell table:number-columns-repeated="3" office:value-type="float" office:value="5815" calcext:value-type="float">
            <text:p>58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84" calcext:value-type="float">
            <text:p>7584</text:p>
          </table:table-cell>
          <table:table-cell table:number-columns-repeated="3" office:value-type="float" office:value="7914" calcext:value-type="float">
            <text:p>79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30" calcext:value-type="float">
            <text:p>10530</text:p>
          </table:table-cell>
          <table:table-cell table:number-columns-repeated="3" office:value-type="float" office:value="11133" calcext:value-type="float">
            <text:p>111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45" calcext:value-type="float">
            <text:p>4845</text:p>
          </table:table-cell>
          <table:table-cell table:number-columns-repeated="3" office:value-type="float" office:value="5203" calcext:value-type="float">
            <text:p>52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table:number-columns-repeated="3" office:value-type="float" office:value="1953" calcext:value-type="float">
            <text:p>19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76" calcext:value-type="float">
            <text:p>13476</text:p>
          </table:table-cell>
          <table:table-cell table:number-columns-repeated="3" office:value-type="float" office:value="13242" calcext:value-type="float">
            <text:p>132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table:number-columns-repeated="3" office:value-type="float" office:value="3213" calcext:value-type="float">
            <text:p>32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number-columns-repeated="3"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92" calcext:value-type="float">
            <text:p>8792</text:p>
          </table:table-cell>
          <table:table-cell table:number-columns-repeated="3" office:value-type="float" office:value="9092" calcext:value-type="float">
            <text:p>90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table:number-columns-repeated="3"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3"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table:number-columns-repeated="3"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72" calcext:value-type="float">
            <text:p>4172</text:p>
          </table:table-cell>
          <table:table-cell table:number-columns-repeated="3" office:value-type="float" office:value="4506" calcext:value-type="float">
            <text:p>45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table:number-columns-repeated="3" office:value-type="float" office:value="4429" calcext:value-type="float">
            <text:p>44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96" calcext:value-type="float">
            <text:p>3296</text:p>
          </table:table-cell>
          <table:table-cell table:number-columns-repeated="3" office:value-type="float" office:value="3384" calcext:value-type="float">
            <text:p>33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table:number-columns-repeated="3" office:value-type="float" office:value="2336" calcext:value-type="float">
            <text:p>23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table:number-columns-repeated="3"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3"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 table:number-columns-repeated="3" office:value-type="float" office:value="2818" calcext:value-type="float">
            <text:p>28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table:number-columns-repeated="3" office:value-type="float" office:value="4628" calcext:value-type="float">
            <text:p>46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table:number-columns-repeated="3" office:value-type="float" office:value="2293" calcext:value-type="float">
            <text:p>229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3" office:value-type="float" office:value="4116" calcext:value-type="float">
            <text:p>41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34" calcext:value-type="float">
            <text:p>8134</text:p>
          </table:table-cell>
          <table:table-cell table:number-columns-repeated="3" office:value-type="float" office:value="8726" calcext:value-type="float">
            <text:p>87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table:number-columns-repeated="3" office:value-type="float" office:value="1924" calcext:value-type="float">
            <text:p>19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61" calcext:value-type="float">
            <text:p>7861</text:p>
          </table:table-cell>
          <table:table-cell table:number-columns-repeated="3" office:value-type="float" office:value="8075" calcext:value-type="float">
            <text:p>80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23" calcext:value-type="float">
            <text:p>3623</text:p>
          </table:table-cell>
          <table:table-cell table:number-columns-repeated="3" office:value-type="float" office:value="4011" calcext:value-type="float">
            <text:p>40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06" calcext:value-type="float">
            <text:p>4706</text:p>
          </table:table-cell>
          <table:table-cell table:number-columns-repeated="3" office:value-type="float" office:value="5047" calcext:value-type="float">
            <text:p>504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10" calcext:value-type="float">
            <text:p>8010</text:p>
          </table:table-cell>
          <table:table-cell table:number-columns-repeated="3" office:value-type="float" office:value="8474" calcext:value-type="float">
            <text:p>84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52" calcext:value-type="float">
            <text:p>12152</text:p>
          </table:table-cell>
          <table:table-cell table:number-columns-repeated="3" office:value-type="float" office:value="12691" calcext:value-type="float">
            <text:p>126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table:number-columns-repeated="3" office:value-type="float" office:value="2515" calcext:value-type="float">
            <text:p>25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table:number-columns-repeated="3" office:value-type="float" office:value="1844" calcext:value-type="float">
            <text:p>18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06" calcext:value-type="float">
            <text:p>3306</text:p>
          </table:table-cell>
          <table:table-cell table:number-columns-repeated="3" office:value-type="float" office:value="3552" calcext:value-type="float">
            <text:p>35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table:number-columns-repeated="3"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64" calcext:value-type="float">
            <text:p>4464</text:p>
          </table:table-cell>
          <table:table-cell table:number-columns-repeated="3" office:value-type="float" office:value="4826" calcext:value-type="float">
            <text:p>48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3" office:value-type="float" office:value="1790" calcext:value-type="float">
            <text:p>17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86" calcext:value-type="float">
            <text:p>2886</text:p>
          </table:table-cell>
          <table:table-cell table:number-columns-repeated="3" office:value-type="float" office:value="2988" calcext:value-type="float">
            <text:p>298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table:number-columns-repeated="3"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01" calcext:value-type="float">
            <text:p>6801</text:p>
          </table:table-cell>
          <table:table-cell table:number-columns-repeated="3" office:value-type="float" office:value="7015" calcext:value-type="float">
            <text:p>70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number-columns-repeated="3" office:value-type="float" office:value="2088" calcext:value-type="float">
            <text:p>20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09" calcext:value-type="float">
            <text:p>4609</text:p>
          </table:table-cell>
          <table:table-cell table:number-columns-repeated="3" office:value-type="float" office:value="4969" calcext:value-type="float">
            <text:p>49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3" office:value-type="float" office:value="7365" calcext:value-type="float">
            <text:p>736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table:number-columns-repeated="3" office:value-type="float" office:value="2310" calcext:value-type="float">
            <text:p>23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table:number-columns-repeated="3" office:value-type="float" office:value="4408" calcext:value-type="float">
            <text:p>44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3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3"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3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57" calcext:value-type="float">
            <text:p>2757</text:p>
          </table:table-cell>
          <table:table-cell table:number-columns-repeated="3" office:value-type="float" office:value="3088" calcext:value-type="float">
            <text:p>30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04" calcext:value-type="float">
            <text:p>6304</text:p>
          </table:table-cell>
          <table:table-cell table:number-columns-repeated="3" office:value-type="float" office:value="6744" calcext:value-type="float">
            <text:p>674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63" calcext:value-type="float">
            <text:p>2763</text:p>
          </table:table-cell>
          <table:table-cell table:number-columns-repeated="3" office:value-type="float" office:value="2940" calcext:value-type="float">
            <text:p>29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57" calcext:value-type="float">
            <text:p>7957</text:p>
          </table:table-cell>
          <table:table-cell table:number-columns-repeated="3" office:value-type="float" office:value="8165" calcext:value-type="float">
            <text:p>816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 table:number-columns-repeated="3" office:value-type="float" office:value="7331" calcext:value-type="float">
            <text:p>73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16" calcext:value-type="float">
            <text:p>4516</text:p>
          </table:table-cell>
          <table:table-cell table:number-columns-repeated="3" office:value-type="float" office:value="5019" calcext:value-type="float">
            <text:p>501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82" calcext:value-type="float">
            <text:p>4982</text:p>
          </table:table-cell>
          <table:table-cell table:number-columns-repeated="3" office:value-type="float" office:value="5313" calcext:value-type="float">
            <text:p>5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02" calcext:value-type="float">
            <text:p>12802</text:p>
          </table:table-cell>
          <table:table-cell table:number-columns-repeated="3" office:value-type="float" office:value="13469" calcext:value-type="float">
            <text:p>134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  <table:table-cell table:number-columns-repeated="3" office:value-type="float" office:value="2702" calcext:value-type="float">
            <text:p>27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53" calcext:value-type="float">
            <text:p>12753</text:p>
          </table:table-cell>
          <table:table-cell table:number-columns-repeated="3" office:value-type="float" office:value="13432" calcext:value-type="float">
            <text:p>134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3"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49" calcext:value-type="float">
            <text:p>7749</text:p>
          </table:table-cell>
          <table:table-cell table:number-columns-repeated="3" office:value-type="float" office:value="8066" calcext:value-type="float">
            <text:p>806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 table:number-columns-repeated="3" office:value-type="float" office:value="3894" calcext:value-type="float">
            <text:p>38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52" calcext:value-type="float">
            <text:p>3052</text:p>
          </table:table-cell>
          <table:table-cell table:number-columns-repeated="3" office:value-type="float" office:value="3459" calcext:value-type="float">
            <text:p>34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89" calcext:value-type="float">
            <text:p>3189</text:p>
          </table:table-cell>
          <table:table-cell table:number-columns-repeated="3" office:value-type="float" office:value="3514" calcext:value-type="float">
            <text:p>35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15" calcext:value-type="float">
            <text:p>7715</text:p>
          </table:table-cell>
          <table:table-cell table:number-columns-repeated="3" office:value-type="float" office:value="8006" calcext:value-type="float">
            <text:p>800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3"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number-columns-repeated="3"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table:number-columns-repeated="3" office:value-type="float" office:value="2624" calcext:value-type="float">
            <text:p>26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table:number-columns-repeated="3" office:value-type="float" office:value="4981" calcext:value-type="float">
            <text:p>49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number-columns-repeated="3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94" calcext:value-type="float">
            <text:p>7794</text:p>
          </table:table-cell>
          <table:table-cell table:number-columns-repeated="3" office:value-type="float" office:value="8376" calcext:value-type="float">
            <text:p>837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53" calcext:value-type="float">
            <text:p>4553</text:p>
          </table:table-cell>
          <table:table-cell table:number-columns-repeated="3" office:value-type="float" office:value="4991" calcext:value-type="float">
            <text:p>4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table:number-columns-repeated="3" office:value-type="float" office:value="2691" calcext:value-type="float">
            <text:p>26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3"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table:number-columns-repeated="3" office:value-type="float" office:value="5890" calcext:value-type="float">
            <text:p>589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 table:number-columns-repeated="3" office:value-type="float" office:value="4709" calcext:value-type="float">
            <text:p>47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71" calcext:value-type="float">
            <text:p>6671</text:p>
          </table:table-cell>
          <table:table-cell table:number-columns-repeated="3" office:value-type="float" office:value="6883" calcext:value-type="float">
            <text:p>688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53" calcext:value-type="float">
            <text:p>5153</text:p>
          </table:table-cell>
          <table:table-cell table:number-columns-repeated="3" office:value-type="float" office:value="5395" calcext:value-type="float">
            <text:p>53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07" calcext:value-type="float">
            <text:p>8607</text:p>
          </table:table-cell>
          <table:table-cell table:number-columns-repeated="3" office:value-type="float" office:value="8757" calcext:value-type="float">
            <text:p>87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13" calcext:value-type="float">
            <text:p>4113</text:p>
          </table:table-cell>
          <table:table-cell table:number-columns-repeated="3" office:value-type="float" office:value="4596" calcext:value-type="float">
            <text:p>45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number-columns-repeated="3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72" calcext:value-type="float">
            <text:p>9672</text:p>
          </table:table-cell>
          <table:table-cell table:number-columns-repeated="3" office:value-type="float" office:value="9877" calcext:value-type="float">
            <text:p>98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47" calcext:value-type="float">
            <text:p>2847</text:p>
          </table:table-cell>
          <table:table-cell table:number-columns-repeated="3" office:value-type="float" office:value="3089" calcext:value-type="float">
            <text:p>30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94" calcext:value-type="float">
            <text:p>6894</text:p>
          </table:table-cell>
          <table:table-cell table:number-columns-repeated="3" office:value-type="float" office:value="7052" calcext:value-type="float">
            <text:p>705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3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3"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86" calcext:value-type="float">
            <text:p>5086</text:p>
          </table:table-cell>
          <table:table-cell table:number-columns-repeated="3" office:value-type="float" office:value="5307" calcext:value-type="float">
            <text:p>53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table:number-columns-repeated="3" office:value-type="float" office:value="3368" calcext:value-type="float">
            <text:p>33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84" calcext:value-type="float">
            <text:p>4484</text:p>
          </table:table-cell>
          <table:table-cell table:number-columns-repeated="3" office:value-type="float" office:value="4672" calcext:value-type="float">
            <text:p>46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3"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number-columns-repeated="3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78" calcext:value-type="float">
            <text:p>4878</text:p>
          </table:table-cell>
          <table:table-cell table:number-columns-repeated="3" office:value-type="float" office:value="5157" calcext:value-type="float">
            <text:p>51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table:number-columns-repeated="3" office:value-type="float" office:value="2457" calcext:value-type="float">
            <text:p>24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93" calcext:value-type="float">
            <text:p>6893</text:p>
          </table:table-cell>
          <table:table-cell table:number-columns-repeated="3" office:value-type="float" office:value="7050" calcext:value-type="float">
            <text:p>70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3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252" calcext:value-type="float">
            <text:p>12252</text:p>
          </table:table-cell>
          <table:table-cell table:number-columns-repeated="3" office:value-type="float" office:value="12777" calcext:value-type="float">
            <text:p>127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75" calcext:value-type="float">
            <text:p>10475</text:p>
          </table:table-cell>
          <table:table-cell table:number-columns-repeated="3" office:value-type="float" office:value="10803" calcext:value-type="float">
            <text:p>108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79" calcext:value-type="float">
            <text:p>8079</text:p>
          </table:table-cell>
          <table:table-cell table:number-columns-repeated="3" office:value-type="float" office:value="8411" calcext:value-type="float">
            <text:p>84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47" calcext:value-type="float">
            <text:p>12147</text:p>
          </table:table-cell>
          <table:table-cell table:number-columns-repeated="3" office:value-type="float" office:value="12234" calcext:value-type="float">
            <text:p>122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6737" calcext:value-type="float">
            <text:p>67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84" calcext:value-type="float">
            <text:p>6884</text:p>
          </table:table-cell>
          <table:table-cell table:number-columns-repeated="3" office:value-type="float" office:value="7240" calcext:value-type="float">
            <text:p>7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table:number-columns-repeated="3"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table:number-columns-repeated="3"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85" calcext:value-type="float">
            <text:p>4185</text:p>
          </table:table-cell>
          <table:table-cell table:number-columns-repeated="3" office:value-type="float" office:value="4460" calcext:value-type="float">
            <text:p>446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3"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table:number-columns-repeated="3" office:value-type="float" office:value="4506" calcext:value-type="float">
            <text:p>45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table:number-columns-repeated="3" office:value-type="float" office:value="4086" calcext:value-type="float">
            <text:p>40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table:number-columns-repeated="3" office:value-type="float" office:value="2599" calcext:value-type="float">
            <text:p>25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71" calcext:value-type="float">
            <text:p>5171</text:p>
          </table:table-cell>
          <table:table-cell table:number-columns-repeated="3" office:value-type="float" office:value="5672" calcext:value-type="float">
            <text:p>56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91" calcext:value-type="float">
            <text:p>5991</text:p>
          </table:table-cell>
          <table:table-cell table:number-columns-repeated="3" office:value-type="float" office:value="6470" calcext:value-type="float">
            <text:p>64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table:number-columns-repeated="3" office:value-type="float" office:value="2819" calcext:value-type="float">
            <text:p>281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number-columns-repeated="3"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144211" calcext:value-type="float">
            <text:p>1144211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71776" calcext:value-type="float">
            <text:p>71776</text:p>
          </table:table-cell>
          <table:table-cell table:style-name="ce3" table:number-matrix-columns-spanned="1" table:number-matrix-rows-spanned="1" table:formula="of:=SUM(ABS([.D2:.D501] - [.B2:.B501]))" office:value-type="float" office:value="71776" calcext:value-type="float">
            <text:p>71776</text:p>
          </table:table-cell>
          <table:table-cell table:style-name="ce3" table:number-matrix-columns-spanned="1" table:number-matrix-rows-spanned="1" table:formula="of:=SUM(ABS([.E2:.E501] - [.B2:.B501]))" office:value-type="float" office:value="71776" calcext:value-type="float">
            <text:p>71776</text:p>
          </table:table-cell>
          <table:table-cell table:style-name="ce1" table:number-matrix-columns-spanned="1" table:number-matrix-rows-spanned="1" table:formula="of:=SUM(ABS([.F2:.F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G2:.G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H2:.H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I2:.I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J2:.J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K2:.K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L2:.L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M2:.M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N2:.N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O2:.O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P2:.P501] - [.B2:.B501]))" office:value-type="float" office:value="1144211" calcext:value-type="float">
            <text:p>1144211</text:p>
          </table:table-cell>
          <table:table-cell table:style-name="ce1" table:number-matrix-columns-spanned="1" table:number-matrix-rows-spanned="1" table:formula="of:=SUM(ABS([.Q2:.Q501] - [.B2:.B501]))" office:value-type="float" office:value="1144211" calcext:value-type="float">
            <text:p>1144211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627296888423551" calcext:value-type="float">
            <text:p>0.062730</text:p>
          </table:table-cell>
          <table:table-cell table:style-name="ce4" table:formula="of:=[.D503] / [.B502]" office:value-type="float" office:value="0.0627296888423551" calcext:value-type="float">
            <text:p>0.062730</text:p>
          </table:table-cell>
          <table:table-cell table:style-name="ce4" table:formula="of:=[.E503] / [.B502]" office:value-type="float" office:value="0.0627296888423551" calcext:value-type="float">
            <text:p>0.062730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82.374974423576" calcext:value-type="float">
            <text:p>182.374974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82.374974423576" calcext:value-type="float">
            <text:p>182.374974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82.374974423576" calcext:value-type="float">
            <text:p>182.374974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3179.75634222435" calcext:value-type="float">
            <text:p>3179.756342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3179.75634222435" calcext:value-type="float">
            <text:p>3179.756342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6273" calcext:value-type="float">
            <text:p>0.06273</text:p>
          </table:table-cell>
          <table:table-cell office:value-type="float" office:value="182.374974" calcext:value-type="float">
            <text:p>182.374974</text:p>
          </table:table-cell>
          <table:table-cell office:value-type="float" office:value="71776" calcext:value-type="float">
            <text:p>7177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ivers.shp</text:p>
          </table:table-cell>
          <table:table-cell office:value-type="float" office:value="143.552" calcext:value-type="float">
            <text:p>143.552</text:p>
          </table:table-cell>
          <table:table-cell table:number-columns-repeated="1017"/>
        </table:table-row>
      </table:table>
      <table:table table:name="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23" calcext:value-type="float">
            <text:p>3923</text:p>
          </table:table-cell>
          <table:table-cell table:number-columns-repeated="2" office:value-type="float" office:value="4656" calcext:value-type="float">
            <text:p>465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2" office:value-type="float" office:value="379" calcext:value-type="float">
            <text:p>3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2" office:value-type="float" office:value="813" calcext:value-type="float">
            <text:p>8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484" calcext:value-type="float">
            <text:p>4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number-columns-repeated="2" office:value-type="float" office:value="3593" calcext:value-type="float">
            <text:p>359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number-columns-repeated="2" office:value-type="float" office:value="1368" calcext:value-type="float">
            <text:p>13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655" calcext:value-type="float">
            <text:p>95655</text:p>
          </table:table-cell>
          <table:table-cell table:number-columns-repeated="2" office:value-type="float" office:value="91097" calcext:value-type="float">
            <text:p>910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2" office:value-type="float" office:value="661" calcext:value-type="float">
            <text:p>6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01" calcext:value-type="float">
            <text:p>4901</text:p>
          </table:table-cell>
          <table:table-cell table:number-columns-repeated="2" office:value-type="float" office:value="4586" calcext:value-type="float">
            <text:p>45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978" calcext:value-type="float">
            <text:p>11978</text:p>
          </table:table-cell>
          <table:table-cell table:number-columns-repeated="2" office:value-type="float" office:value="10199" calcext:value-type="float">
            <text:p>101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158" calcext:value-type="float">
            <text:p>18158</text:p>
          </table:table-cell>
          <table:table-cell table:number-columns-repeated="2" office:value-type="float" office:value="20609" calcext:value-type="float">
            <text:p>206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number-columns-repeated="2" office:value-type="float" office:value="1127" calcext:value-type="float">
            <text:p>11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24" calcext:value-type="float">
            <text:p>21324</text:p>
          </table:table-cell>
          <table:table-cell table:number-columns-repeated="2" office:value-type="float" office:value="21155" calcext:value-type="float">
            <text:p>211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 office:value-type="float" office:value="1003" calcext:value-type="float">
            <text:p>100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 table:number-columns-repeated="2" office:value-type="float" office:value="3720" calcext:value-type="float">
            <text:p>3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2" office:value-type="float" office:value="454" calcext:value-type="float">
            <text:p>45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652" calcext:value-type="float">
            <text:p>20652</text:p>
          </table:table-cell>
          <table:table-cell table:number-columns-repeated="2" office:value-type="float" office:value="20404" calcext:value-type="float">
            <text:p>204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2" office:value-type="float" office:value="849" calcext:value-type="float">
            <text:p>8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number-columns-repeated="2" office:value-type="float" office:value="516" calcext:value-type="float">
            <text:p>5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number-columns-repeated="2" office:value-type="float" office:value="1259" calcext:value-type="float">
            <text:p>12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2" office:value-type="float" office:value="486" calcext:value-type="float">
            <text:p>4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table:number-columns-repeated="2" office:value-type="float" office:value="2527" calcext:value-type="float">
            <text:p>25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table:number-columns-repeated="2" office:value-type="float" office:value="2412" calcext:value-type="float">
            <text:p>24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number-columns-repeated="2" office:value-type="float" office:value="2042" calcext:value-type="float">
            <text:p>20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table:number-columns-repeated="2" office:value-type="float" office:value="7296" calcext:value-type="float">
            <text:p>729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2" office:value-type="float" office:value="854" calcext:value-type="float">
            <text:p>8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229" calcext:value-type="float">
            <text:p>24229</text:p>
          </table:table-cell>
          <table:table-cell table:number-columns-repeated="2" office:value-type="float" office:value="23497" calcext:value-type="float">
            <text:p>234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2" office:value-type="float" office:value="716" calcext:value-type="float">
            <text:p>7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66" calcext:value-type="float">
            <text:p>7266</text:p>
          </table:table-cell>
          <table:table-cell table:number-columns-repeated="2" office:value-type="float" office:value="5533" calcext:value-type="float">
            <text:p>553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2" office:value-type="float" office:value="1371" calcext:value-type="float">
            <text:p>137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31" calcext:value-type="float">
            <text:p>3731</text:p>
          </table:table-cell>
          <table:table-cell table:number-columns-repeated="2" office:value-type="float" office:value="3967" calcext:value-type="float">
            <text:p>39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number-columns-repeated="2" office:value-type="float" office:value="562" calcext:value-type="float">
            <text:p>56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2" office:value-type="float" office:value="772" calcext:value-type="float">
            <text:p>7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table:number-columns-repeated="2" office:value-type="float" office:value="6601" calcext:value-type="float">
            <text:p>660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2" office:value-type="float" office:value="1261" calcext:value-type="float">
            <text:p>12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76" calcext:value-type="float">
            <text:p>13476</text:p>
          </table:table-cell>
          <table:table-cell table:number-columns-repeated="2" office:value-type="float" office:value="12577" calcext:value-type="float">
            <text:p>125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table:number-columns-repeated="2" office:value-type="float" office:value="1672" calcext:value-type="float">
            <text:p>167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62" calcext:value-type="float">
            <text:p>5362</text:p>
          </table:table-cell>
          <table:table-cell table:number-columns-repeated="2" office:value-type="float" office:value="6701" calcext:value-type="float">
            <text:p>67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table:number-columns-repeated="2" office:value-type="float" office:value="3638" calcext:value-type="float">
            <text:p>36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number-columns-repeated="2" office:value-type="float" office:value="1348" calcext:value-type="float">
            <text:p>13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143" calcext:value-type="float">
            <text:p>54143</text:p>
          </table:table-cell>
          <table:table-cell table:number-columns-repeated="2" office:value-type="float" office:value="48827" calcext:value-type="float">
            <text:p>488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number-columns-repeated="2" office:value-type="float" office:value="1517" calcext:value-type="float">
            <text:p>15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2" office:value-type="float" office:value="533" calcext:value-type="float">
            <text:p>5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69" calcext:value-type="float">
            <text:p>4669</text:p>
          </table:table-cell>
          <table:table-cell table:number-columns-repeated="2" office:value-type="float" office:value="4974" calcext:value-type="float">
            <text:p>497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2"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number-columns-repeated="2" office:value-type="float" office:value="1402" calcext:value-type="float">
            <text:p>14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table:number-columns-repeated="2" office:value-type="float" office:value="3374" calcext:value-type="float">
            <text:p>337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table:number-columns-repeated="2" office:value-type="float" office:value="2150" calcext:value-type="float">
            <text:p>21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76" calcext:value-type="float">
            <text:p>20276</text:p>
          </table:table-cell>
          <table:table-cell table:number-columns-repeated="2" office:value-type="float" office:value="20789" calcext:value-type="float">
            <text:p>207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567" calcext:value-type="float">
            <text:p>5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2" office:value-type="float" office:value="569" calcext:value-type="float">
            <text:p>56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52" calcext:value-type="float">
            <text:p>8452</text:p>
          </table:table-cell>
          <table:table-cell table:number-columns-repeated="2" office:value-type="float" office:value="13976" calcext:value-type="float">
            <text:p>13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number-columns-repeated="2" office:value-type="float" office:value="726" calcext:value-type="float">
            <text:p>7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24" calcext:value-type="float">
            <text:p>14424</text:p>
          </table:table-cell>
          <table:table-cell table:number-columns-repeated="2" office:value-type="float" office:value="14684" calcext:value-type="float">
            <text:p>146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table:number-columns-repeated="2" office:value-type="float" office:value="3021" calcext:value-type="float">
            <text:p>30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441" calcext:value-type="float">
            <text:p>44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table:number-columns-repeated="2" office:value-type="float" office:value="2106" calcext:value-type="float">
            <text:p>21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66" calcext:value-type="float">
            <text:p>4866</text:p>
          </table:table-cell>
          <table:table-cell table:number-columns-repeated="2" office:value-type="float" office:value="4348" calcext:value-type="float">
            <text:p>43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number-columns-repeated="2" office:value-type="float" office:value="1540" calcext:value-type="float">
            <text:p>15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47" calcext:value-type="float">
            <text:p>7847</text:p>
          </table:table-cell>
          <table:table-cell table:number-columns-repeated="2" office:value-type="float" office:value="8019" calcext:value-type="float">
            <text:p>80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03" calcext:value-type="float">
            <text:p>10903</text:p>
          </table:table-cell>
          <table:table-cell table:number-columns-repeated="2" office:value-type="float" office:value="10998" calcext:value-type="float">
            <text:p>1099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number-columns-repeated="2" office:value-type="float" office:value="1079" calcext:value-type="float">
            <text:p>10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table:number-columns-repeated="2" office:value-type="float" office:value="2710" calcext:value-type="float">
            <text:p>27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685" calcext:value-type="float">
            <text:p>20685</text:p>
          </table:table-cell>
          <table:table-cell table:number-columns-repeated="2" office:value-type="float" office:value="20943" calcext:value-type="float">
            <text:p>209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37" calcext:value-type="float">
            <text:p>6837</text:p>
          </table:table-cell>
          <table:table-cell table:number-columns-repeated="2" office:value-type="float" office:value="6588" calcext:value-type="float">
            <text:p>65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832" calcext:value-type="float">
            <text:p>24832</text:p>
          </table:table-cell>
          <table:table-cell table:number-columns-repeated="2" office:value-type="float" office:value="24323" calcext:value-type="float">
            <text:p>243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number-columns-repeated="2" office:value-type="float" office:value="3716" calcext:value-type="float">
            <text:p>37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number-columns-repeated="2" office:value-type="float" office:value="1258" calcext:value-type="float">
            <text:p>125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2" office:value-type="float" office:value="2748" calcext:value-type="float">
            <text:p>27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499" calcext:value-type="float">
            <text:p>95499</text:p>
          </table:table-cell>
          <table:table-cell table:number-columns-repeated="2" office:value-type="float" office:value="97020" calcext:value-type="float">
            <text:p>970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number-columns-repeated="2" office:value-type="float" office:value="724" calcext:value-type="float">
            <text:p>7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88" calcext:value-type="float">
            <text:p>3188</text:p>
          </table:table-cell>
          <table:table-cell table:number-columns-repeated="2" office:value-type="float" office:value="6022" calcext:value-type="float">
            <text:p>60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09" calcext:value-type="float">
            <text:p>34709</text:p>
          </table:table-cell>
          <table:table-cell table:number-columns-repeated="2" office:value-type="float" office:value="32735" calcext:value-type="float">
            <text:p>327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number-columns-repeated="2" office:value-type="float" office:value="1196" calcext:value-type="float">
            <text:p>11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2" office:value-type="float" office:value="621" calcext:value-type="float">
            <text:p>6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41" calcext:value-type="float">
            <text:p>2941</text:p>
          </table:table-cell>
          <table:table-cell table:number-columns-repeated="2" office:value-type="float" office:value="2990" calcext:value-type="float">
            <text:p>29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35" calcext:value-type="float">
            <text:p>9035</text:p>
          </table:table-cell>
          <table:table-cell table:number-columns-repeated="2" office:value-type="float" office:value="8505" calcext:value-type="float">
            <text:p>850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52" calcext:value-type="float">
            <text:p>4052</text:p>
          </table:table-cell>
          <table:table-cell table:number-columns-repeated="2" office:value-type="float" office:value="4122" calcext:value-type="float">
            <text:p>41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143" calcext:value-type="float">
            <text:p>36143</text:p>
          </table:table-cell>
          <table:table-cell table:number-columns-repeated="2" office:value-type="float" office:value="35650" calcext:value-type="float">
            <text:p>356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 table:number-columns-repeated="2" office:value-type="float" office:value="3643" calcext:value-type="float">
            <text:p>36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30" calcext:value-type="float">
            <text:p>8330</text:p>
          </table:table-cell>
          <table:table-cell table:number-columns-repeated="2" office:value-type="float" office:value="7399" calcext:value-type="float">
            <text:p>739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858" calcext:value-type="float">
            <text:p>24858</text:p>
          </table:table-cell>
          <table:table-cell table:number-columns-repeated="2" office:value-type="float" office:value="22142" calcext:value-type="float">
            <text:p>221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number-columns-repeated="2" office:value-type="float" office:value="6045" calcext:value-type="float">
            <text:p>60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table:number-columns-repeated="2" office:value-type="float" office:value="2145" calcext:value-type="float">
            <text:p>214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2" office:value-type="float" office:value="755" calcext:value-type="float">
            <text:p>7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2" office:value-type="float" office:value="1075" calcext:value-type="float">
            <text:p>107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number-columns-repeated="2" office:value-type="float" office:value="791" calcext:value-type="float">
            <text:p>7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table:number-columns-repeated="2" office:value-type="float" office:value="1394" calcext:value-type="float">
            <text:p>139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72" calcext:value-type="float">
            <text:p>9072</text:p>
          </table:table-cell>
          <table:table-cell table:number-columns-repeated="2" office:value-type="float" office:value="8473" calcext:value-type="float">
            <text:p>847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2" office:value-type="float" office:value="322" calcext:value-type="float">
            <text:p>3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table:number-columns-repeated="2" office:value-type="float" office:value="1126" calcext:value-type="float">
            <text:p>11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2" office:value-type="float" office:value="1672" calcext:value-type="float">
            <text:p>16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2" office:value-type="float" office:value="1450" calcext:value-type="float">
            <text:p>14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98" calcext:value-type="float">
            <text:p>3098</text:p>
          </table:table-cell>
          <table:table-cell table:number-columns-repeated="2" office:value-type="float" office:value="2701" calcext:value-type="float">
            <text:p>27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table:number-columns-repeated="2" office:value-type="float" office:value="10303" calcext:value-type="float">
            <text:p>103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number-columns-repeated="2" office:value-type="float" office:value="650" calcext:value-type="float">
            <text:p>65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171" calcext:value-type="float">
            <text:p>24171</text:p>
          </table:table-cell>
          <table:table-cell table:number-columns-repeated="2" office:value-type="float" office:value="23316" calcext:value-type="float">
            <text:p>233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2"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2" office:value-type="float" office:value="1407" calcext:value-type="float">
            <text:p>140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table:number-columns-repeated="2" office:value-type="float" office:value="1948" calcext:value-type="float">
            <text:p>19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02" calcext:value-type="float">
            <text:p>3902</text:p>
          </table:table-cell>
          <table:table-cell table:number-columns-repeated="2" office:value-type="float" office:value="4304" calcext:value-type="float">
            <text:p>4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38" calcext:value-type="float">
            <text:p>9338</text:p>
          </table:table-cell>
          <table:table-cell table:number-columns-repeated="2" office:value-type="float" office:value="9059" calcext:value-type="float">
            <text:p>905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table:number-columns-repeated="2" office:value-type="float" office:value="1949" calcext:value-type="float">
            <text:p>194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table:number-columns-repeated="2" office:value-type="float" office:value="2065" calcext:value-type="float">
            <text:p>20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464" calcext:value-type="float">
            <text:p>4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94" calcext:value-type="float">
            <text:p>10394</text:p>
          </table:table-cell>
          <table:table-cell table:number-columns-repeated="2" office:value-type="float" office:value="10579" calcext:value-type="float">
            <text:p>1057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table:number-columns-repeated="2" office:value-type="float" office:value="2304" calcext:value-type="float">
            <text:p>23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47" calcext:value-type="float">
            <text:p>4747</text:p>
          </table:table-cell>
          <table:table-cell table:number-columns-repeated="2" office:value-type="float" office:value="5116" calcext:value-type="float">
            <text:p>51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2" office:value-type="float" office:value="667" calcext:value-type="float">
            <text:p>6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2" office:value-type="float" office:value="581" calcext:value-type="float">
            <text:p>5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803591" calcext:value-type="float">
            <text:p>803591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83110" calcext:value-type="float">
            <text:p>83110</text:p>
          </table:table-cell>
          <table:table-cell table:style-name="ce3" table:number-matrix-columns-spanned="1" table:number-matrix-rows-spanned="1" table:formula="of:=SUM(ABS([.D2:.D501] - [.B2:.B501]))" office:value-type="float" office:value="83110" calcext:value-type="float">
            <text:p>83110</text:p>
          </table:table-cell>
          <table:table-cell table:style-name="ce3" table:number-matrix-columns-spanned="1" table:number-matrix-rows-spanned="1" table:formula="of:=SUM(ABS([.E2:.E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F2:.F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G2:.G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H2:.H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I2:.I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J2:.J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K2:.K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L2:.L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M2:.M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N2:.N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O2:.O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P2:.P501] - [.B2:.B501]))" office:value-type="float" office:value="803591" calcext:value-type="float">
            <text:p>803591</text:p>
          </table:table-cell>
          <table:table-cell table:style-name="ce1" table:number-matrix-columns-spanned="1" table:number-matrix-rows-spanned="1" table:formula="of:=SUM(ABS([.Q2:.Q501] - [.B2:.B501]))" office:value-type="float" office:value="803591" calcext:value-type="float">
            <text:p>803591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103423258846851" calcext:value-type="float">
            <text:p>0.103423</text:p>
          </table:table-cell>
          <table:table-cell table:style-name="ce4" table:formula="of:=[.D503] / [.B502]" office:value-type="float" office:value="0.103423258846851" calcext:value-type="float">
            <text:p>0.103423</text:p>
          </table:table-cell>
          <table:table-cell table:style-name="ce4" table:formula="of:=[.E503] / [.B502]" office:value-type="float" office:value="1" calcext:value-type="float">
            <text:p>1.000000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612.054183549138" calcext:value-type="float">
            <text:p>612.054184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612.054183549138" calcext:value-type="float">
            <text:p>612.054184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7567.02592838669" calcext:value-type="float">
            <text:p>7567.025928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7567.02592838669" calcext:value-type="float">
            <text:p>7567.025928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03423" calcext:value-type="float">
            <text:p>0.103423</text:p>
          </table:table-cell>
          <table:table-cell office:value-type="float" office:value="612.054184" calcext:value-type="float">
            <text:p>612.054184</text:p>
          </table:table-cell>
          <table:table-cell office:value-type="float" office:value="83110" calcext:value-type="float">
            <text:p>8311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ads.shp</text:p>
          </table:table-cell>
          <table:table-cell office:value-type="float" office:value="166.22" calcext:value-type="float">
            <text:p>166.22</text:p>
          </table:table-cell>
          <table:table-cell table:number-columns-repeated="1017"/>
        </table:table-row>
      </table:table>
      <table:table table:name="rodov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0x100</text:p>
          </table:table-cell>
          <table:table-cell office:value-type="string" calcext:value-type="string">
            <text:p>estimativaRG-0.51-100x100</text:p>
          </table:table-cell>
          <table:table-cell office:value-type="string" calcext:value-type="string">
            <text:p>estimativaRG-0.52-100x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4"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4" office:value-type="float" office:value="712" calcext:value-type="float">
            <text:p>71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number-columns-repeated="4" office:value-type="float" office:value="755" calcext:value-type="float">
            <text:p>7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4"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number-columns-repeated="4" office:value-type="float" office:value="964" calcext:value-type="float">
            <text:p>9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4" office:value-type="float" office:value="1087" calcext:value-type="float">
            <text:p>108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4" office:value-type="float" office:value="572" calcext:value-type="float">
            <text:p>5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4"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4" office:value-type="float" office:value="478" calcext:value-type="float">
            <text:p>47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4" office:value-type="float" office:value="638" calcext:value-type="float">
            <text:p>6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4"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4"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4"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4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4" office:value-type="float" office:value="687" calcext:value-type="float">
            <text:p>68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4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4" office:value-type="float" office:value="1060" calcext:value-type="float">
            <text:p>10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4"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4" office:value-type="float" office:value="193" calcext:value-type="float">
            <text:p>1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4" office:value-type="float" office:value="617" calcext:value-type="float">
            <text:p>61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4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4" office:value-type="float" office:value="684" calcext:value-type="float">
            <text:p>6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number-columns-repeated="4" office:value-type="float" office:value="818" calcext:value-type="float">
            <text:p>8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number-columns-repeated="4" office:value-type="float" office:value="854" calcext:value-type="float">
            <text:p>85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4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4"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4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4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4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number-columns-repeated="4" office:value-type="float" office:value="1039" calcext:value-type="float">
            <text:p>103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4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4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4" office:value-type="float" office:value="284" calcext:value-type="float">
            <text:p>2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4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4"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table:number-columns-repeated="4" office:value-type="float" office:value="1610" calcext:value-type="float">
            <text:p>161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4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number-columns-repeated="4" office:value-type="float" office:value="905" calcext:value-type="float">
            <text:p>9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4"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4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4"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number-columns-repeated="4" office:value-type="float" office:value="685" calcext:value-type="float">
            <text:p>68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4"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4" office:value-type="float" office:value="383" calcext:value-type="float">
            <text:p>38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4"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number-columns-repeated="4" office:value-type="float" office:value="1431" calcext:value-type="float">
            <text:p>14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4" office:value-type="float" office:value="1218" calcext:value-type="float">
            <text:p>12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4"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4"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4"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number-columns-repeated="4" office:value-type="float" office:value="792" calcext:value-type="float">
            <text:p>79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4" office:value-type="float" office:value="837" calcext:value-type="float">
            <text:p>8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4"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4" office:value-type="float" office:value="683" calcext:value-type="float">
            <text:p>6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4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4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4" office:value-type="float" office:value="601" calcext:value-type="float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4"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4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4" office:value-type="float" office:value="753" calcext:value-type="float">
            <text:p>7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4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4"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4" office:value-type="float" office:value="795" calcext:value-type="float">
            <text:p>7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4" office:value-type="float" office:value="209" calcext:value-type="float">
            <text:p>20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4"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4"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4" office:value-type="float" office:value="861" calcext:value-type="float">
            <text:p>86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number-columns-repeated="4" office:value-type="float" office:value="1160" calcext:value-type="float">
            <text:p>11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4"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number-columns-repeated="4" office:value-type="float" office:value="1181" calcext:value-type="float">
            <text:p>11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4" office:value-type="float" office:value="679" calcext:value-type="float">
            <text:p>6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number-columns-repeated="4" office:value-type="float" office:value="872" calcext:value-type="float">
            <text:p>8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4" office:value-type="float" office:value="602" calcext:value-type="float">
            <text:p>6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number-columns-repeated="4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4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4"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4"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4"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number-columns-repeated="4" office:value-type="float" office:value="1123" calcext:value-type="float">
            <text:p>1123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4" office:value-type="float" office:value="635" calcext:value-type="float">
            <text:p>63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4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4"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4" office:value-type="float" office:value="617" calcext:value-type="float">
            <text:p>61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4" office:value-type="float" office:value="746" calcext:value-type="float">
            <text:p>7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4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4"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4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4"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4"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4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4" office:value-type="float" office:value="385" calcext:value-type="float">
            <text:p>38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4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4" office:value-type="float" office:value="599" calcext:value-type="float">
            <text:p>5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4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4"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4"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4"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number-columns-repeated="4" office:value-type="float" office:value="836" calcext:value-type="float">
            <text:p>8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4"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number-columns-repeated="4"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4" office:value-type="float" office:value="638" calcext:value-type="float">
            <text:p>63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number-columns-repeated="4" office:value-type="float" office:value="675" calcext:value-type="float">
            <text:p>6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number-columns-repeated="4" office:value-type="float" office:value="845" calcext:value-type="float">
            <text:p>84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4" office:value-type="float" office:value="579" calcext:value-type="float">
            <text:p>5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4" office:value-type="float" office:value="569" calcext:value-type="float">
            <text:p>56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4"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4" office:value-type="float" office:value="551" calcext:value-type="float">
            <text:p>5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4"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4" office:value-type="float" office:value="604" calcext:value-type="float">
            <text:p>60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4" office:value-type="float" office:value="725" calcext:value-type="float">
            <text:p>7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number-columns-repeated="4" office:value-type="float" office:value="699" calcext:value-type="float">
            <text:p>69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4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4"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4" office:value-type="float" office:value="584" calcext:value-type="float">
            <text:p>58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4"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4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4"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4"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4" office:value-type="float" office:value="397" calcext:value-type="float">
            <text:p>39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4"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4"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number-columns-repeated="4" office:value-type="float" office:value="1048" calcext:value-type="float">
            <text:p>10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4" office:value-type="float" office:value="381" calcext:value-type="float">
            <text:p>3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60657" calcext:value-type="float">
            <text:p>60657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7006" calcext:value-type="float">
            <text:p>17006</text:p>
          </table:table-cell>
          <table:table-cell table:style-name="ce3" table:number-matrix-columns-spanned="1" table:number-matrix-rows-spanned="1" table:formula="of:=SUM(ABS([.D2:.D501] - [.B2:.B501]))" office:value-type="float" office:value="17008" calcext:value-type="float">
            <text:p>17008</text:p>
          </table:table-cell>
          <table:table-cell table:style-name="ce3" table:number-matrix-columns-spanned="1" table:number-matrix-rows-spanned="1" table:formula="of:=SUM(ABS([.E2:.E501] - [.B2:.B501]))" office:value-type="float" office:value="17008" calcext:value-type="float">
            <text:p>17008</text:p>
          </table:table-cell>
          <table:table-cell table:style-name="ce1" table:number-matrix-columns-spanned="1" table:number-matrix-rows-spanned="1" table:formula="of:=SUM(ABS([.F2:.F501] - [.B2:.B501]))" office:value-type="float" office:value="17008" calcext:value-type="float">
            <text:p>17008</text:p>
          </table:table-cell>
          <table:table-cell table:style-name="ce1" table:number-matrix-columns-spanned="1" table:number-matrix-rows-spanned="1" table:formula="of:=SUM(ABS([.G2:.G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H2:.H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I2:.I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J2:.J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K2:.K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L2:.L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M2:.M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N2:.N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O2:.O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P2:.P501] - [.B2:.B501]))" office:value-type="float" office:value="60657" calcext:value-type="float">
            <text:p>60657</text:p>
          </table:table-cell>
          <table:table-cell table:style-name="ce1" table:number-matrix-columns-spanned="1" table:number-matrix-rows-spanned="1" table:formula="of:=SUM(ABS([.Q2:.Q501] - [.B2:.B501]))" office:value-type="float" office:value="60657" calcext:value-type="float">
            <text:p>60657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280363354600458" calcext:value-type="float">
            <text:p>0.280363</text:p>
          </table:table-cell>
          <table:table-cell table:style-name="ce4" table:formula="of:=[.D503] / [.B502]" office:value-type="float" office:value="0.280396326887251" calcext:value-type="float">
            <text:p>0.280396</text:p>
          </table:table-cell>
          <table:table-cell table:style-name="ce4" table:formula="of:=[.E503] / [.B502]" office:value-type="float" office:value="0.280396326887251" calcext:value-type="float">
            <text:p>0.280396</text:p>
          </table:table-cell>
          <table:table-cell table:style-name="ce4" table:formula="of:=[.F503] / [.B502]" office:value-type="float" office:value="0.280396326887251" calcext:value-type="float">
            <text:p>0.280396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52.4587824486998" calcext:value-type="float">
            <text:p>52.458782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52.4562269325578" calcext:value-type="float">
            <text:p>52.456227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52.4562269325578" calcext:value-type="float">
            <text:p>52.456227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52.4562269325578" calcext:value-type="float">
            <text:p>52.456227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219.545365252833" calcext:value-type="float">
            <text:p>219.545365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219.545365252833" calcext:value-type="float">
            <text:p>219.545365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80363" calcext:value-type="float">
            <text:p>0.280363</text:p>
          </table:table-cell>
          <table:table-cell office:value-type="float" office:value="52.458782" calcext:value-type="float">
            <text:p>52.458782</text:p>
          </table:table-cell>
          <table:table-cell office:value-type="float" office:value="17006" calcext:value-type="float">
            <text:p>1700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dovia.shp</text:p>
          </table:table-cell>
          <table:table-cell office:value-type="float" office:value="34.012" calcext:value-type="float">
            <text:p>34.012</text:p>
          </table:table-cell>
          <table:table-cell table:number-columns-repeated="1017"/>
        </table:table-row>
      </table:table>
      <table:table table:name="vege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87x81</text:p>
          </table:table-cell>
          <table:table-cell office:value-type="string" calcext:value-type="string">
            <text:p>estimativaRG-0.51-88x82</text:p>
          </table:table-cell>
          <table:table-cell office:value-type="string" calcext:value-type="string">
            <text:p>estimativaRG-0.52-88x84</text:p>
          </table:table-cell>
          <table:table-cell office:value-type="string" calcext:value-type="string">
            <text:p>estimativaRG-0.53-88x85</text:p>
          </table:table-cell>
          <table:table-cell office:value-type="string" calcext:value-type="string">
            <text:p>estimativaRG-0.54-88x85</text:p>
          </table:table-cell>
          <table:table-cell office:value-type="string" calcext:value-type="string">
            <text:p>estimativaRG-0.55-88x85</text:p>
          </table:table-cell>
          <table:table-cell office:value-type="string" calcext:value-type="string">
            <text:p>estimativaRG-0.56-88x85</text:p>
          </table:table-cell>
          <table:table-cell office:value-type="string" calcext:value-type="string">
            <text:p>estimativaRG-0.57-88x86</text:p>
          </table:table-cell>
          <table:table-cell office:value-type="string" calcext:value-type="string">
            <text:p>estimativaRG-0.58-89x86</text:p>
          </table:table-cell>
          <table:table-cell office:value-type="string" calcext:value-type="string">
            <text:p>estimativaRG-0.59-89x86</text:p>
          </table:table-cell>
          <table:table-cell office:value-type="string" calcext:value-type="string">
            <text:p>estimativaRG-0.60-89x87</text:p>
          </table:table-cell>
          <table:table-cell office:value-type="string" calcext:value-type="string">
            <text:p>estimativaRG-0.61-89x89</text:p>
          </table:table-cell>
          <table:table-cell office:value-type="string" calcext:value-type="string">
            <text:p>estimativaRG-0.62-89x89</text:p>
          </table:table-cell>
          <table:table-cell office:value-type="string" calcext:value-type="string">
            <text:p>estimativaRG-0.63-90x89</text:p>
          </table:table-cell>
          <table:table-cell office:value-type="string" calcext:value-type="string">
            <text:p>estimativaRG-0.64-90x89</text:p>
          </table:table-cell>
          <table:table-cell office:value-type="string" calcext:value-type="string">
            <text:p>estimativaRG-0.65-91x89</text:p>
          </table:table-cell>
          <table:table-cell office:value-type="string" calcext:value-type="string">
            <text:p>estimativaRG-0.66-92x90</text:p>
          </table:table-cell>
          <table:table-cell office:value-type="string" calcext:value-type="string">
            <text:p>estimativaRG-0.67-92x90</text:p>
          </table:table-cell>
          <table:table-cell office:value-type="string" calcext:value-type="string">
            <text:p>estimativaRG-0.68-92x90</text:p>
          </table:table-cell>
          <table:table-cell office:value-type="string" calcext:value-type="string">
            <text:p>estimativaRG-0.69-94x90</text:p>
          </table:table-cell>
          <table:table-cell office:value-type="string" calcext:value-type="string">
            <text:p>estimativaRG-0.70-94x90</text:p>
          </table:table-cell>
          <table:table-cell office:value-type="string" calcext:value-type="string">
            <text:p>estimativaRG-0.71-94x91</text:p>
          </table:table-cell>
          <table:table-cell office:value-type="string" calcext:value-type="string">
            <text:p>estimativaRG-0.72-95x92</text:p>
          </table:table-cell>
          <table:table-cell office:value-type="string" calcext:value-type="string">
            <text:p>estimativaRG-0.73-95x92</text:p>
          </table:table-cell>
          <table:table-cell office:value-type="string" calcext:value-type="string">
            <text:p>estimativaRG-0.74-95x93</text:p>
          </table:table-cell>
          <table:table-cell office:value-type="string" calcext:value-type="string">
            <text:p>estimativaRG-0.75-95x93</text:p>
          </table:table-cell>
          <table:table-cell office:value-type="string" calcext:value-type="string">
            <text:p>estimativaRG-0.76-96x93</text:p>
          </table:table-cell>
          <table:table-cell office:value-type="string" calcext:value-type="string">
            <text:p>estimativaRG-0.77-96x93</text:p>
          </table:table-cell>
          <table:table-cell office:value-type="string" calcext:value-type="string">
            <text:p>estimativaRG-0.78-97x93</text:p>
          </table:table-cell>
          <table:table-cell office:value-type="string" calcext:value-type="string">
            <text:p>estimativaRG-0.79-97x95</text:p>
          </table:table-cell>
          <table:table-cell office:value-type="string" calcext:value-type="string">
            <text:p>estimativaRG-0.80-97x95</text:p>
          </table:table-cell>
          <table:table-cell office:value-type="string" calcext:value-type="string">
            <text:p>estimativaRG-0.81-98x95</text:p>
          </table:table-cell>
          <table:table-cell office:value-type="string" calcext:value-type="string">
            <text:p>estimativaRG-0.82-98x97</text:p>
          </table:table-cell>
          <table:table-cell office:value-type="string" calcext:value-type="string">
            <text:p>estimativaRG-0.83-99x98</text:p>
          </table:table-cell>
          <table:table-cell office:value-type="string" calcext:value-type="string">
            <text:p>estimativaRG-0.84-99x99</text:p>
          </table:table-cell>
          <table:table-cell office:value-type="string" calcext:value-type="string">
            <text:p>estimativaRG-0.85-100x99</text:p>
          </table:table-cell>
          <table:table-cell office:value-type="string" calcext:value-type="string">
            <text:p>estimativaRG-0.86-100x99</text:p>
          </table:table-cell>
          <table:table-cell office:value-type="string" calcext:value-type="string">
            <text:p>estimativaRG-0.87-100x10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7" office:value-type="float" office:value="129" calcext:value-type="float">
            <text:p>129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 office:value-type="float" office:value="131" calcext:value-type="float">
            <text:p>131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16" office:value-type="float" office:value="131" calcext:value-type="float">
            <text:p>13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11" office:value-type="float" office:value="97" calcext:value-type="float">
            <text:p>97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6" office:value-type="float" office:value="97" calcext:value-type="float">
            <text:p>97</text:p>
          </table:table-cell>
          <table:table-cell table:number-columns-repeated="7" office:value-type="float" office:value="92" calcext:value-type="float">
            <text:p>92</text:p>
          </table:table-cell>
          <table:table-cell table:number-columns-repeated="6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28" office:value-type="float" office:value="114" calcext:value-type="float">
            <text:p>11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207" calcext:value-type="float">
            <text:p>207</text:p>
          </table:table-cell>
          <table:table-cell table:number-columns-repeated="8" office:value-type="float" office:value="206" calcext:value-type="float">
            <text:p>206</text:p>
          </table:table-cell>
          <table:table-cell table:number-columns-repeated="3" office:value-type="float" office:value="208" calcext:value-type="float">
            <text:p>208</text:p>
          </table:table-cell>
          <table:table-cell table:number-columns-repeated="4" office:value-type="float" office:value="207" calcext:value-type="float">
            <text:p>207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7" office:value-type="float" office:value="207" calcext:value-type="float">
            <text:p>207</text:p>
          </table:table-cell>
          <table:table-cell table:number-columns-repeated="7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11" office:value-type="float" office:value="132" calcext:value-type="float">
            <text:p>132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9" office:value-type="float" office:value="131" calcext:value-type="float">
            <text:p>131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126" calcext:value-type="float">
            <text:p>126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5" office:value-type="float" office:value="123" calcext:value-type="float">
            <text:p>12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5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float" office:value="94" calcext:value-type="float">
            <text:p>94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7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7" office:value-type="float" office:value="71" calcext:value-type="float">
            <text:p>7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128" calcext:value-type="float">
            <text:p>128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 office:value-type="float" office:value="125" calcext:value-type="float">
            <text:p>12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6" office:value-type="float" office:value="125" calcext:value-type="float">
            <text:p>125</text:p>
          </table:table-cell>
          <table:table-cell table:number-columns-repeated="10"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9" office:value-type="float" office:value="57" calcext:value-type="float">
            <text:p>5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37" office:value-type="float" office:value="141" calcext:value-type="float">
            <text:p>14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table:number-columns-repeated="8" office:value-type="float" office:value="127" calcext:value-type="float">
            <text:p>127</text:p>
          </table:table-cell>
          <table:table-cell table:number-columns-repeated="30" office:value-type="float" office:value="126" calcext:value-type="float">
            <text:p>12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0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float" office:value="104" calcext:value-type="float">
            <text:p>104</text:p>
          </table:table-cell>
          <table:table-cell table:number-columns-repeated="8" office:value-type="float" office:value="106" calcext:value-type="float">
            <text:p>106</text:p>
          </table:table-cell>
          <table:table-cell table:number-columns-repeated="24" office:value-type="float" office:value="107" calcext:value-type="float">
            <text:p>10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9" office:value-type="float" office:value="124" calcext:value-type="float">
            <text:p>12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3" office:value-type="float" office:value="114" calcext:value-type="float">
            <text:p>114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6" office:value-type="float" office:value="129" calcext:value-type="float">
            <text:p>129</text:p>
          </table:table-cell>
          <table:table-cell table:number-columns-repeated="7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2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6" office:value-type="float" office:value="69" calcext:value-type="float">
            <text:p>6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11" office:value-type="float" office:value="155" calcext:value-type="float">
            <text:p>155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6" office:value-type="float" office:value="155" calcext:value-type="float">
            <text:p>155</text:p>
          </table:table-cell>
          <table:table-cell table:number-columns-repeated="7" office:value-type="float" office:value="157" calcext:value-type="float">
            <text:p>157</text:p>
          </table:table-cell>
          <table:table-cell table:number-columns-repeated="7" office:value-type="float" office:value="158" calcext:value-type="float">
            <text:p>15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9" calcext:value-type="float">
            <text:p>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1" office:value-type="float" office:value="33" calcext:value-type="float">
            <text:p>33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23" calcext:value-type="float">
            <text:p>2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11" office:value-type="float" office:value="133" calcext:value-type="float">
            <text:p>133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14" office:value-type="float" office:value="132" calcext:value-type="float">
            <text:p>13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9" office:value-type="float" office:value="148" calcext:value-type="float">
            <text:p>14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8"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0" office:value-type="float" office:value="51" calcext:value-type="float">
            <text:p>5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135" calcext:value-type="float">
            <text:p>135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17" office:value-type="float" office:value="147" calcext:value-type="float">
            <text:p>14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11" office:value-type="float" office:value="74" calcext:value-type="float">
            <text:p>74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72" calcext:value-type="float">
            <text:p>7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6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1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9" office:value-type="float" office:value="74" calcext:value-type="float">
            <text:p>7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7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9" office:value-type="float" office:value="101" calcext:value-type="float">
            <text:p>10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9" office:value-type="float" office:value="116" calcext:value-type="float">
            <text:p>11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table:number-columns-repeated="7" office:value-type="float" office:value="185" calcext:value-type="float">
            <text:p>185</text:p>
          </table:table-cell>
          <table:table-cell table:number-columns-repeated="3"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6" office:value-type="float" office:value="186" calcext:value-type="float">
            <text:p>186</text:p>
          </table:table-cell>
          <table:table-cell table:number-columns-repeated="10" office:value-type="float" office:value="187" calcext:value-type="float">
            <text:p>187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5" office:value-type="float" office:value="189" calcext:value-type="float">
            <text:p>18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144" calcext:value-type="float">
            <text:p>144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6" office:value-type="float" office:value="145" calcext:value-type="float">
            <text:p>145</text:p>
          </table:table-cell>
          <table:table-cell table:number-columns-repeated="19" office:value-type="float" office:value="144" calcext:value-type="float">
            <text:p>14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9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5" office:value-type="float" office:value="123" calcext:value-type="float">
            <text:p>123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13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table:number-columns-repeated="31"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5" office:value-type="float" office:value="173" calcext:value-type="float">
            <text:p>173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6" office:value-type="float" office:value="182" calcext:value-type="float">
            <text:p>182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5" office:value-type="float" office:value="179" calcext:value-type="float">
            <text:p>179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5" office:value-type="float" office:value="177" calcext:value-type="float">
            <text:p>17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3" office:value-type="float" office:value="87" calcext:value-type="float">
            <text:p>87</text:p>
          </table:table-cell>
          <table:table-cell table:number-columns-repeated="13" office:value-type="float" office:value="86" calcext:value-type="float">
            <text:p>86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15" office:value-type="float" office:value="115" calcext:value-type="float">
            <text:p>115</text:p>
          </table:table-cell>
          <table:table-cell table:number-columns-repeated="20" office:value-type="float" office:value="116" calcext:value-type="float">
            <text:p>11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11" office:value-type="float" office:value="70" calcext:value-type="float">
            <text:p>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5" office:value-type="float" office:value="73" calcext:value-type="float">
            <text:p>73</text:p>
          </table:table-cell>
          <table:table-cell table:number-columns-repeated="9" office:value-type="float" office:value="71" calcext:value-type="float">
            <text:p>7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4" office:value-type="float" office:value="118" calcext:value-type="float">
            <text:p>118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9"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24"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9" office:value-type="float" office:value="110" calcext:value-type="float">
            <text:p>1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table:number-columns-repeated="11"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6" office:value-type="float" office:value="89" calcext:value-type="float">
            <text:p>89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91" calcext:value-type="float">
            <text:p>9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0" office:value-type="float" office:value="133" calcext:value-type="float">
            <text:p>133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8" office:value-type="float" office:value="114" calcext:value-type="float">
            <text:p>114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11" office:value-type="float" office:value="128" calcext:value-type="float">
            <text:p>128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6" office:value-type="float" office:value="128" calcext:value-type="float">
            <text:p>128</text:p>
          </table:table-cell>
          <table:table-cell table:number-columns-repeated="8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1"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6" office:value-type="float" office:value="16" calcext:value-type="float">
            <text:p>1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125" calcext:value-type="float">
            <text:p>125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 office:value-type="float" office:value="123" calcext:value-type="float">
            <text:p>123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16" office:value-type="float" office:value="125" calcext:value-type="float">
            <text:p>12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26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6" calcext:value-type="float">
            <text:p>12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table:number-columns-repeated="28"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number-columns-repeated="37"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9" office:value-type="float" office:value="49" calcext:value-type="float">
            <text:p>49</text:p>
          </table:table-cell>
          <table:table-cell table:number-columns-repeated="22" office:value-type="float" office:value="50" calcext:value-type="float">
            <text:p>5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4" office:value-type="float" office:value="154" calcext:value-type="float">
            <text:p>154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6" office:value-type="float" office:value="152" calcext:value-type="float">
            <text:p>152</text:p>
          </table:table-cell>
          <table:table-cell table:number-columns-repeated="5" office:value-type="float" office:value="151" calcext:value-type="float">
            <text:p>151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5" office:value-type="float" office:value="151" calcext:value-type="float">
            <text:p>15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9" office:value-type="float" office:value="61" calcext:value-type="float">
            <text:p>6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5" office:value-type="float" office:value="182" calcext:value-type="float">
            <text:p>182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9" office:value-type="float" office:value="183" calcext:value-type="float">
            <text:p>183</text:p>
          </table:table-cell>
          <table:table-cell table:number-columns-repeated="16" office:value-type="float" office:value="180" calcext:value-type="float">
            <text:p>18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5" office:value-type="float" office:value="140" calcext:value-type="float">
            <text:p>140</text:p>
          </table:table-cell>
          <table:table-cell table:number-columns-repeated="6" office:value-type="float" office:value="139" calcext:value-type="float">
            <text:p>139</text:p>
          </table:table-cell>
          <table:table-cell table:number-columns-repeated="4" office:value-type="float" office:value="138" calcext:value-type="float">
            <text:p>138</text:p>
          </table:table-cell>
          <table:table-cell table:number-columns-repeated="6" office:value-type="float" office:value="139" calcext:value-type="float">
            <text:p>139</text:p>
          </table:table-cell>
          <table:table-cell table:number-columns-repeated="9" office:value-type="float" office:value="138" calcext:value-type="float">
            <text:p>138</text:p>
          </table:table-cell>
          <table:table-cell table:number-columns-repeated="5" office:value-type="float" office:value="140" calcext:value-type="float">
            <text:p>140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11" office:value-type="float" office:value="146" calcext:value-type="float">
            <text:p>146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9" office:value-type="float" office:value="145" calcext:value-type="float">
            <text:p>145</text:p>
          </table:table-cell>
          <table:table-cell table:number-columns-repeated="5" office:value-type="float" office:value="148" calcext:value-type="float">
            <text:p>14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24" office:value-type="float" office:value="111" calcext:value-type="float">
            <text:p>111</text:p>
          </table:table-cell>
          <table:table-cell table:number-columns-repeated="7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float" office:value="110" calcext:value-type="float">
            <text:p>1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4" office:value-type="float" office:value="180" calcext:value-type="float">
            <text:p>180</text:p>
          </table:table-cell>
          <table:table-cell table:number-columns-repeated="4" office:value-type="float" office:value="178" calcext:value-type="float">
            <text:p>178</text:p>
          </table:table-cell>
          <table:table-cell table:number-columns-repeated="20" office:value-type="float" office:value="179" calcext:value-type="float">
            <text:p>17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19" office:value-type="float" office:value="136" calcext:value-type="float">
            <text:p>13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7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float" office:value="136" calcext:value-type="float">
            <text:p>136</text:p>
          </table:table-cell>
          <table:table-cell table:number-columns-repeated="11" office:value-type="float" office:value="135" calcext:value-type="float">
            <text:p>135</text:p>
          </table:table-cell>
          <table:table-cell table:number-columns-repeated="12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9" office:value-type="float" office:value="42" calcext:value-type="float">
            <text:p>4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table:number-columns-repeated="22"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7" office:value-type="float" office:value="107" calcext:value-type="float">
            <text:p>107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195" calcext:value-type="float">
            <text:p>195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4" office:value-type="float" office:value="195" calcext:value-type="float">
            <text:p>195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17" office:value-type="float" office:value="198" calcext:value-type="float">
            <text:p>19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11" office:value-type="float" office:value="130" calcext:value-type="float">
            <text:p>130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7" office:value-type="float" office:value="129" calcext:value-type="float">
            <text:p>12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140" calcext:value-type="float">
            <text:p>140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9" office:value-type="float" office:value="146" calcext:value-type="float">
            <text:p>146</text:p>
          </table:table-cell>
          <table:table-cell table:number-columns-repeated="5" office:value-type="float" office:value="145" calcext:value-type="float">
            <text:p>14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5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28" office:value-type="float" office:value="90" calcext:value-type="float">
            <text:p>9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11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7" office:value-type="float" office:value="89" calcext:value-type="float">
            <text:p>89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7" office:value-type="float" office:value="109" calcext:value-type="float">
            <text:p>109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6" office:value-type="float" office:value="104" calcext:value-type="float">
            <text:p>10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0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7" office:value-type="float" office:value="68" calcext:value-type="float">
            <text:p>68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16" office:value-type="float" office:value="65" calcext:value-type="float">
            <text:p>6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37" office:value-type="float" office:value="99" calcext:value-type="float">
            <text:p>9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36" office:value-type="float" office:value="117" calcext:value-type="float">
            <text:p>1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9" calcext:value-type="float">
            <text:p>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6" office:value-type="float" office:value="88" calcext:value-type="float">
            <text:p>88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27" office:value-type="float" office:value="84" calcext:value-type="float">
            <text:p>8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5" office:value-type="float" office:value="42" calcext:value-type="float">
            <text:p>4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0" office:value-type="float" office:value="23" calcext:value-type="float">
            <text:p>2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88" calcext:value-type="float">
            <text:p>88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7" office:value-type="float" office:value="89" calcext:value-type="float">
            <text:p>8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8" office:value-type="float" office:value="132" calcext:value-type="float">
            <text:p>132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17" office:value-type="float" office:value="133" calcext:value-type="float">
            <text:p>13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6" office:value-type="float" office:value="114" calcext:value-type="float">
            <text:p>114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143" calcext:value-type="float">
            <text:p>143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19" office:value-type="float" office:value="143" calcext:value-type="float">
            <text:p>14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1" office:value-type="float" office:value="191" calcext:value-type="float">
            <text:p>191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6" office:value-type="float" office:value="192" calcext:value-type="float">
            <text:p>192</text:p>
          </table:table-cell>
          <table:table-cell table:number-columns-repeated="14" office:value-type="float" office:value="196" calcext:value-type="float">
            <text:p>19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11" office:value-type="float" office:value="123" calcext:value-type="float">
            <text:p>123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6" office:value-type="float" office:value="123" calcext:value-type="float">
            <text:p>123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123" calcext:value-type="float">
            <text:p>12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27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1"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6" office:value-type="float" office:value="150" calcext:value-type="float">
            <text:p>150</text:p>
          </table:table-cell>
          <table:table-cell table:number-columns-repeated="7" office:value-type="float" office:value="149" calcext:value-type="float">
            <text:p>149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5" office:value-type="float" office:value="125" calcext:value-type="float">
            <text:p>125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11" office:value-type="float" office:value="180" calcext:value-type="float">
            <text:p>180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5" office:value-type="float" office:value="175" calcext:value-type="float">
            <text:p>175</text:p>
          </table:table-cell>
          <table:table-cell table:number-columns-repeated="9" office:value-type="float" office:value="180" calcext:value-type="float">
            <text:p>18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8"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5" office:value-type="float" office:value="162" calcext:value-type="float">
            <text:p>162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6" office:value-type="float" office:value="159" calcext:value-type="float">
            <text:p>159</text:p>
          </table:table-cell>
          <table:table-cell table:number-columns-repeated="7" office:value-type="float" office:value="157" calcext:value-type="float">
            <text:p>157</text:p>
          </table:table-cell>
          <table:table-cell table:number-columns-repeated="7" office:value-type="float" office:value="159" calcext:value-type="float">
            <text:p>15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4" office:value-type="float" office:value="149" calcext:value-type="float">
            <text:p>149</text:p>
          </table:table-cell>
          <table:table-cell table:number-columns-repeated="23" office:value-type="float" office:value="151" calcext:value-type="float">
            <text:p>15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11" office:value-type="float" office:value="102" calcext:value-type="float">
            <text:p>102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5" office:value-type="float" office:value="101" calcext:value-type="float">
            <text:p>101</text:p>
          </table:table-cell>
          <table:table-cell table:number-columns-repeated="8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float" office:value="129" calcext:value-type="float">
            <text:p>129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19" office:value-type="float" office:value="131" calcext:value-type="float">
            <text:p>13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5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11" office:value-type="float" office:value="168" calcext:value-type="float">
            <text:p>168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14" office:value-type="float" office:value="168" calcext:value-type="float">
            <text:p>168</text:p>
          </table:table-cell>
          <table:table-cell table:number-columns-repeated="6" office:value-type="float" office:value="166" calcext:value-type="float">
            <text:p>16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2" office:value-type="float" office:value="70" calcext:value-type="float">
            <text:p>7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9" office:value-type="float" office:value="90" calcext:value-type="float">
            <text:p>9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5" office:value-type="float" office:value="131" calcext:value-type="float">
            <text:p>131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10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1" office:value-type="float" office:value="81" calcext:value-type="float">
            <text:p>81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5" office:value-type="float" office:value="174" calcext:value-type="float">
            <text:p>174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table:number-columns-repeated="5" office:value-type="float" office:value="176" calcext:value-type="float">
            <text:p>176</text:p>
          </table:table-cell>
          <table:table-cell table:number-columns-repeated="8" office:value-type="float" office:value="182" calcext:value-type="float">
            <text:p>182</text:p>
          </table:table-cell>
          <table:table-cell table:number-columns-repeated="6" office:value-type="float" office:value="181" calcext:value-type="float">
            <text:p>18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19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6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float" office:value="86" calcext:value-type="float">
            <text:p>86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6" office:value-type="float" office:value="88" calcext:value-type="float">
            <text:p>88</text:p>
          </table:table-cell>
          <table:table-cell table:number-columns-repeated="19" office:value-type="float" office:value="86" calcext:value-type="float">
            <text:p>8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140" calcext:value-type="float">
            <text:p>140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10" office:value-type="float" office:value="143" calcext:value-type="float">
            <text:p>14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36" office:value-type="float" office:value="47" calcext:value-type="float">
            <text:p>4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37" office:value-type="float" office:value="96" calcext:value-type="float">
            <text:p>9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179" calcext:value-type="float">
            <text:p>179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6" office:value-type="float" office:value="174" calcext:value-type="float">
            <text:p>174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6" office:value-type="float" office:value="173" calcext:value-type="float">
            <text:p>173</text:p>
          </table:table-cell>
          <table:table-cell table:number-columns-repeated="10" office:value-type="float" office:value="180" calcext:value-type="float">
            <text:p>18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9" office:value-type="float" office:value="155" calcext:value-type="float">
            <text:p>15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11" office:value-type="float" office:value="151" calcext:value-type="float">
            <text:p>151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5" office:value-type="float" office:value="145" calcext:value-type="float">
            <text:p>145</text:p>
          </table:table-cell>
          <table:table-cell table:number-columns-repeated="9" office:value-type="float" office:value="150" calcext:value-type="float">
            <text:p>15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11" office:value-type="float" office:value="96" calcext:value-type="float">
            <text:p>96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16" office:value-type="float" office:value="98" calcext:value-type="float">
            <text:p>9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32" office:value-type="float" office:value="47" calcext:value-type="float">
            <text:p>47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9" office:value-type="float" office:value="59" calcext:value-type="float">
            <text:p>5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9" office:value-type="float" office:value="173" calcext:value-type="float">
            <text:p>17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11" office:value-type="float" office:value="79" calcext:value-type="float">
            <text:p>79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9" office:value-type="float" office:value="82" calcext:value-type="float">
            <text:p>82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0" office:value-type="float" office:value="21" calcext:value-type="float">
            <text:p>2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" office:value-type="float" office:value="134" calcext:value-type="float">
            <text:p>13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11" office:value-type="float" office:value="128" calcext:value-type="float">
            <text:p>128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5" office:value-type="float" office:value="134" calcext:value-type="float">
            <text:p>134</text:p>
          </table:table-cell>
          <table:table-cell table:number-columns-repeated="9" office:value-type="float" office:value="131" calcext:value-type="float">
            <text:p>13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5" office:value-type="float" office:value="158" calcext:value-type="float">
            <text:p>158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5" office:value-type="float" office:value="161" calcext:value-type="float">
            <text:p>161</text:p>
          </table:table-cell>
          <table:table-cell table:number-columns-repeated="9" office:value-type="float" office:value="164" calcext:value-type="float">
            <text:p>16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35" office:value-type="float" office:value="90" calcext:value-type="float">
            <text:p>9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5" office:value-type="float" office:value="176" calcext:value-type="float">
            <text:p>176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4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182" calcext:value-type="float">
            <text:p>18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table:number-columns-repeated="5" office:value-type="float" office:value="147" calcext:value-type="float">
            <text:p>147</text:p>
          </table:table-cell>
          <table:table-cell table:number-columns-repeated="32" office:value-type="float" office:value="143" calcext:value-type="float">
            <text:p>14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6" office:value-type="float" office:value="98" calcext:value-type="float">
            <text:p>98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16" office:value-type="float" office:value="98" calcext:value-type="float">
            <text:p>9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9" office:value-type="float" office:value="102" calcext:value-type="float">
            <text:p>102</text:p>
          </table:table-cell>
          <table:table-cell table:number-columns-repeated="9" office:value-type="float" office:value="103" calcext:value-type="float">
            <text:p>10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7" office:value-type="float" office:value="123" calcext:value-type="float">
            <text:p>123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6" office:value-type="float" office:value="126" calcext:value-type="float">
            <text:p>126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5" office:value-type="float" office:value="122" calcext:value-type="float">
            <text:p>12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7" office:value-type="float" office:value="129" calcext:value-type="float">
            <text:p>129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 office:value-type="float" office:value="135" calcext:value-type="float">
            <text:p>135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7" office:value-type="float" office:value="133" calcext:value-type="float">
            <text:p>13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106" calcext:value-type="float">
            <text:p>10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" office:value-type="float" office:value="75" calcext:value-type="float">
            <text:p>7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1" office:value-type="float" office:value="130" calcext:value-type="float">
            <text:p>130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8" office:value-type="float" office:value="134" calcext:value-type="float">
            <text:p>134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147" calcext:value-type="float">
            <text:p>147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19" office:value-type="float" office:value="146" calcext:value-type="float">
            <text:p>14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9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134" calcext:value-type="float">
            <text:p>134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6" office:value-type="float" office:value="136" calcext:value-type="float">
            <text:p>136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10" office:value-type="float" office:value="134" calcext:value-type="float">
            <text:p>13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5" office:value-type="float" office:value="140" calcext:value-type="float">
            <text:p>140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5" office:value-type="float" office:value="135" calcext:value-type="float">
            <text:p>135</text:p>
          </table:table-cell>
          <table:table-cell table:number-columns-repeated="7" office:value-type="float" office:value="134" calcext:value-type="float">
            <text:p>134</text:p>
          </table:table-cell>
          <table:table-cell table:number-columns-repeated="7" office:value-type="float" office:value="135" calcext:value-type="float">
            <text:p>13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float" office:value="71" calcext:value-type="float">
            <text:p>7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6" office:value-type="float" office:value="73" calcext:value-type="float">
            <text:p>7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9" office:value-type="float" office:value="93" calcext:value-type="float">
            <text:p>9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148" calcext:value-type="float">
            <text:p>148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6" office:value-type="float" office:value="150" calcext:value-type="float">
            <text:p>150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5" office:value-type="float" office:value="151" calcext:value-type="float">
            <text:p>15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5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11" office:value-type="float" office:value="93" calcext:value-type="float">
            <text:p>93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9" office:value-type="float" office:value="93" calcext:value-type="float">
            <text:p>9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11" office:value-type="float" office:value="130" calcext:value-type="float">
            <text:p>130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9" office:value-type="float" office:value="132" calcext:value-type="float">
            <text:p>13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32" office:value-type="float" office:value="100" calcext:value-type="float">
            <text:p>10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101" calcext:value-type="float">
            <text:p>101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6" office:value-type="float" office:value="101" calcext:value-type="float">
            <text:p>101</text:p>
          </table:table-cell>
          <table:table-cell table:number-columns-repeated="5" office:value-type="float" office:value="102" calcext:value-type="float">
            <text:p>102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table:number-columns-repeated="7" office:value-type="float" office:value="129" calcext:value-type="float">
            <text:p>129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5" office:value-type="float" office:value="134" calcext:value-type="float">
            <text:p>13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5" office:value-type="float" office:value="132" calcext:value-type="float">
            <text:p>132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6" office:value-type="float" office:value="129" calcext:value-type="float">
            <text:p>12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7" office:value-type="float" office:value="117" calcext:value-type="float">
            <text:p>117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9" office:value-type="float" office:value="112" calcext:value-type="float">
            <text:p>11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9" office:value-type="float" office:value="79" calcext:value-type="float">
            <text:p>7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2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10" office:value-type="float" office:value="139" calcext:value-type="float">
            <text:p>139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11" office:value-type="float" office:value="69" calcext:value-type="float">
            <text:p>69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9" office:value-type="float" office:value="69" calcext:value-type="float">
            <text:p>6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11" office:value-type="float" office:value="115" calcext:value-type="float">
            <text:p>115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6" office:value-type="float" office:value="113" calcext:value-type="float">
            <text:p>11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11" office:value-type="float" office:value="181" calcext:value-type="float">
            <text:p>181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6" office:value-type="float" office:value="181" calcext:value-type="float">
            <text:p>181</text:p>
          </table:table-cell>
          <table:table-cell table:number-columns-repeated="9" office:value-type="float" office:value="179" calcext:value-type="float">
            <text:p>179</text:p>
          </table:table-cell>
          <table:table-cell table:number-columns-repeated="5" office:value-type="float" office:value="182" calcext:value-type="float">
            <text:p>18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1" office:value-type="float" office:value="13" calcext:value-type="float">
            <text:p>1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11" office:value-type="float" office:value="92" calcext:value-type="float">
            <text:p>92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6" office:value-type="float" office:value="92" calcext:value-type="float">
            <text:p>92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8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1" office:value-type="float" office:value="73" calcext:value-type="float">
            <text:p>73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16" office:value-type="float" office:value="77" calcext:value-type="float">
            <text:p>7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147" calcext:value-type="float">
            <text:p>147</text:p>
          </table:table-cell>
          <table:table-cell table:number-columns-repeated="5" office:value-type="float" office:value="146" calcext:value-type="float">
            <text:p>146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3" office:value-type="float" office:value="147" calcext:value-type="float">
            <text:p>147</text:p>
          </table:table-cell>
          <table:table-cell table:number-columns-repeated="16" office:value-type="float" office:value="146" calcext:value-type="float">
            <text:p>14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19" office:value-type="float" office:value="112" calcext:value-type="float">
            <text:p>11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9" office:value-type="float" office:value="75" calcext:value-type="float">
            <text:p>7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5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10" office:value-type="float" office:value="112" calcext:value-type="float">
            <text:p>112</text:p>
          </table:table-cell>
          <table:table-cell table:number-columns-repeated="28" office:value-type="float" office:value="110" calcext:value-type="float">
            <text:p>1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11" office:value-type="float" office:value="200" calcext:value-type="float">
            <text:p>200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14" office:value-type="float" office:value="197" calcext:value-type="float">
            <text:p>19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16" calcext:value-type="float">
            <text:p>1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9" office:value-type="float" office:value="67" calcext:value-type="float">
            <text:p>6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9" office:value-type="float" office:value="132" calcext:value-type="float">
            <text:p>13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5" office:value-type="float" office:value="172" calcext:value-type="float">
            <text:p>172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18" office:value-type="float" office:value="171" calcext:value-type="float">
            <text:p>171</text:p>
          </table:table-cell>
          <table:table-cell table:number-columns-repeated="9" office:value-type="float" office:value="172" calcext:value-type="float">
            <text:p>17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7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5" office:value-type="float" office:value="148" calcext:value-type="float">
            <text:p>148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8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5" office:value-type="float" office:value="143" calcext:value-type="float">
            <text:p>14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7" office:value-type="float" office:value="148" calcext:value-type="float">
            <text:p>148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7" office:value-type="float" office:value="153" calcext:value-type="float">
            <text:p>153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14" office:value-type="float" office:value="132" calcext:value-type="float">
            <text:p>13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" office:value-type="float" office:value="112" calcext:value-type="float">
            <text:p>11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113" calcext:value-type="float">
            <text:p>113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6" office:value-type="float" office:value="110" calcext:value-type="float">
            <text:p>110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11" office:value-type="float" office:value="119" calcext:value-type="float">
            <text:p>119</text:p>
          </table:table-cell>
          <table:table-cell table:number-columns-repeated="4" office:value-type="float" office:value="118" calcext:value-type="float">
            <text:p>118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9" office:value-type="float" office:value="120" calcext:value-type="float">
            <text:p>12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15" calcext:value-type="float">
            <text:p>215</text:p>
          </table:table-cell>
          <table:table-cell table:number-columns-repeated="8" office:value-type="float" office:value="210" calcext:value-type="float">
            <text:p>210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6" office:value-type="float" office:value="216" calcext:value-type="float">
            <text:p>216</text:p>
          </table:table-cell>
          <table:table-cell table:number-columns-repeated="7" office:value-type="float" office:value="215" calcext:value-type="float">
            <text:p>215</text:p>
          </table:table-cell>
          <table:table-cell table:number-columns-repeated="7" office:value-type="float" office:value="216" calcext:value-type="float">
            <text:p>21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168" calcext:value-type="float">
            <text:p>168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20" office:value-type="float" office:value="169" calcext:value-type="float">
            <text:p>16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16" office:value-type="float" office:value="123" calcext:value-type="float">
            <text:p>12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11" office:value-type="float" office:value="132" calcext:value-type="float">
            <text:p>132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9" office:value-type="float" office:value="131" calcext:value-type="float">
            <text:p>13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5" office:value-type="float" office:value="140" calcext:value-type="float">
            <text:p>140</text:p>
          </table:table-cell>
          <table:table-cell table:number-columns-repeated="27" office:value-type="float" office:value="141" calcext:value-type="float">
            <text:p>14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24" office:value-type="float" office:value="69" calcext:value-type="float">
            <text:p>6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5" office:value-type="float" office:value="152" calcext:value-type="float">
            <text:p>152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14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float" office:value="149" calcext:value-type="float">
            <text:p>149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6" office:value-type="float" office:value="151" calcext:value-type="float">
            <text:p>151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19" office:value-type="float" office:value="111" calcext:value-type="float">
            <text:p>11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7" office:value-type="float" office:value="110" calcext:value-type="float">
            <text:p>1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5" office:value-type="float" office:value="175" calcext:value-type="float">
            <text:p>175</text:p>
          </table:table-cell>
          <table:table-cell table:number-columns-repeated="3"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6" office:value-type="float" office:value="177" calcext:value-type="float">
            <text:p>177</text:p>
          </table:table-cell>
          <table:table-cell table:number-columns-repeated="8" office:value-type="float" office:value="183" calcext:value-type="float">
            <text:p>183</text:p>
          </table:table-cell>
          <table:table-cell table:number-columns-repeated="6" office:value-type="float" office:value="182" calcext:value-type="float">
            <text:p>18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9" office:value-type="float" office:value="69" calcext:value-type="float">
            <text:p>6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9" office:value-type="float" office:value="123" calcext:value-type="float">
            <text:p>12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11" office:value-type="float" office:value="126" calcext:value-type="float">
            <text:p>126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6" office:value-type="float" office:value="126" calcext:value-type="float">
            <text:p>126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8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11" office:value-type="float" office:value="107" calcext:value-type="float">
            <text:p>107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14" office:value-type="float" office:value="104" calcext:value-type="float">
            <text:p>10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9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11" office:value-type="float" office:value="140" calcext:value-type="float">
            <text:p>140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9" office:value-type="float" office:value="145" calcext:value-type="float">
            <text:p>145</text:p>
          </table:table-cell>
          <table:table-cell table:number-columns-repeated="5" office:value-type="float" office:value="142" calcext:value-type="float">
            <text:p>14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9" office:value-type="float" office:value="51" calcext:value-type="float">
            <text:p>5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5" office:value-type="float" office:value="182" calcext:value-type="float">
            <text:p>182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7" office:value-type="float" office:value="180" calcext:value-type="float">
            <text:p>180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11" office:value-type="float" office:value="74" calcext:value-type="float">
            <text:p>74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9" office:value-type="float" office:value="77" calcext:value-type="float">
            <text:p>7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11" office:value-type="float" office:value="102" calcext:value-type="float">
            <text:p>102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9" office:value-type="float" office:value="94" calcext:value-type="float">
            <text:p>94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11" office:value-type="float" office:value="144" calcext:value-type="float">
            <text:p>144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8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144" calcext:value-type="float">
            <text:p>14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11" office:value-type="float" office:value="123" calcext:value-type="float">
            <text:p>123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6" office:value-type="float" office:value="123" calcext:value-type="float">
            <text:p>123</text:p>
          </table:table-cell>
          <table:table-cell table:number-columns-repeated="9" office:value-type="float" office:value="126" calcext:value-type="float">
            <text:p>126</text:p>
          </table:table-cell>
          <table:table-cell table:number-columns-repeated="5" office:value-type="float" office:value="125" calcext:value-type="float">
            <text:p>12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5" office:value-type="float" office:value="174" calcext:value-type="float">
            <text:p>174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14" office:value-type="float" office:value="172" calcext:value-type="float">
            <text:p>17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23" office:value-type="float" office:value="122" calcext:value-type="float">
            <text:p>12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178" calcext:value-type="float">
            <text:p>178</text:p>
          </table:table-cell>
          <table:table-cell table:number-columns-repeated="11" office:value-type="float" office:value="185" calcext:value-type="float">
            <text:p>185</text:p>
          </table:table-cell>
          <table:table-cell table:number-columns-repeated="4" office:value-type="float" office:value="178" calcext:value-type="float">
            <text:p>178</text:p>
          </table:table-cell>
          <table:table-cell table:number-columns-repeated="4" office:value-type="float" office:value="185" calcext:value-type="float">
            <text:p>185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14" office:value-type="float" office:value="182" calcext:value-type="float">
            <text:p>182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11"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6" office:value-type="float" office:value="164" calcext:value-type="float">
            <text:p>164</text:p>
          </table:table-cell>
          <table:table-cell table:number-columns-repeated="5"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11" office:value-type="float" office:value="149" calcext:value-type="float">
            <text:p>149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3" office:value-type="float" office:value="147" calcext:value-type="float">
            <text:p>147</text:p>
          </table:table-cell>
          <table:table-cell table:number-columns-repeated="5" office:value-type="float" office:value="146" calcext:value-type="float">
            <text:p>146</text:p>
          </table:table-cell>
          <table:table-cell table:number-columns-repeated="9" office:value-type="float" office:value="148" calcext:value-type="float">
            <text:p>14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6" calcext:value-type="float">
            <text:p>7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9" office:value-type="float" office:value="50" calcext:value-type="float">
            <text:p>5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4"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6" office:value-type="float" office:value="129" calcext:value-type="float">
            <text:p>12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9" office:value-type="float" office:value="65" calcext:value-type="float">
            <text:p>6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7" office:value-type="float" office:value="101" calcext:value-type="float">
            <text:p>101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 office:value-type="float" office:value="99" calcext:value-type="float">
            <text:p>99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11" office:value-type="float" office:value="110" calcext:value-type="float">
            <text:p>110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6" office:value-type="float" office:value="110" calcext:value-type="float">
            <text:p>110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8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17" office:value-type="float" office:value="125" calcext:value-type="float">
            <text:p>12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11" office:value-type="float" office:value="133" calcext:value-type="float">
            <text:p>133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13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9" office:value-type="float" office:value="60" calcext:value-type="float">
            <text:p>6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16" calcext:value-type="float">
            <text:p>1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11" office:value-type="float" office:value="124" calcext:value-type="float">
            <text:p>124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6" office:value-type="float" office:value="124" calcext:value-type="float">
            <text:p>124</text:p>
          </table:table-cell>
          <table:table-cell table:number-columns-repeated="5" office:value-type="float" office:value="126" calcext:value-type="float">
            <text:p>126</text:p>
          </table:table-cell>
          <table:table-cell table:number-columns-repeated="9" office:value-type="float" office:value="123" calcext:value-type="float">
            <text:p>12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5"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table:number-columns-repeated="13" office:value-type="float" office:value="103" calcext:value-type="float">
            <text:p>103</text:p>
          </table:table-cell>
          <table:table-cell table:number-columns-repeated="25" office:value-type="float" office:value="102" calcext:value-type="float">
            <text:p>10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5" office:value-type="float" office:value="76" calcext:value-type="float">
            <text:p>7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5" office:value-type="float" office:value="76" calcext:value-type="float">
            <text:p>7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number-columns-repeated="7" office:value-type="float" office:value="135" calcext:value-type="float">
            <text:p>135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139" calcext:value-type="float">
            <text:p>139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4" office:value-type="float" office:value="139" calcext:value-type="float">
            <text:p>139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7" office:value-type="float" office:value="137" calcext:value-type="float">
            <text:p>13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6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float" office:value="90" calcext:value-type="float">
            <text:p>90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0" office:value-type="float" office:value="88" calcext:value-type="float">
            <text:p>88</text:p>
          </table:table-cell>
          <table:table-cell table:number-columns-repeated="5" office:value-type="float" office:value="87" calcext:value-type="float">
            <text:p>8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37" office:value-type="float" office:value="128" calcext:value-type="float">
            <text:p>12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14" office:value-type="float" office:value="147" calcext:value-type="float">
            <text:p>147</text:p>
          </table:table-cell>
          <table:table-cell table:number-columns-repeated="23" office:value-type="float" office:value="146" calcext:value-type="float">
            <text:p>14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12" calcext:value-type="float">
            <text:p>1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1" office:value-type="float" office:value="141" calcext:value-type="float">
            <text:p>141</text:p>
          </table:table-cell>
          <table:table-cell table:number-columns-repeated="4" office:value-type="float" office:value="143" calcext:value-type="float">
            <text:p>143</text:p>
          </table:table-cell>
          <table:table-cell table:number-columns-repeated="6" office:value-type="float" office:value="141" calcext:value-type="float">
            <text:p>141</text:p>
          </table:table-cell>
          <table:table-cell table:number-columns-repeated="13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float" office:value="58" calcext:value-type="float">
            <text:p>58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6" office:value-type="float" office:value="55" calcext:value-type="float">
            <text:p>55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36" office:value-type="float" office:value="155" calcext:value-type="float">
            <text:p>15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7" office:value-type="float" office:value="61" calcext:value-type="float">
            <text:p>6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11" office:value-type="float" office:value="129" calcext:value-type="float">
            <text:p>129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6" office:value-type="float" office:value="129" calcext:value-type="float">
            <text:p>129</text:p>
          </table:table-cell>
          <table:table-cell table:number-columns-repeated="7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9" office:value-type="float" office:value="142" calcext:value-type="float">
            <text:p>14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11" office:value-type="float" office:value="147" calcext:value-type="float">
            <text:p>147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6" office:value-type="float" office:value="147" calcext:value-type="float">
            <text:p>147</text:p>
          </table:table-cell>
          <table:table-cell table:number-columns-repeated="14" office:value-type="float" office:value="150" calcext:value-type="float">
            <text:p>15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5" office:value-type="float" office:value="147" calcext:value-type="float">
            <text:p>147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4" office:value-type="float" office:value="149" calcext:value-type="float">
            <text:p>149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17" office:value-type="float" office:value="147" calcext:value-type="float">
            <text:p>14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110" calcext:value-type="float">
            <text:p>11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11" office:value-type="float" office:value="128" calcext:value-type="float">
            <text:p>128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6" office:value-type="float" office:value="128" calcext:value-type="float">
            <text:p>128</text:p>
          </table:table-cell>
          <table:table-cell table:number-columns-repeated="9" office:value-type="float" office:value="126" calcext:value-type="float">
            <text:p>126</text:p>
          </table:table-cell>
          <table:table-cell table:number-columns-repeated="5"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1" office:value-type="float" office:value="112" calcext:value-type="float">
            <text:p>112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11" office:value-type="float" office:value="123" calcext:value-type="float">
            <text:p>123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6" office:value-type="float" office:value="123" calcext:value-type="float">
            <text:p>123</text:p>
          </table:table-cell>
          <table:table-cell table:number-columns-repeated="14" office:value-type="float" office:value="124" calcext:value-type="float">
            <text:p>12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9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8" office:value-type="float" office:value="154" calcext:value-type="float">
            <text:p>154</text:p>
          </table:table-cell>
          <table:table-cell table:number-columns-repeated="4" office:value-type="float" office:value="156" calcext:value-type="float">
            <text:p>156</text:p>
          </table:table-cell>
          <table:table-cell table:number-columns-repeated="20" office:value-type="float" office:value="154" calcext:value-type="float">
            <text:p>154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11" office:value-type="float" office:value="154" calcext:value-type="float">
            <text:p>154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5" office:value-type="float" office:value="151" calcext:value-type="float">
            <text:p>151</text:p>
          </table:table-cell>
          <table:table-cell table:number-columns-repeated="9" office:value-type="float" office:value="153" calcext:value-type="float">
            <text:p>15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float" office:value="89" calcext:value-type="float">
            <text:p>89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6" office:value-type="float" office:value="87" calcext:value-type="float">
            <text:p>87</text:p>
          </table:table-cell>
          <table:table-cell table:number-columns-repeated="19" office:value-type="float" office:value="85" calcext:value-type="float">
            <text:p>8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1" office:value-type="float" office:value="116" calcext:value-type="float">
            <text:p>116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14" office:value-type="float" office:value="132" calcext:value-type="float">
            <text:p>132</text:p>
          </table:table-cell>
          <table:table-cell table:number-columns-repeated="7" office:value-type="float" office:value="134" calcext:value-type="float">
            <text:p>134</text:p>
          </table:table-cell>
          <table:table-cell table:number-columns-repeated="16" office:value-type="float" office:value="133" calcext:value-type="float">
            <text:p>13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table:number-columns-repeated="14" office:value-type="float" office:value="96" calcext:value-type="float">
            <text:p>96</text:p>
          </table:table-cell>
          <table:table-cell table:number-columns-repeated="24" office:value-type="float" office:value="97" calcext:value-type="float">
            <text:p>9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11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1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number-columns-repeated="11" office:value-type="float" office:value="136" calcext:value-type="float">
            <text:p>136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1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9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123" calcext:value-type="float">
            <text:p>123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 office:value-type="float" office:value="122" calcext:value-type="float">
            <text:p>12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5" office:value-type="float" office:value="122" calcext:value-type="float">
            <text:p>12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2" office:value-type="float" office:value="72" calcext:value-type="float">
            <text:p>7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7" office:value-type="float" office:value="115" calcext:value-type="float">
            <text:p>115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5" office:value-type="float" office:value="123" calcext:value-type="float">
            <text:p>123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5" office:value-type="float" office:value="123" calcext:value-type="float">
            <text:p>123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9" office:value-type="float" office:value="111" calcext:value-type="float">
            <text:p>11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11" office:value-type="float" office:value="112" calcext:value-type="float">
            <text:p>112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9" office:value-type="float" office:value="117" calcext:value-type="float">
            <text:p>117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1" office:value-type="float" office:value="72" calcext:value-type="float">
            <text:p>72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9" office:value-type="float" office:value="77" calcext:value-type="float">
            <text:p>77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9" office:value-type="float" office:value="176" calcext:value-type="float">
            <text:p>17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8" office:value-type="float" office:value="133" calcext:value-type="float">
            <text:p>133</text:p>
          </table:table-cell>
          <table:table-cell table:number-columns-repeated="9" office:value-type="float" office:value="134" calcext:value-type="float">
            <text:p>13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7" office:value-type="float" office:value="139" calcext:value-type="float">
            <text:p>139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27" office:value-type="float" office:value="140" calcext:value-type="float">
            <text:p>14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17" office:value-type="float" office:value="127" calcext:value-type="float">
            <text:p>12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37" office:value-type="float" office:value="117" calcext:value-type="float">
            <text:p>117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3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19" office:value-type="float" office:value="106" calcext:value-type="float">
            <text:p>106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float" office:value="125" calcext:value-type="float">
            <text:p>125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7" office:value-type="float" office:value="128" calcext:value-type="float">
            <text:p>128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5" office:value-type="float" office:value="129" calcext:value-type="float">
            <text:p>129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233" calcext:value-type="float">
            <text:p>233</text:p>
          </table:table-cell>
          <table:table-cell table:number-columns-repeated="35" office:value-type="float" office:value="231" calcext:value-type="float">
            <text:p>23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7" office:value-type="float" office:value="132" calcext:value-type="float">
            <text:p>132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5" office:value-type="float" office:value="130" calcext:value-type="float">
            <text:p>13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91" calcext:value-type="float">
            <text:p>91</text:p>
          </table:table-cell>
          <table:table-cell table:number-columns-repeated="32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9" office:value-type="float" office:value="110" calcext:value-type="float">
            <text:p>1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156" calcext:value-type="float">
            <text:p>156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6" office:value-type="float" office:value="154" calcext:value-type="float">
            <text:p>154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10" office:value-type="float" office:value="156" calcext:value-type="float">
            <text:p>156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table:number-columns-repeated="31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9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7" office:value-type="float" office:value="151" calcext:value-type="float">
            <text:p>151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6" office:value-type="float" office:value="150" calcext:value-type="float">
            <text:p>150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21" office:value-type="float" office:value="107" calcext:value-type="float">
            <text:p>10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9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7" office:value-type="float" office:value="20" calcext:value-type="float">
            <text:p>2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5" office:value-type="float" office:value="102" calcext:value-type="float">
            <text:p>10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11" office:value-type="float" office:value="151" calcext:value-type="float">
            <text:p>151</text:p>
          </table:table-cell>
          <table:table-cell table:number-columns-repeated="16" office:value-type="float" office:value="150" calcext:value-type="float">
            <text:p>15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01" calcext:value-type="float">
            <text:p>101</text:p>
          </table:table-cell>
          <table:table-cell table:number-columns-repeated="19" office:value-type="float" office:value="100" calcext:value-type="float">
            <text:p>10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9" office:value-type="float" office:value="128" calcext:value-type="float">
            <text:p>128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16" office:value-type="float" office:value="128" calcext:value-type="float">
            <text:p>12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1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31" calcext:value-type="float">
            <text:p>3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4" office:value-type="float" office:value="103" calcext:value-type="float">
            <text:p>10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6"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16" office:value-type="float" office:value="55" calcext:value-type="float">
            <text:p>5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11" office:value-type="float" office:value="83" calcext:value-type="float">
            <text:p>83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83" calcext:value-type="float">
            <text:p>83</text:p>
          </table:table-cell>
          <table:table-cell table:number-columns-repeated="9" office:value-type="float" office:value="82" calcext:value-type="float">
            <text:p>8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6" office:value-type="float" office:value="110" calcext:value-type="float">
            <text:p>110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10" office:value-type="float" office:value="110" calcext:value-type="float">
            <text:p>110</text:p>
          </table:table-cell>
          <table:table-cell table:number-columns-repeated="983"/>
        </table:table-row>
        <table:table-row table:style-name="ro1">
          <table:table-cell/>
          <table:table-cell table:number-columns-repeated="40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7" office:value-type="float" office:value="130" calcext:value-type="float">
            <text:p>130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27" office:value-type="float" office:value="130" calcext:value-type="float">
            <text:p>13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4995" calcext:value-type="float">
            <text:p>4995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27181" calcext:value-type="float">
            <text:p>27181</text:p>
          </table:table-cell>
          <table:table-cell table:style-name="ce3" table:number-matrix-columns-spanned="1" table:number-matrix-rows-spanned="1" table:formula="of:=SUM(ABS([.D2:.D501] - [.B2:.B501]))" office:value-type="float" office:value="27124" calcext:value-type="float">
            <text:p>27124</text:p>
          </table:table-cell>
          <table:table-cell table:style-name="ce3" table:number-matrix-columns-spanned="1" table:number-matrix-rows-spanned="1" table:formula="of:=SUM(ABS([.E2:.E501] - [.B2:.B501]))" office:value-type="float" office:value="27147" calcext:value-type="float">
            <text:p>27147</text:p>
          </table:table-cell>
          <table:table-cell table:style-name="ce1" table:number-matrix-columns-spanned="1" table:number-matrix-rows-spanned="1" table:formula="of:=SUM(ABS([.F2:.F501] - [.B2:.B501]))" office:value-type="float" office:value="27155" calcext:value-type="float">
            <text:p>27155</text:p>
          </table:table-cell>
          <table:table-cell table:style-name="ce1" table:number-matrix-columns-spanned="1" table:number-matrix-rows-spanned="1" table:formula="of:=SUM(ABS([.G2:.G501] - [.B2:.B501]))" office:value-type="float" office:value="27171" calcext:value-type="float">
            <text:p>27171</text:p>
          </table:table-cell>
          <table:table-cell table:style-name="ce1" table:number-matrix-columns-spanned="1" table:number-matrix-rows-spanned="1" table:formula="of:=SUM(ABS([.H2:.H501] - [.B2:.B501]))" office:value-type="float" office:value="27171" calcext:value-type="float">
            <text:p>27171</text:p>
          </table:table-cell>
          <table:table-cell table:style-name="ce1" table:number-matrix-columns-spanned="1" table:number-matrix-rows-spanned="1" table:formula="of:=SUM(ABS([.I2:.I501] - [.B2:.B501]))" office:value-type="float" office:value="27171" calcext:value-type="float">
            <text:p>27171</text:p>
          </table:table-cell>
          <table:table-cell table:style-name="ce1" table:number-matrix-columns-spanned="1" table:number-matrix-rows-spanned="1" table:formula="of:=SUM(ABS([.J2:.J501] - [.B2:.B501]))" office:value-type="float" office:value="27158" calcext:value-type="float">
            <text:p>27158</text:p>
          </table:table-cell>
          <table:table-cell table:style-name="ce1" table:number-matrix-columns-spanned="1" table:number-matrix-rows-spanned="1" table:formula="of:=SUM(ABS([.K2:.K501] - [.B2:.B501]))" office:value-type="float" office:value="27159" calcext:value-type="float">
            <text:p>27159</text:p>
          </table:table-cell>
          <table:table-cell table:style-name="ce1" table:number-matrix-columns-spanned="1" table:number-matrix-rows-spanned="1" table:formula="of:=SUM(ABS([.L2:.L501] - [.B2:.B501]))" office:value-type="float" office:value="27131" calcext:value-type="float">
            <text:p>27131</text:p>
          </table:table-cell>
          <table:table-cell table:style-name="ce1" table:number-matrix-columns-spanned="1" table:number-matrix-rows-spanned="1" table:formula="of:=SUM(ABS([.M2:.M501] - [.B2:.B501]))" office:value-type="float" office:value="27131" calcext:value-type="float">
            <text:p>27131</text:p>
          </table:table-cell>
          <table:table-cell table:style-name="ce1" table:number-matrix-columns-spanned="1" table:number-matrix-rows-spanned="1" table:formula="of:=SUM(ABS([.N2:.N501] - [.B2:.B501]))" office:value-type="float" office:value="27131" calcext:value-type="float">
            <text:p>27131</text:p>
          </table:table-cell>
          <table:table-cell table:style-name="ce1" table:number-matrix-columns-spanned="1" table:number-matrix-rows-spanned="1" table:formula="of:=SUM(ABS([.O2:.O501] - [.B2:.B501]))" office:value-type="float" office:value="27157" calcext:value-type="float">
            <text:p>27157</text:p>
          </table:table-cell>
          <table:table-cell table:style-name="ce1" table:number-matrix-columns-spanned="1" table:number-matrix-rows-spanned="1" table:formula="of:=SUM(ABS([.P2:.P501] - [.B2:.B501]))" office:value-type="float" office:value="27157" calcext:value-type="float">
            <text:p>27157</text:p>
          </table:table-cell>
          <table:table-cell table:style-name="ce1" table:number-matrix-columns-spanned="1" table:number-matrix-rows-spanned="1" table:formula="of:=SUM(ABS([.Q2:.Q501] - [.B2:.B501]))" office:value-type="float" office:value="27136" calcext:value-type="float">
            <text:p>27136</text:p>
          </table:table-cell>
          <table:table-cell table:style-name="ce1" table:number-matrix-columns-spanned="1" table:number-matrix-rows-spanned="1" table:formula="of:=SUM(ABS([.R2:.R501] - [.B2:.B501]))" office:value-type="float" office:value="27137" calcext:value-type="float">
            <text:p>27137</text:p>
          </table:table-cell>
          <table:table-cell table:style-name="ce1" table:number-matrix-columns-spanned="1" table:number-matrix-rows-spanned="1" table:formula="of:=SUM(ABS([.S2:.S501] - [.B2:.B501]))" office:value-type="float" office:value="27149" calcext:value-type="float">
            <text:p>27149</text:p>
          </table:table-cell>
          <table:table-cell table:style-name="ce1" table:number-matrix-columns-spanned="1" table:number-matrix-rows-spanned="1" table:formula="of:=SUM(ABS([.T2:.T501] - [.B2:.B501]))" office:value-type="float" office:value="27144" calcext:value-type="float">
            <text:p>27144</text:p>
          </table:table-cell>
          <table:table-cell table:style-name="ce1" table:number-matrix-columns-spanned="1" table:number-matrix-rows-spanned="1" table:formula="of:=SUM(ABS([.U2:.U501] - [.B2:.B501]))" office:value-type="float" office:value="27144" calcext:value-type="float">
            <text:p>27144</text:p>
          </table:table-cell>
          <table:table-cell table:style-name="ce1" table:number-matrix-columns-spanned="1" table:number-matrix-rows-spanned="1" table:formula="of:=SUM(ABS([.V2:.V501] - [.B2:.B501]))" office:value-type="float" office:value="27145" calcext:value-type="float">
            <text:p>27145</text:p>
          </table:table-cell>
          <table:table-cell table:style-name="ce1" table:number-matrix-columns-spanned="1" table:number-matrix-rows-spanned="1" table:formula="of:=SUM(ABS([.W2:.W501] - [.B2:.B501]))" office:value-type="float" office:value="27198" calcext:value-type="float">
            <text:p>27198</text:p>
          </table:table-cell>
          <table:table-cell table:style-name="ce1" table:number-matrix-columns-spanned="1" table:number-matrix-rows-spanned="1" table:formula="of:=SUM(ABS([.X2:.X501] - [.B2:.B501]))" office:value-type="float" office:value="27198" calcext:value-type="float">
            <text:p>27198</text:p>
          </table:table-cell>
          <table:table-cell table:style-name="ce1" table:number-matrix-columns-spanned="1" table:number-matrix-rows-spanned="1" table:formula="of:=SUM(ABS([.Y2:.Y501] - [.B2:.B501]))" office:value-type="float" office:value="27200" calcext:value-type="float">
            <text:p>27200</text:p>
          </table:table-cell>
          <table:table-cell table:style-name="ce1" table:number-matrix-columns-spanned="1" table:number-matrix-rows-spanned="1" table:formula="of:=SUM(ABS([.Z2:.Z501] - [.B2:.B501]))" office:value-type="float" office:value="27145" calcext:value-type="float">
            <text:p>27145</text:p>
          </table:table-cell>
          <table:table-cell table:style-name="ce1" table:number-matrix-columns-spanned="1" table:number-matrix-rows-spanned="1" table:formula="of:=SUM(ABS([.AA2:.AA501] - [.B2:.B501]))" office:value-type="float" office:value="27145" calcext:value-type="float">
            <text:p>27145</text:p>
          </table:table-cell>
          <table:table-cell table:style-name="ce1" table:number-matrix-columns-spanned="1" table:number-matrix-rows-spanned="1" table:formula="of:=SUM(ABS([.AB2:.AB501] - [.B2:.B501]))" office:value-type="float" office:value="27153" calcext:value-type="float">
            <text:p>27153</text:p>
          </table:table-cell>
          <table:table-cell table:style-name="ce1" table:number-matrix-columns-spanned="1" table:number-matrix-rows-spanned="1" table:formula="of:=SUM(ABS([.AC2:.AC501] - [.B2:.B501]))" office:value-type="float" office:value="27153" calcext:value-type="float">
            <text:p>27153</text:p>
          </table:table-cell>
          <table:table-cell table:style-name="ce1" table:number-matrix-columns-spanned="1" table:number-matrix-rows-spanned="1" table:formula="of:=SUM(ABS([.AD2:.AD501] - [.B2:.B501]))" office:value-type="float" office:value="27179" calcext:value-type="float">
            <text:p>27179</text:p>
          </table:table-cell>
          <table:table-cell table:style-name="ce1" table:number-matrix-columns-spanned="1" table:number-matrix-rows-spanned="1" table:formula="of:=SUM(ABS([.AE2:.AE501] - [.B2:.B501]))" office:value-type="float" office:value="27179" calcext:value-type="float">
            <text:p>27179</text:p>
          </table:table-cell>
          <table:table-cell table:style-name="ce1" table:number-matrix-columns-spanned="1" table:number-matrix-rows-spanned="1" table:formula="of:=SUM(ABS([.AF2:.AF501] - [.B2:.B501]))" office:value-type="float" office:value="27159" calcext:value-type="float">
            <text:p>27159</text:p>
          </table:table-cell>
          <table:table-cell table:style-name="ce1" table:number-matrix-columns-spanned="1" table:number-matrix-rows-spanned="1" table:formula="of:=SUM(ABS([.AG2:.AG501] - [.B2:.B501]))" office:value-type="float" office:value="27172" calcext:value-type="float">
            <text:p>27172</text:p>
          </table:table-cell>
          <table:table-cell table:style-name="ce1" table:number-matrix-columns-spanned="1" table:number-matrix-rows-spanned="1" table:formula="of:=SUM(ABS([.AH2:.AH501] - [.B2:.B501]))" office:value-type="float" office:value="27172" calcext:value-type="float">
            <text:p>27172</text:p>
          </table:table-cell>
          <table:table-cell table:style-name="ce1" table:number-matrix-columns-spanned="1" table:number-matrix-rows-spanned="1" table:formula="of:=SUM(ABS([.AI2:.AI501] - [.B2:.B501]))" office:value-type="float" office:value="27178" calcext:value-type="float">
            <text:p>27178</text:p>
          </table:table-cell>
          <table:table-cell table:style-name="ce1" table:number-matrix-columns-spanned="1" table:number-matrix-rows-spanned="1" table:formula="of:=SUM(ABS([.AJ2:.AJ501] - [.B2:.B501]))" office:value-type="float" office:value="27180" calcext:value-type="float">
            <text:p>27180</text:p>
          </table:table-cell>
          <table:table-cell table:style-name="ce1" table:number-matrix-columns-spanned="1" table:number-matrix-rows-spanned="1" table:formula="of:=SUM(ABS([.AK2:.AK501] - [.B2:.B501]))" office:value-type="float" office:value="27175" calcext:value-type="float">
            <text:p>27175</text:p>
          </table:table-cell>
          <table:table-cell table:style-name="ce1" table:number-matrix-columns-spanned="1" table:number-matrix-rows-spanned="1" table:formula="of:=SUM(ABS([.AL2:.AL501] - [.B2:.B501]))" office:value-type="float" office:value="27180" calcext:value-type="float">
            <text:p>27180</text:p>
          </table:table-cell>
          <table:table-cell table:style-name="ce1" table:number-matrix-columns-spanned="1" table:number-matrix-rows-spanned="1" table:formula="of:=SUM(ABS([.AM2:.AM501] - [.B2:.B501]))" office:value-type="float" office:value="27183" calcext:value-type="float">
            <text:p>27183</text:p>
          </table:table-cell>
          <table:table-cell table:style-name="ce1" table:number-matrix-columns-spanned="1" table:number-matrix-rows-spanned="1" table:formula="of:=SUM(ABS([.AN2:.AN501] - [.B2:.B501]))" office:value-type="float" office:value="27183" calcext:value-type="float">
            <text:p>27183</text:p>
          </table:table-cell>
          <table:table-cell table:style-name="ce1" table:number-matrix-columns-spanned="1" table:number-matrix-rows-spanned="1" table:formula="of:=SUM(ABS([.AO2:.AO501] - [.B2:.B501]))" office:value-type="float" office:value="27181" calcext:value-type="float">
            <text:p>27181</text:p>
          </table:table-cell>
          <table:table-cell table:style-name="ce1" table:number-matrix-columns-spanned="1" table:number-matrix-rows-spanned="1" table:formula="of:=SUM(ABS([.AP2:.AP501] - [.B2:.B501]))" office:value-type="float" office:value="4995" calcext:value-type="float">
            <text:p>4995</text:p>
          </table:table-cell>
          <table:table-cell table:style-name="ce1" table:number-columns-repeated="982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5.44164164164164" calcext:value-type="float">
            <text:p>5.441642</text:p>
          </table:table-cell>
          <table:table-cell table:style-name="ce4" table:formula="of:=[.D503] / [.B502]" office:value-type="float" office:value="5.43023023023023" calcext:value-type="float">
            <text:p>5.430230</text:p>
          </table:table-cell>
          <table:table-cell table:style-name="ce4" table:formula="of:=[.E503] / [.B502]" office:value-type="float" office:value="5.43483483483483" calcext:value-type="float">
            <text:p>5.434835</text:p>
          </table:table-cell>
          <table:table-cell table:style-name="ce4" table:formula="of:=[.F503] / [.B502]" office:value-type="float" office:value="5.43643643643644" calcext:value-type="float">
            <text:p>5.436436</text:p>
          </table:table-cell>
          <table:table-cell table:style-name="ce4" table:formula="of:=[.G503] / [.B502]" office:value-type="float" office:value="5.43963963963964" calcext:value-type="float">
            <text:p>5.439640</text:p>
          </table:table-cell>
          <table:table-cell table:style-name="ce4" table:formula="of:=[.H503] / [.B502]" office:value-type="float" office:value="5.43963963963964" calcext:value-type="float">
            <text:p>5.439640</text:p>
          </table:table-cell>
          <table:table-cell table:style-name="ce4" table:formula="of:=[.I503] / [.B502]" office:value-type="float" office:value="5.43963963963964" calcext:value-type="float">
            <text:p>5.439640</text:p>
          </table:table-cell>
          <table:table-cell table:style-name="ce4" table:formula="of:=[.J503] / [.B502]" office:value-type="float" office:value="5.43703703703704" calcext:value-type="float">
            <text:p>5.437037</text:p>
          </table:table-cell>
          <table:table-cell table:style-name="ce4" table:formula="of:=[.K503] / [.B502]" office:value-type="float" office:value="5.43723723723724" calcext:value-type="float">
            <text:p>5.437237</text:p>
          </table:table-cell>
          <table:table-cell table:style-name="ce4" table:formula="of:=[.L503] / [.B502]" office:value-type="float" office:value="5.43163163163163" calcext:value-type="float">
            <text:p>5.431632</text:p>
          </table:table-cell>
          <table:table-cell table:style-name="ce4" table:formula="of:=[.M503] / [.B502]" office:value-type="float" office:value="5.43163163163163" calcext:value-type="float">
            <text:p>5.431632</text:p>
          </table:table-cell>
          <table:table-cell table:style-name="ce4" table:formula="of:=[.N503] / [.B502]" office:value-type="float" office:value="5.43163163163163" calcext:value-type="float">
            <text:p>5.431632</text:p>
          </table:table-cell>
          <table:table-cell table:style-name="ce4" table:formula="of:=[.O503] / [.B502]" office:value-type="float" office:value="5.43683683683684" calcext:value-type="float">
            <text:p>5.436837</text:p>
          </table:table-cell>
          <table:table-cell table:style-name="ce4" table:formula="of:=[.P503] / [.B502]" office:value-type="float" office:value="5.43683683683684" calcext:value-type="float">
            <text:p>5.436837</text:p>
          </table:table-cell>
          <table:table-cell table:style-name="ce4" table:formula="of:=[.Q503] / [.B502]" office:value-type="float" office:value="5.43263263263263" calcext:value-type="float">
            <text:p>5.432633</text:p>
          </table:table-cell>
          <table:table-cell table:style-name="ce4" table:formula="of:=[.R503] / [.B502]" office:value-type="float" office:value="5.43283283283283" calcext:value-type="float">
            <text:p>5.432833</text:p>
          </table:table-cell>
          <table:table-cell table:style-name="ce4" table:formula="of:=[.S503] / [.B502]" office:value-type="float" office:value="5.43523523523524" calcext:value-type="float">
            <text:p>5.435235</text:p>
          </table:table-cell>
          <table:table-cell table:style-name="ce4" table:formula="of:=[.T503] / [.B502]" office:value-type="float" office:value="5.43423423423423" calcext:value-type="float">
            <text:p>5.434234</text:p>
          </table:table-cell>
          <table:table-cell table:style-name="ce4" table:formula="of:=[.U503] / [.B502]" office:value-type="float" office:value="5.43423423423423" calcext:value-type="float">
            <text:p>5.434234</text:p>
          </table:table-cell>
          <table:table-cell table:style-name="ce4" table:formula="of:=[.V503] / [.B502]" office:value-type="float" office:value="5.43443443443443" calcext:value-type="float">
            <text:p>5.434434</text:p>
          </table:table-cell>
          <table:table-cell table:style-name="ce4" table:number-matrix-columns-spanned="1" table:number-matrix-rows-spanned="1" table:formula="of:=[.W503] / [.B502]" office:value-type="float" office:value="5.44504504504505" calcext:value-type="float">
            <text:p>5.445045</text:p>
          </table:table-cell>
          <table:table-cell table:style-name="ce4" table:formula="of:=[.X503] / [.B502]" office:value-type="float" office:value="5.44504504504505" calcext:value-type="float">
            <text:p>5.445045</text:p>
          </table:table-cell>
          <table:table-cell table:style-name="ce4" table:formula="of:=[.Y503] / [.B502]" office:value-type="float" office:value="5.44544544544545" calcext:value-type="float">
            <text:p>5.445445</text:p>
          </table:table-cell>
          <table:table-cell table:style-name="ce4" table:number-matrix-columns-spanned="1" table:number-matrix-rows-spanned="1" table:formula="of:=[.Z503] / [.B502]" office:value-type="float" office:value="5.43443443443443" calcext:value-type="float">
            <text:p>5.434434</text:p>
          </table:table-cell>
          <table:table-cell table:style-name="ce4" table:formula="of:=[.AA503] / [.B502]" office:value-type="float" office:value="5.43443443443443" calcext:value-type="float">
            <text:p>5.434434</text:p>
          </table:table-cell>
          <table:table-cell table:style-name="ce4" table:formula="of:=[.AB503] / [.B502]" office:value-type="float" office:value="5.43603603603604" calcext:value-type="float">
            <text:p>5.436036</text:p>
          </table:table-cell>
          <table:table-cell table:style-name="ce4" table:formula="of:=[.AC503] / [.B502]" office:value-type="float" office:value="5.43603603603604" calcext:value-type="float">
            <text:p>5.436036</text:p>
          </table:table-cell>
          <table:table-cell table:style-name="ce4" table:number-matrix-columns-spanned="1" table:number-matrix-rows-spanned="1" table:formula="of:=[.AD503] / [.B502]" office:value-type="float" office:value="5.44124124124124" calcext:value-type="float">
            <text:p>5.441241</text:p>
          </table:table-cell>
          <table:table-cell table:style-name="ce4" table:formula="of:=[.AE503] / [.B502]" office:value-type="float" office:value="5.44124124124124" calcext:value-type="float">
            <text:p>5.441241</text:p>
          </table:table-cell>
          <table:table-cell table:style-name="ce4" table:formula="of:=[.AF503] / [.B502]" office:value-type="float" office:value="5.43723723723724" calcext:value-type="float">
            <text:p>5.437237</text:p>
          </table:table-cell>
          <table:table-cell table:style-name="ce4" table:formula="of:=[.AG503] / [.B502]" office:value-type="float" office:value="5.43983983983984" calcext:value-type="float">
            <text:p>5.439840</text:p>
          </table:table-cell>
          <table:table-cell table:style-name="ce4" table:number-matrix-columns-spanned="1" table:number-matrix-rows-spanned="1" table:formula="of:=[.AH503] / [.B502]" office:value-type="float" office:value="5.43983983983984" calcext:value-type="float">
            <text:p>5.439840</text:p>
          </table:table-cell>
          <table:table-cell table:style-name="ce4" table:formula="of:=[.AI503] / [.B502]" office:value-type="float" office:value="5.44104104104104" calcext:value-type="float">
            <text:p>5.441041</text:p>
          </table:table-cell>
          <table:table-cell table:style-name="ce4" table:number-matrix-columns-spanned="1" table:number-matrix-rows-spanned="1" table:formula="of:=[.AJ503] / [.B502]" office:value-type="float" office:value="5.44144144144144" calcext:value-type="float">
            <text:p>5.441441</text:p>
          </table:table-cell>
          <table:table-cell table:style-name="ce4" table:number-matrix-columns-spanned="1" table:number-matrix-rows-spanned="1" table:formula="of:=[.AK503] / [.B502]" office:value-type="float" office:value="5.44044044044044" calcext:value-type="float">
            <text:p>5.440440</text:p>
          </table:table-cell>
          <table:table-cell table:style-name="ce4" table:number-matrix-columns-spanned="1" table:number-matrix-rows-spanned="1" table:formula="of:=[.AL503] / [.B502]" office:value-type="float" office:value="5.44144144144144" calcext:value-type="float">
            <text:p>5.441441</text:p>
          </table:table-cell>
          <table:table-cell table:style-name="ce4" table:number-matrix-columns-spanned="1" table:number-matrix-rows-spanned="1" table:formula="of:=[.AM503] / [.B502]" office:value-type="float" office:value="5.44204204204204" calcext:value-type="float">
            <text:p>5.442042</text:p>
          </table:table-cell>
          <table:table-cell table:style-name="ce4" table:formula="of:=[.AN503] / [.B502]" office:value-type="float" office:value="5.44204204204204" calcext:value-type="float">
            <text:p>5.442042</text:p>
          </table:table-cell>
          <table:table-cell table:style-name="ce4" table:formula="of:=[.AO503] / [.B502]" office:value-type="float" office:value="5.44164164164164" calcext:value-type="float">
            <text:p>5.441642</text:p>
          </table:table-cell>
          <table:table-cell table:style-name="ce4" table:formula="of:=[.AP503] / [.B502]" office:value-type="float" office:value="1" calcext:value-type="float">
            <text:p>1.000000</text:p>
          </table:table-cell>
          <table:table-cell table:style-name="ce1" table:number-columns-repeated="982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53.3393940348033" calcext:value-type="float">
            <text:p>53.339394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53.0405363472128" calcext:value-type="float">
            <text:p>53.040536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53.0054673029114" calcext:value-type="float">
            <text:p>53.005467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53.0173358440424" calcext:value-type="float">
            <text:p>53.017336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53.0755785272285" calcext:value-type="float">
            <text:p>53.075579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53.0755785272285" calcext:value-type="float">
            <text:p>53.075579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53.0755785272285" calcext:value-type="float">
            <text:p>53.075579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53.0656964902939" calcext:value-type="float">
            <text:p>53.065696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53.0727131019322" calcext:value-type="float">
            <text:p>53.07271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53.1071497634735" calcext:value-type="float">
            <text:p>53.10715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53.1071497634735" calcext:value-type="float">
            <text:p>53.10715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53.1107273156751" calcext:value-type="float">
            <text:p>53.110727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53.1056626359186" calcext:value-type="float">
            <text:p>53.105663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53.1056626359186" calcext:value-type="float">
            <text:p>53.105663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53.1562415526154" calcext:value-type="float">
            <text:p>53.156242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53.1136415998753" calcext:value-type="float">
            <text:p>53.113642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53.1412570043276" calcext:value-type="float">
            <text:p>53.141257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53.1414814998603" calcext:value-type="float">
            <text:p>53.141481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53.1414814998603" calcext:value-type="float">
            <text:p>53.141481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53.1949424287686" calcext:value-type="float">
            <text:p>53.194942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53.2546634953223" calcext:value-type="float">
            <text:p>53.254663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53.2546634953223" calcext:value-type="float">
            <text:p>53.254663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53.252004657102" calcext:value-type="float">
            <text:p>53.252005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53.1766668756138" calcext:value-type="float">
            <text:p>53.176667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53.1766668756138" calcext:value-type="float">
            <text:p>53.176667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53.1869191061111" calcext:value-type="float">
            <text:p>53.186919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53.1869191061111" calcext:value-type="float">
            <text:p>53.186919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53.2191491476517" calcext:value-type="float">
            <text:p>53.219149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53.2191491476517" calcext:value-type="float">
            <text:p>53.219149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53.2000458270479" calcext:value-type="float">
            <text:p>53.200046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53.2504804109785" calcext:value-type="float">
            <text:p>53.25048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53.2504804109785" calcext:value-type="float">
            <text:p>53.25048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53.2919624709018" calcext:value-type="float">
            <text:p>53.291962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53.286456065308" calcext:value-type="float">
            <text:p>53.286456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53.2982504403288" calcext:value-type="float">
            <text:p>53.29825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53.3297140438611" calcext:value-type="float">
            <text:p>53.329714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53.3420663641745" calcext:value-type="float">
            <text:p>53.342066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53.3420663641745" calcext:value-type="float">
            <text:p>53.342066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53.3393940348033" calcext:value-type="float">
            <text:p>53.339394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10.757225478719" calcext:value-type="float">
            <text:p>10.757225</text:p>
          </table:table-cell>
          <table:table-cell table:style-name="ce1" table:number-columns-repeated="98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.441642" calcext:value-type="float">
            <text:p>5.441642</text:p>
          </table:table-cell>
          <table:table-cell office:value-type="float" office:value="53.339394" calcext:value-type="float">
            <text:p>53.339394</text:p>
          </table:table-cell>
          <table:table-cell office:value-type="float" office:value="27181" calcext:value-type="float">
            <text:p>27181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vegeta.shp</text:p>
          </table:table-cell>
          <table:table-cell office:value-type="float" office:value="54.362" calcext:value-type="float">
            <text:p>54.362</text:p>
          </table:table-cell>
          <table:table-cell table:number-columns-repeated="1017"/>
        </table:table-row>
      </table:table>
      <table:table table:name="Sheet14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7:22:37.699645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2-23T18:24:17.031129437</dc:date>
    <meta:editing-duration>PT2H9M28S</meta:editing-duration>
    <meta:editing-cycles>13</meta:editing-cycles>
    <meta:generator>LibreOffice/5.2.4.2.1$Linux_X86_64 LibreOffice_project/20m0$Build-2</meta:generator>
    <meta:document-statistic meta:table-count="14" meta:cell-count="62228" meta:object-count="0"/>
  </office:meta>
</office:document-meta>
</file>